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rlito" fo:font-size="11pt" officeooo:paragraph-rsid="0006f056" style:font-size-asian="11pt" style:font-size-complex="11pt"/>
    </style:style>
    <style:style style:name="P2" style:family="paragraph" style:parent-style-name="Standard">
      <style:text-properties style:font-name="Carlito" fo:font-size="11pt" fo:language="pl" fo:country="PL" officeooo:paragraph-rsid="0006f056" fo:background-color="#fff200" style:font-size-asian="11pt" style:font-size-complex="11pt"/>
    </style:style>
    <style:style style:name="P3" style:family="paragraph" style:parent-style-name="Standard">
      <style:text-properties style:use-window-font-color="true" style:font-name="Carlito" fo:font-size="11pt" fo:language="la" fo:country="none" officeooo:rsid="00ea9bc9" officeooo:paragraph-rsid="0006f056" fo:background-color="transparent" style:font-size-asian="11pt" style:font-name-complex="Times New Roman" style:font-size-complex="11pt"/>
    </style:style>
    <style:style style:name="P4" style:family="paragraph" style:parent-style-name="Standard">
      <style:text-properties style:use-window-font-color="true" style:font-name="Carlito" fo:font-size="11pt" fo:language="la" fo:country="none" fo:font-weight="normal" officeooo:rsid="00ff31c2" officeooo:paragraph-rsid="0006f056" fo:background-color="transparent" style:font-size-asian="11pt" style:font-weight-asian="normal" style:font-name-complex="Times New Roman" style:font-size-complex="11pt" style:font-weight-complex="normal"/>
    </style:style>
    <style:style style:name="P5" style:family="paragraph" style:parent-style-name="Standard">
      <style:text-properties fo:language="la" fo:country="none" fo:font-weight="normal" officeooo:paragraph-rsid="00073e85" style:font-weight-asian="normal" style:font-name-complex="Times New Roman" style:font-weight-complex="normal"/>
    </style:style>
    <style:style style:name="P6" style:family="paragraph" style:parent-style-name="Standard">
      <style:text-properties officeooo:paragraph-rsid="00073e85" fo:background-color="#fff200"/>
    </style:style>
    <style:style style:name="P7" style:family="paragraph" style:parent-style-name="Standard">
      <style:text-properties officeooo:rsid="000d3835" officeooo:paragraph-rsid="000d3835" fo:background-color="transparent"/>
    </style:style>
    <style:style style:name="P8" style:family="paragraph" style:parent-style-name="Standard">
      <style:text-properties style:font-name="Carlito" fo:font-size="11pt" officeooo:paragraph-rsid="00107c58" style:font-size-asian="11pt" style:font-size-complex="11pt"/>
    </style:style>
    <style:style style:name="P9" style:family="paragraph" style:parent-style-name="Standard">
      <style:text-properties style:font-name="Carlito" fo:font-size="11pt" officeooo:paragraph-rsid="0006f056" style:font-size-asian="11pt" style:font-size-complex="11pt"/>
    </style:style>
    <style:style style:name="P10" style:family="paragraph" style:parent-style-name="Standard">
      <style:text-properties style:font-name="Carlito" fo:font-size="11pt" fo:language="pl" fo:country="PL" officeooo:paragraph-rsid="00107c58" fo:background-color="#fff200" style:font-size-asian="11pt" style:font-size-complex="11pt"/>
    </style:style>
    <style:style style:name="P11" style:family="paragraph" style:parent-style-name="Standard">
      <style:text-properties style:use-window-font-color="true" style:font-name="Carlito" fo:font-size="11pt" fo:language="la" fo:country="none" officeooo:rsid="00ea9bc9" officeooo:paragraph-rsid="00107c58" fo:background-color="transparent" style:font-size-asian="11pt" style:font-name-complex="Times New Roman" style:font-size-complex="11pt"/>
    </style:style>
    <style:style style:name="P12" style:family="paragraph" style:parent-style-name="Standard">
      <style:text-properties style:use-window-font-color="true" style:font-name="Carlito" fo:font-size="11pt" fo:language="la" fo:country="none" fo:font-weight="normal" officeooo:rsid="00f2b72d" officeooo:paragraph-rsid="0006f056" fo:background-color="#ffff00" style:font-size-asian="11pt" style:font-weight-asian="normal" style:font-name-complex="Times New Roman" style:font-size-complex="11pt" style:font-weight-complex="normal"/>
    </style:style>
    <style:style style:name="P13" style:family="paragraph" style:parent-style-name="Standard">
      <style:text-properties style:use-window-font-color="true" style:font-name="Carlito" fo:font-size="12pt" fo:language="la" fo:country="none" officeooo:rsid="00ea9bc9" officeooo:paragraph-rsid="00107c58" fo:background-color="transparent" style:font-size-asian="12pt" style:font-name-complex="Times New Roman" style:font-size-complex="12pt"/>
    </style:style>
    <style:style style:name="P14" style:family="paragraph" style:parent-style-name="Standard">
      <style:text-properties style:use-window-font-color="true" style:font-name="Carlito" fo:font-size="12pt" fo:language="la" fo:country="none" fo:font-weight="normal" officeooo:rsid="00d534c4" officeooo:paragraph-rsid="00107c58" fo:background-color="transparent" style:font-size-asian="12pt" style:font-weight-asian="normal" style:font-name-complex="Times New Roman" style:font-size-complex="12pt" style:font-weight-complex="normal"/>
    </style:style>
    <style:style style:name="P15" style:family="paragraph" style:parent-style-name="Standard">
      <style:text-properties style:use-window-font-color="true" style:font-name="Carlito" fo:font-size="12pt" fo:language="la" fo:country="none" fo:font-weight="normal" officeooo:rsid="00f2b72d" officeooo:paragraph-rsid="0006f056" fo:background-color="#ffff00" style:font-size-asian="12pt" style:font-weight-asian="normal" style:font-name-complex="Times New Roman" style:font-size-complex="12pt" style:font-weight-complex="normal"/>
    </style:style>
    <style:style style:name="P16" style:family="paragraph" style:parent-style-name="Standard">
      <style:text-properties style:font-name="Carlito" fo:font-size="12pt" officeooo:paragraph-rsid="00107c58" style:font-size-asian="12pt" style:font-size-complex="12pt"/>
    </style:style>
    <style:style style:name="P17" style:family="paragraph" style:parent-style-name="Standard">
      <style:text-properties style:font-name="Carlito" fo:font-size="12pt" fo:language="pl" fo:country="PL" officeooo:paragraph-rsid="00107c58" fo:background-color="#fff200" style:font-size-asian="12pt" style:font-size-complex="12pt"/>
    </style:style>
    <style:style style:name="P18" style:family="paragraph" style:parent-style-name="Standard">
      <style:text-properties style:font-name="Carlito" fo:font-size="12pt" fo:language="pl" fo:country="PL" officeooo:paragraph-rsid="0006f056" style:font-size-asian="12pt" style:font-size-complex="12pt"/>
    </style:style>
    <style:style style:name="P19" style:family="paragraph" style:parent-style-name="Standard">
      <style:text-properties style:font-name="Carlito" fo:font-size="12pt" officeooo:rsid="0010cf5e" officeooo:paragraph-rsid="0010cf5e" fo:background-color="#fff200" style:font-size-asian="12pt" style:font-size-complex="12pt"/>
    </style:style>
    <style:style style:name="T1" style:family="text">
      <style:text-properties style:use-window-font-color="true" fo:language="la" fo:country="none" fo:background-color="transparent" loext:char-shading-value="0" style:font-name-complex="Times New Roman"/>
    </style:style>
    <style:style style:name="T2" style:family="text">
      <style:text-properties style:use-window-font-color="true" fo:language="la" fo:country="none" officeooo:rsid="00a27b9f" fo:background-color="transparent" loext:char-shading-value="0" style:font-name-complex="Times New Roman"/>
    </style:style>
    <style:style style:name="T3" style:family="text">
      <style:text-properties style:use-window-font-color="true" fo:language="la" fo:country="none" officeooo:rsid="00bbe060" fo:background-color="transparent" loext:char-shading-value="0" style:font-name-complex="Times New Roman"/>
    </style:style>
    <style:style style:name="T4" style:family="text">
      <style:text-properties style:use-window-font-color="true" fo:language="la" fo:country="none" officeooo:rsid="00ad2557" fo:background-color="transparent" loext:char-shading-value="0" style:font-name-complex="Times New Roman"/>
    </style:style>
    <style:style style:name="T5" style:family="text">
      <style:text-properties style:use-window-font-color="true" fo:language="la" fo:country="none" officeooo:rsid="00a57d58" fo:background-color="transparent" loext:char-shading-value="0" style:font-name-complex="Times New Roman"/>
    </style:style>
    <style:style style:name="T6" style:family="text">
      <style:text-properties style:use-window-font-color="true" fo:language="la" fo:country="none" officeooo:rsid="00b8944d" fo:background-color="transparent" loext:char-shading-value="0" style:font-name-complex="Times New Roman"/>
    </style:style>
    <style:style style:name="T7" style:family="text">
      <style:text-properties style:use-window-font-color="true" fo:language="la" fo:country="none" officeooo:rsid="0086f426" fo:background-color="transparent" loext:char-shading-value="0" style:font-name-complex="Times New Roman"/>
    </style:style>
    <style:style style:name="T8" style:family="text">
      <style:text-properties style:use-window-font-color="true" fo:language="la" fo:country="none" officeooo:rsid="00bd4247" fo:background-color="transparent" loext:char-shading-value="0" style:font-name-complex="Times New Roman"/>
    </style:style>
    <style:style style:name="T9" style:family="text">
      <style:text-properties style:use-window-font-color="true" fo:language="la" fo:country="none" officeooo:rsid="00c0f32d" fo:background-color="transparent" loext:char-shading-value="0" style:font-name-complex="Times New Roman"/>
    </style:style>
    <style:style style:name="T10" style:family="text">
      <style:text-properties style:use-window-font-color="true" fo:language="la" fo:country="none" officeooo:rsid="00ff31c2" fo:background-color="transparent" loext:char-shading-value="0" style:font-name-complex="Times New Roman"/>
    </style:style>
    <style:style style:name="T11" style:family="text">
      <style:text-properties style:use-window-font-color="true" fo:language="la" fo:country="none" officeooo:rsid="009179ee" fo:background-color="transparent" loext:char-shading-value="0" style:font-name-complex="Times New Roman"/>
    </style:style>
    <style:style style:name="T12" style:family="text">
      <style:text-properties style:use-window-font-color="true" fo:language="la" fo:country="none" officeooo:rsid="00baf529" fo:background-color="transparent" loext:char-shading-value="0" style:font-name-complex="Times New Roman"/>
    </style:style>
    <style:style style:name="T13" style:family="text">
      <style:text-properties style:use-window-font-color="true" fo:language="la" fo:country="none" officeooo:rsid="00addd38" fo:background-color="transparent" loext:char-shading-value="0" style:font-name-complex="Times New Roman"/>
    </style:style>
    <style:style style:name="T14" style:family="text">
      <style:text-properties style:use-window-font-color="true" fo:language="la" fo:country="none" officeooo:rsid="01008b9d" fo:background-color="transparent" loext:char-shading-value="0" style:font-name-complex="Times New Roman"/>
    </style:style>
    <style:style style:name="T15" style:family="text">
      <style:text-properties style:use-window-font-color="true" fo:language="la" fo:country="none" officeooo:rsid="00b1cb10" fo:background-color="transparent" loext:char-shading-value="0" style:font-name-complex="Times New Roman"/>
    </style:style>
    <style:style style:name="T16" style:family="text">
      <style:text-properties style:use-window-font-color="true" fo:language="la" fo:country="none" officeooo:rsid="002ff51a" fo:background-color="transparent" loext:char-shading-value="0" style:font-name-complex="Times New Roman"/>
    </style:style>
    <style:style style:name="T17" style:family="text">
      <style:text-properties style:use-window-font-color="true" fo:language="la" fo:country="none" officeooo:rsid="00b281af" fo:background-color="transparent" loext:char-shading-value="0" style:font-name-complex="Times New Roman"/>
    </style:style>
    <style:style style:name="T18" style:family="text">
      <style:text-properties style:use-window-font-color="true" fo:language="la" fo:country="none" officeooo:rsid="008387ee" fo:background-color="transparent" loext:char-shading-value="0" style:font-name-complex="Times New Roman"/>
    </style:style>
    <style:style style:name="T19" style:family="text">
      <style:text-properties style:use-window-font-color="true" fo:language="la" fo:country="none" officeooo:rsid="00e84956" fo:background-color="transparent" loext:char-shading-value="0" style:font-name-complex="Times New Roman"/>
    </style:style>
    <style:style style:name="T20" style:family="text">
      <style:text-properties style:use-window-font-color="true" fo:language="la" fo:country="none" officeooo:rsid="0032ac31" fo:background-color="transparent" loext:char-shading-value="0" style:font-name-complex="Times New Roman"/>
    </style:style>
    <style:style style:name="T21" style:family="text">
      <style:text-properties style:use-window-font-color="true" fo:language="la" fo:country="none" officeooo:rsid="003c6cde" fo:background-color="transparent" loext:char-shading-value="0" style:font-name-complex="Times New Roman"/>
    </style:style>
    <style:style style:name="T22" style:family="text">
      <style:text-properties style:use-window-font-color="true" fo:language="la" fo:country="none" officeooo:rsid="00ea9bc9" fo:background-color="transparent" loext:char-shading-value="0" style:font-name-complex="Times New Roman"/>
    </style:style>
    <style:style style:name="T23" style:family="text">
      <style:text-properties style:use-window-font-color="true" fo:language="la" fo:country="none" officeooo:rsid="00f54018" fo:background-color="transparent" loext:char-shading-value="0" style:font-name-complex="Times New Roman"/>
    </style:style>
    <style:style style:name="T24" style:family="text">
      <style:text-properties style:use-window-font-color="true" fo:language="la" fo:country="none" officeooo:rsid="00f69468" fo:background-color="transparent" loext:char-shading-value="0" style:font-name-complex="Times New Roman"/>
    </style:style>
    <style:style style:name="T25" style:family="text">
      <style:text-properties style:use-window-font-color="true" fo:language="la" fo:country="none" officeooo:rsid="00f82123" fo:background-color="transparent" loext:char-shading-value="0" style:font-name-complex="Times New Roman"/>
    </style:style>
    <style:style style:name="T26" style:family="text">
      <style:text-properties style:use-window-font-color="true" fo:language="la" fo:country="none" officeooo:rsid="003454ce" fo:background-color="transparent" loext:char-shading-value="0" style:font-name-complex="Times New Roman"/>
    </style:style>
    <style:style style:name="T27" style:family="text">
      <style:text-properties style:use-window-font-color="true" fo:language="la" fo:country="none" officeooo:rsid="00cd14b1" fo:background-color="transparent" loext:char-shading-value="0" style:font-name-complex="Times New Roman"/>
    </style:style>
    <style:style style:name="T28" style:family="text">
      <style:text-properties style:use-window-font-color="true" fo:language="la" fo:country="none" officeooo:rsid="00eade8c" fo:background-color="transparent" loext:char-shading-value="0" style:font-name-complex="Times New Roman"/>
    </style:style>
    <style:style style:name="T29" style:family="text">
      <style:text-properties style:use-window-font-color="true" fo:language="la" fo:country="none" officeooo:rsid="0091e5f4" fo:background-color="transparent" loext:char-shading-value="0" style:font-name-complex="Times New Roman"/>
    </style:style>
    <style:style style:name="T30" style:family="text">
      <style:text-properties style:use-window-font-color="true" fo:language="la" fo:country="none" officeooo:rsid="00295e1f" fo:background-color="transparent" loext:char-shading-value="0" style:font-name-complex="Times New Roman"/>
    </style:style>
    <style:style style:name="T31" style:family="text">
      <style:text-properties style:use-window-font-color="true" fo:language="la" fo:country="none" officeooo:rsid="0101f597" fo:background-color="transparent" loext:char-shading-value="0" style:font-name-complex="Times New Roman"/>
    </style:style>
    <style:style style:name="T32" style:family="text">
      <style:text-properties style:use-window-font-color="true" fo:language="la" fo:country="none" officeooo:rsid="00f6ed61" fo:background-color="transparent" loext:char-shading-value="0" style:font-name-complex="Times New Roman"/>
    </style:style>
    <style:style style:name="T33" style:family="text">
      <style:text-properties style:use-window-font-color="true" fo:language="la" fo:country="none" officeooo:rsid="00e5a24a" fo:background-color="transparent" loext:char-shading-value="0" style:font-name-complex="Times New Roman"/>
    </style:style>
    <style:style style:name="T34" style:family="text">
      <style:text-properties style:use-window-font-color="true" fo:language="la" fo:country="none" officeooo:rsid="00fb9cff" fo:background-color="transparent" loext:char-shading-value="0" style:font-name-complex="Times New Roman"/>
    </style:style>
    <style:style style:name="T35" style:family="text">
      <style:text-properties style:use-window-font-color="true" fo:language="la" fo:country="none" officeooo:rsid="00739129" fo:background-color="transparent" loext:char-shading-value="0" style:font-name-complex="Times New Roman"/>
    </style:style>
    <style:style style:name="T36" style:family="text">
      <style:text-properties style:use-window-font-color="true" fo:language="la" fo:country="none" officeooo:rsid="0071fdcc" fo:background-color="transparent" loext:char-shading-value="0" style:font-name-complex="Times New Roman"/>
    </style:style>
    <style:style style:name="T37" style:family="text">
      <style:text-properties style:use-window-font-color="true" fo:language="la" fo:country="none" officeooo:rsid="00e45a22" fo:background-color="transparent" loext:char-shading-value="0" style:font-name-complex="Times New Roman"/>
    </style:style>
    <style:style style:name="T38" style:family="text">
      <style:text-properties style:use-window-font-color="true" fo:language="la" fo:country="none" officeooo:rsid="01038d07" fo:background-color="transparent" loext:char-shading-value="0" style:font-name-complex="Times New Roman"/>
    </style:style>
    <style:style style:name="T39" style:family="text">
      <style:text-properties style:use-window-font-color="true" fo:language="la" fo:country="none" officeooo:rsid="0103ac8c" fo:background-color="transparent" loext:char-shading-value="0" style:font-name-complex="Times New Roman"/>
    </style:style>
    <style:style style:name="T40" style:family="text">
      <style:text-properties style:use-window-font-color="true" fo:language="la" fo:country="none" officeooo:rsid="00c77af0" fo:background-color="transparent" loext:char-shading-value="0" style:font-name-complex="Times New Roman"/>
    </style:style>
    <style:style style:name="T41" style:family="text">
      <style:text-properties style:use-window-font-color="true" fo:language="la" fo:country="none" officeooo:rsid="00395e8a" fo:background-color="transparent" loext:char-shading-value="0" style:font-name-complex="Times New Roman"/>
    </style:style>
    <style:style style:name="T42" style:family="text">
      <style:text-properties style:use-window-font-color="true" fo:language="la" fo:country="none" officeooo:rsid="005b670b" fo:background-color="transparent" loext:char-shading-value="0" style:font-name-complex="Times New Roman"/>
    </style:style>
    <style:style style:name="T43" style:family="text">
      <style:text-properties style:use-window-font-color="true" fo:language="la" fo:country="none" officeooo:rsid="0104ca8e" fo:background-color="transparent" loext:char-shading-value="0" style:font-name-complex="Times New Roman"/>
    </style:style>
    <style:style style:name="T44" style:family="text">
      <style:text-properties style:use-window-font-color="true" fo:language="la" fo:country="none" officeooo:rsid="00d3eaa4" fo:background-color="transparent" loext:char-shading-value="0" style:font-name-complex="Times New Roman"/>
    </style:style>
    <style:style style:name="T45" style:family="text">
      <style:text-properties style:use-window-font-color="true" fo:language="la" fo:country="none" officeooo:rsid="00361f5d" fo:background-color="transparent" loext:char-shading-value="0" style:font-name-complex="Times New Roman"/>
    </style:style>
    <style:style style:name="T46" style:family="text">
      <style:text-properties style:use-window-font-color="true" fo:language="la" fo:country="none" officeooo:rsid="00cffc01" fo:background-color="transparent" loext:char-shading-value="0" style:font-name-complex="Times New Roman"/>
    </style:style>
    <style:style style:name="T47" style:family="text">
      <style:text-properties style:use-window-font-color="true" fo:language="la" fo:country="none" officeooo:rsid="0096a4d7" fo:background-color="transparent" loext:char-shading-value="0" style:font-name-complex="Times New Roman"/>
    </style:style>
    <style:style style:name="T48" style:family="text">
      <style:text-properties style:use-window-font-color="true" fo:language="la" fo:country="none" officeooo:rsid="00da9cf0" fo:background-color="transparent" loext:char-shading-value="0" style:font-name-complex="Times New Roman1"/>
    </style:style>
    <style:style style:name="T49" style:family="text">
      <style:text-properties style:use-window-font-color="true" fo:language="la" fo:country="none" officeooo:rsid="00e42d33" fo:background-color="transparent" loext:char-shading-value="0" style:font-name-complex="Times New Roman1"/>
    </style:style>
    <style:style style:name="T50" style:family="text">
      <style:text-properties style:use-window-font-color="true" fo:language="la" fo:country="none" officeooo:rsid="0103ac8c" fo:background-color="transparent" loext:char-shading-value="0" style:font-name-complex="Times New Roman1"/>
    </style:style>
    <style:style style:name="T51" style:family="text">
      <style:text-properties style:use-window-font-color="true" fo:language="la" fo:country="none" officeooo:rsid="00f82123" fo:background-color="transparent" loext:char-shading-value="0" style:font-name-complex="Times New Roman1"/>
    </style:style>
    <style:style style:name="T52" style:family="text">
      <style:text-properties style:use-window-font-color="true" fo:language="la" fo:country="none" officeooo:rsid="00fb9cff" fo:background-color="transparent" loext:char-shading-value="0" style:font-name-complex="Times New Roman1"/>
    </style:style>
    <style:style style:name="T53" style:family="text">
      <style:text-properties style:use-window-font-color="true" fo:language="la" fo:country="none" fo:font-weight="normal" fo:background-color="transparent" loext:char-shading-value="0" style:font-weight-asian="normal" style:font-name-complex="Times New Roman" style:font-weight-complex="normal"/>
    </style:style>
    <style:style style:name="T54" style:family="text">
      <style:text-properties style:use-window-font-color="true" fo:language="la" fo:country="none" fo:font-weight="normal" officeooo:rsid="007c1608" fo:background-color="transparent" loext:char-shading-value="0" style:font-weight-asian="normal" style:font-name-complex="Times New Roman" style:font-weight-complex="normal"/>
    </style:style>
    <style:style style:name="T55" style:family="text">
      <style:text-properties style:use-window-font-color="true" fo:language="la" fo:country="none" fo:font-weight="normal" officeooo:rsid="005d1139" fo:background-color="transparent" loext:char-shading-value="0" style:font-weight-asian="normal" style:font-name-complex="Times New Roman" style:font-weight-complex="normal"/>
    </style:style>
    <style:style style:name="T56" style:family="text">
      <style:text-properties style:use-window-font-color="true" fo:language="la" fo:country="none" fo:font-weight="normal" officeooo:rsid="00b48746" fo:background-color="transparent" loext:char-shading-value="0" style:font-weight-asian="normal" style:font-name-complex="Times New Roman" style:font-weight-complex="normal"/>
    </style:style>
    <style:style style:name="T57" style:family="text">
      <style:text-properties style:use-window-font-color="true" fo:language="la" fo:country="none" fo:font-weight="normal" officeooo:rsid="00ce5db4" fo:background-color="transparent" loext:char-shading-value="0" style:font-weight-asian="normal" style:font-name-complex="Times New Roman" style:font-weight-complex="normal"/>
    </style:style>
    <style:style style:name="T58" style:family="text">
      <style:text-properties style:use-window-font-color="true" fo:language="la" fo:country="none" fo:font-weight="normal" officeooo:rsid="00a57d58" fo:background-color="transparent" loext:char-shading-value="0" style:font-weight-asian="normal" style:font-name-complex="Times New Roman" style:font-weight-complex="normal"/>
    </style:style>
    <style:style style:name="T59" style:family="text">
      <style:text-properties style:use-window-font-color="true" fo:language="la" fo:country="none" fo:font-weight="normal" officeooo:rsid="006a38ea" fo:background-color="transparent" loext:char-shading-value="0" style:font-weight-asian="normal" style:font-name-complex="Times New Roman" style:font-weight-complex="normal"/>
    </style:style>
    <style:style style:name="T60" style:family="text">
      <style:text-properties style:use-window-font-color="true" fo:language="la" fo:country="none" fo:font-weight="normal" officeooo:rsid="00ff31c2" fo:background-color="transparent" loext:char-shading-value="0" style:font-weight-asian="normal" style:font-name-complex="Times New Roman" style:font-weight-complex="normal"/>
    </style:style>
    <style:style style:name="T61" style:family="text">
      <style:text-properties style:use-window-font-color="true" fo:language="la" fo:country="none" fo:font-weight="normal" officeooo:rsid="01008b9d" fo:background-color="transparent" loext:char-shading-value="0" style:font-weight-asian="normal" style:font-name-complex="Times New Roman" style:font-weight-complex="normal"/>
    </style:style>
    <style:style style:name="T62" style:family="text">
      <style:text-properties style:use-window-font-color="true" fo:language="la" fo:country="none" fo:font-weight="normal" officeooo:rsid="00f1f18c" fo:background-color="transparent" loext:char-shading-value="0" style:font-weight-asian="normal" style:font-name-complex="Times New Roman" style:font-weight-complex="normal"/>
    </style:style>
    <style:style style:name="T63" style:family="text">
      <style:text-properties style:use-window-font-color="true" fo:language="la" fo:country="none" fo:font-weight="normal" officeooo:rsid="00e69af0" fo:background-color="transparent" loext:char-shading-value="0" style:font-weight-asian="normal" style:font-name-complex="Times New Roman" style:font-weight-complex="normal"/>
    </style:style>
    <style:style style:name="T64" style:family="text">
      <style:text-properties style:use-window-font-color="true" fo:language="la" fo:country="none" fo:font-weight="normal" officeooo:rsid="00bf5da3" fo:background-color="transparent" loext:char-shading-value="0" style:font-weight-asian="normal" style:font-name-complex="Times New Roman" style:font-weight-complex="normal"/>
    </style:style>
    <style:style style:name="T65" style:family="text">
      <style:text-properties style:use-window-font-color="true" fo:language="la" fo:country="none" fo:font-weight="normal" officeooo:rsid="00c0f32d" fo:background-color="transparent" loext:char-shading-value="0" style:font-weight-asian="normal" style:font-name-complex="Times New Roman" style:font-weight-complex="normal"/>
    </style:style>
    <style:style style:name="T66" style:family="text">
      <style:text-properties style:use-window-font-color="true" fo:language="la" fo:country="none" fo:font-weight="normal" officeooo:rsid="007b6b54" fo:background-color="transparent" loext:char-shading-value="0" style:font-weight-asian="normal" style:font-name-complex="Times New Roman" style:font-weight-complex="normal"/>
    </style:style>
    <style:style style:name="T67" style:family="text">
      <style:text-properties style:use-window-font-color="true" fo:language="la" fo:country="none" fo:font-weight="normal" officeooo:rsid="008387ee" fo:background-color="transparent" loext:char-shading-value="0" style:font-weight-asian="normal" style:font-name-complex="Times New Roman" style:font-weight-complex="normal"/>
    </style:style>
    <style:style style:name="T68" style:family="text">
      <style:text-properties style:use-window-font-color="true" fo:language="la" fo:country="none" fo:font-weight="normal" officeooo:rsid="00805381" fo:background-color="transparent" loext:char-shading-value="0" style:font-weight-asian="normal" style:font-name-complex="Times New Roman" style:font-weight-complex="normal"/>
    </style:style>
    <style:style style:name="T69" style:family="text">
      <style:text-properties style:use-window-font-color="true" fo:language="la" fo:country="none" fo:font-weight="normal" officeooo:rsid="008b3c46" fo:background-color="transparent" loext:char-shading-value="0" style:font-weight-asian="normal" style:font-name-complex="Times New Roman" style:font-weight-complex="normal"/>
    </style:style>
    <style:style style:name="T70" style:family="text">
      <style:text-properties style:use-window-font-color="true" fo:language="la" fo:country="none" fo:font-weight="normal" officeooo:rsid="008d180c" fo:background-color="transparent" loext:char-shading-value="0" style:font-weight-asian="normal" style:font-name-complex="Times New Roman" style:font-weight-complex="normal"/>
    </style:style>
    <style:style style:name="T71" style:family="text">
      <style:text-properties style:use-window-font-color="true" fo:language="la" fo:country="none" fo:font-weight="normal" officeooo:rsid="009179ee" fo:background-color="transparent" loext:char-shading-value="0" style:font-weight-asian="normal" style:font-name-complex="Times New Roman" style:font-weight-complex="normal"/>
    </style:style>
    <style:style style:name="T72" style:family="text">
      <style:text-properties style:use-window-font-color="true" fo:language="la" fo:country="none" fo:font-weight="normal" officeooo:rsid="00d534c4" fo:background-color="transparent" loext:char-shading-value="0" style:font-weight-asian="normal" style:font-name-complex="Times New Roman" style:font-weight-complex="normal"/>
    </style:style>
    <style:style style:name="T73" style:family="text">
      <style:text-properties style:use-window-font-color="true" fo:language="la" fo:country="none" fo:font-weight="normal" officeooo:rsid="00e84956" fo:background-color="transparent" loext:char-shading-value="0" style:font-weight-asian="normal" style:font-name-complex="Times New Roman" style:font-weight-complex="normal"/>
    </style:style>
    <style:style style:name="T74" style:family="text">
      <style:text-properties style:use-window-font-color="true" fo:language="la" fo:country="none" fo:font-weight="normal" officeooo:rsid="00cffc01" fo:background-color="transparent" loext:char-shading-value="0" style:font-weight-asian="normal" style:font-name-complex="Times New Roman" style:font-weight-complex="normal"/>
    </style:style>
    <style:style style:name="T75" style:family="text">
      <style:text-properties style:use-window-font-color="true" fo:language="la" fo:country="none" fo:font-weight="normal" officeooo:rsid="00c2e218" fo:background-color="transparent" loext:char-shading-value="0" style:font-weight-asian="normal" style:font-name-complex="Times New Roman" style:font-weight-complex="normal"/>
    </style:style>
    <style:style style:name="T76" style:family="text">
      <style:text-properties style:use-window-font-color="true" fo:language="la" fo:country="none" fo:font-weight="normal" officeooo:rsid="00dc9169" fo:background-color="transparent" loext:char-shading-value="0" style:font-weight-asian="normal" style:font-name-complex="Times New Roman" style:font-weight-complex="normal"/>
    </style:style>
    <style:style style:name="T77" style:family="text">
      <style:text-properties style:use-window-font-color="true" fo:language="la" fo:country="none" fo:font-weight="normal" officeooo:rsid="008dfac8" fo:background-color="transparent" loext:char-shading-value="0" style:font-weight-asian="normal" style:font-name-complex="Times New Roman" style:font-weight-complex="normal"/>
    </style:style>
    <style:style style:name="T78" style:family="text">
      <style:text-properties style:use-window-font-color="true" fo:language="la" fo:country="none" fo:font-weight="normal" officeooo:rsid="007a3e95" fo:background-color="transparent" loext:char-shading-value="0" style:font-weight-asian="normal" style:font-name-complex="Times New Roman" style:font-weight-complex="normal"/>
    </style:style>
    <style:style style:name="T79" style:family="text">
      <style:text-properties style:use-window-font-color="true" fo:language="la" fo:country="none" fo:font-weight="normal" officeooo:rsid="00addd38" fo:background-color="transparent" loext:char-shading-value="0" style:font-weight-asian="normal" style:font-name-complex="Times New Roman" style:font-weight-complex="normal"/>
    </style:style>
    <style:style style:name="T80" style:family="text">
      <style:text-properties style:use-window-font-color="true" fo:language="la" fo:country="none" fo:font-weight="normal" officeooo:rsid="00a9ff6a" fo:background-color="transparent" loext:char-shading-value="0" style:font-weight-asian="normal" style:font-name-complex="Times New Roman" style:font-weight-complex="normal"/>
    </style:style>
    <style:style style:name="T81" style:family="text">
      <style:text-properties style:use-window-font-color="true" fo:language="la" fo:country="none" fo:font-weight="normal" officeooo:rsid="00f54018" fo:background-color="transparent" loext:char-shading-value="0" style:font-weight-asian="normal" style:font-name-complex="Times New Roman" style:font-weight-complex="normal"/>
    </style:style>
    <style:style style:name="T82" style:family="text">
      <style:text-properties style:use-window-font-color="true" fo:language="la" fo:country="none" fo:font-weight="normal" officeooo:rsid="00497b04" fo:background-color="transparent" loext:char-shading-value="0" style:font-weight-asian="normal" style:font-name-complex="Times New Roman" style:font-weight-complex="normal"/>
    </style:style>
    <style:style style:name="T83" style:family="text">
      <style:text-properties style:use-window-font-color="true" fo:language="la" fo:country="none" fo:font-weight="normal" officeooo:rsid="00f82123" fo:background-color="transparent" loext:char-shading-value="0" style:font-weight-asian="normal" style:font-name-complex="Times New Roman" style:font-weight-complex="normal"/>
    </style:style>
    <style:style style:name="T84" style:family="text">
      <style:text-properties style:use-window-font-color="true" fo:language="la" fo:country="none" fo:font-weight="normal" officeooo:rsid="00f2b72d" fo:background-color="transparent" loext:char-shading-value="0" style:font-weight-asian="normal" style:font-name-complex="Times New Roman" style:font-weight-complex="normal"/>
    </style:style>
    <style:style style:name="T85" style:family="text">
      <style:text-properties style:use-window-font-color="true" fo:language="la" fo:country="none" fo:font-weight="normal" officeooo:rsid="0103ac8c" fo:background-color="transparent" loext:char-shading-value="0" style:font-weight-asian="normal" style:font-name-complex="Times New Roman" style:font-weight-complex="normal"/>
    </style:style>
    <style:style style:name="T86" style:family="text">
      <style:text-properties style:use-window-font-color="true" fo:language="la" fo:country="none" fo:font-weight="normal" officeooo:rsid="0096a4d7" fo:background-color="transparent" loext:char-shading-value="0" style:font-weight-asian="normal" style:font-name-complex="Times New Roman" style:font-weight-complex="normal"/>
    </style:style>
    <style:style style:name="T87" style:family="text">
      <style:text-properties style:use-window-font-color="true" fo:language="la" fo:country="none" fo:font-weight="normal" officeooo:rsid="00eade8c" fo:background-color="transparent" loext:char-shading-value="0" style:font-weight-asian="normal" style:font-name-complex="Times New Roman" style:font-weight-complex="normal"/>
    </style:style>
    <style:style style:name="T88" style:family="text">
      <style:text-properties style:use-window-font-color="true" fo:language="la" fo:country="none" fo:font-weight="normal" officeooo:rsid="00ea9bc9" fo:background-color="transparent" loext:char-shading-value="0" style:font-weight-asian="normal" style:font-name-complex="Times New Roman" style:font-weight-complex="normal"/>
    </style:style>
    <style:style style:name="T89" style:family="text">
      <style:text-properties style:use-window-font-color="true" fo:language="la" fo:country="none" fo:font-weight="normal" officeooo:rsid="003c6cde" fo:background-color="transparent" loext:char-shading-value="0" style:font-weight-asian="normal" style:font-name-complex="Times New Roman" style:font-weight-complex="normal"/>
    </style:style>
    <style:style style:name="T90" style:family="text">
      <style:text-properties style:use-window-font-color="true" fo:language="la" fo:country="none" fo:font-weight="normal" officeooo:rsid="00c83344" fo:background-color="transparent" loext:char-shading-value="0" style:font-weight-asian="normal" style:font-name-complex="Times New Roman" style:font-weight-complex="normal"/>
    </style:style>
    <style:style style:name="T91" style:family="text">
      <style:text-properties style:use-window-font-color="true" fo:language="la" fo:country="none" fo:font-weight="normal" officeooo:rsid="010527e8" fo:background-color="transparent" loext:char-shading-value="0" style:font-weight-asian="normal" style:font-name-complex="Times New Roman" style:font-weight-complex="normal"/>
    </style:style>
    <style:style style:name="T92" style:family="text">
      <style:text-properties style:use-window-font-color="true" fo:language="la" fo:country="none" fo:font-weight="normal" officeooo:rsid="00f2b72d" fo:background-color="#ffff00" loext:char-shading-value="0" style:font-weight-asian="normal" style:font-name-complex="Times New Roman" style:font-weight-complex="normal"/>
    </style:style>
    <style:style style:name="T93" style:family="text">
      <style:text-properties style:use-window-font-color="true" fo:language="la" fo:country="none" fo:font-weight="normal" officeooo:rsid="000842ed" fo:background-color="#ffff00" loext:char-shading-value="0" style:font-weight-asian="normal" style:font-name-complex="Times New Roman" style:font-weight-complex="normal"/>
    </style:style>
    <style:style style:name="T94" style:family="text">
      <style:text-properties style:use-window-font-color="true" fo:language="la" fo:country="none" fo:font-weight="normal" officeooo:rsid="000c68e6" fo:background-color="#ffff00" loext:char-shading-value="0" style:font-weight-asian="normal" style:font-name-complex="Times New Roman" style:font-weight-complex="normal"/>
    </style:style>
    <style:style style:name="T95" style:family="text">
      <style:text-properties style:use-window-font-color="true" fo:language="la" fo:country="none" fo:font-weight="normal" officeooo:rsid="00ff31c2" style:font-weight-asian="normal" style:font-name-complex="Times New Roman" style:font-weight-complex="normal"/>
    </style:style>
    <style:style style:name="T96" style:family="text">
      <style:text-properties style:use-window-font-color="true" fo:language="la" fo:country="none" fo:font-weight="normal" officeooo:rsid="00073e85" style:font-weight-asian="normal" style:font-name-complex="Times New Roman" style:font-weight-complex="normal"/>
    </style:style>
    <style:style style:name="T97" style:family="text">
      <style:text-properties style:use-window-font-color="true" fo:language="la" fo:country="none" fo:font-weight="normal" officeooo:rsid="00ff31c2" fo:background-color="#fff200" loext:char-shading-value="0" style:font-weight-asian="normal" style:font-name-complex="Times New Roman" style:font-weight-complex="normal"/>
    </style:style>
    <style:style style:name="T98" style:family="text">
      <style:text-properties style:use-window-font-color="true" fo:language="la" fo:country="none" fo:font-weight="normal" officeooo:rsid="00073e85" fo:background-color="#fff200" loext:char-shading-value="0" style:font-weight-asian="normal" style:font-name-complex="Times New Roman" style:font-weight-complex="normal"/>
    </style:style>
    <style:style style:name="T99" style:family="text">
      <style:text-properties style:use-window-font-color="true" fo:language="la" fo:country="none" fo:font-style="normal" fo:font-weight="normal" fo:background-color="transparent" loext:char-shading-value="0" style:font-style-asian="normal" style:font-weight-asian="normal" style:font-name-complex="Times New Roman" style:font-style-complex="normal" style:font-weight-complex="normal"/>
    </style:style>
    <style:style style:name="T100" style:family="text">
      <style:text-properties style:use-window-font-color="true" fo:language="la" fo:country="none" fo:font-style="normal" fo:font-weight="normal" officeooo:rsid="002ec37a" fo:background-color="transparent" loext:char-shading-value="0" style:font-style-asian="normal" style:font-weight-asian="normal" style:font-name-complex="Times New Roman" style:font-style-complex="normal" style:font-weight-complex="normal"/>
    </style:style>
    <style:style style:name="T101" style:family="text">
      <style:text-properties style:use-window-font-color="true" fo:language="la" fo:country="none" officeooo:rsid="00ea9bc9" style:font-name-complex="Times New Roman"/>
    </style:style>
    <style:style style:name="T102" style:family="text">
      <style:text-properties style:use-window-font-color="true" fo:language="la" fo:country="none" officeooo:rsid="0109c06f" style:font-name-complex="Times New Roman"/>
    </style:style>
    <style:style style:name="T103" style:family="text">
      <style:text-properties style:use-window-font-color="true" fo:language="la" fo:country="none" officeooo:rsid="010b645c" style:font-name-complex="Times New Roman"/>
    </style:style>
    <style:style style:name="T104" style:family="text">
      <style:text-properties style:use-window-font-color="true" fo:language="la" fo:country="none" officeooo:rsid="003c6cde" style:font-name-complex="Times New Roman"/>
    </style:style>
    <style:style style:name="T105" style:family="text">
      <style:text-properties style:use-window-font-color="true" fo:language="la" fo:country="none" officeooo:rsid="000842ed" style:font-name-complex="Times New Roman"/>
    </style:style>
    <style:style style:name="T106" style:family="text">
      <style:text-properties style:use-window-font-color="true" fo:language="la" fo:country="none" officeooo:rsid="0010cf5e" style:font-name-complex="Times New Roman"/>
    </style:style>
    <style:style style:name="T107" style:family="text">
      <style:text-properties style:use-window-font-color="true" fo:language="la" fo:country="none" fo:font-weight="bold" officeooo:rsid="000c68e6" fo:background-color="#ffff00" loext:char-shading-value="0" style:font-weight-asian="bold" style:font-name-complex="Times New Roman" style:font-weight-complex="bold"/>
    </style:style>
    <style:style style:name="T108" style:family="text">
      <style:text-properties style:use-window-font-color="true" style:font-name="Carlito" fo:font-size="11pt" fo:language="la" fo:country="none" fo:font-weight="normal" officeooo:rsid="010781f2" fo:background-color="transparent" loext:char-shading-value="0" style:font-size-asian="11pt" style:font-weight-asian="normal" style:font-name-complex="Times New Roman" style:font-size-complex="11pt" style:font-weight-complex="normal"/>
    </style:style>
    <style:style style:name="T109" style:family="text">
      <style:text-properties style:use-window-font-color="true" style:font-name="Carlito" fo:font-size="11pt" fo:language="la" fo:country="none" fo:font-weight="normal" officeooo:rsid="00d534c4" fo:background-color="transparent" loext:char-shading-value="0" style:font-size-asian="11pt" style:font-weight-asian="normal" style:font-name-complex="Times New Roman" style:font-size-complex="11pt" style:font-weight-complex="normal"/>
    </style:style>
    <style:style style:name="T110" style:family="text">
      <style:text-properties style:use-window-font-color="true" style:font-name="Carlito" fo:font-size="11pt" fo:language="la" fo:country="none" fo:font-weight="normal" officeooo:rsid="00da9cf0" fo:background-color="transparent" loext:char-shading-value="0" style:font-size-asian="11pt" style:font-weight-asian="normal" style:font-name-complex="Times New Roman" style:font-size-complex="11pt" style:font-weight-complex="normal"/>
    </style:style>
    <style:style style:name="T111" style:family="text">
      <style:text-properties style:use-window-font-color="true" style:font-name="Carlito" fo:font-size="11pt" fo:language="la" fo:country="none" fo:font-weight="normal" officeooo:rsid="00df8ce1" fo:background-color="transparent" loext:char-shading-value="0" style:font-size-asian="11pt" style:font-weight-asian="normal" style:font-name-complex="Times New Roman" style:font-size-complex="11pt" style:font-weight-complex="normal"/>
    </style:style>
    <style:style style:name="T112" style:family="text">
      <style:text-properties style:use-window-font-color="true" style:font-name="Carlito" fo:font-size="11pt" fo:language="la" fo:country="none" fo:font-weight="normal" officeooo:rsid="00f2b72d" fo:background-color="transparent" loext:char-shading-value="0" style:font-size-asian="11pt" style:font-weight-asian="normal" style:font-name-complex="Times New Roman" style:font-size-complex="11pt" style:font-weight-complex="normal"/>
    </style:style>
    <style:style style:name="T113" style:family="text">
      <style:text-properties style:use-window-font-color="true" style:font-name="Carlito" fo:font-size="11pt" fo:language="la" fo:country="none" fo:font-weight="normal" officeooo:rsid="00f9dc66" fo:background-color="transparent" loext:char-shading-value="0" style:font-size-asian="11pt" style:font-weight-asian="normal" style:font-name-complex="Times New Roman" style:font-size-complex="11pt" style:font-weight-complex="normal"/>
    </style:style>
    <style:style style:name="T114" style:family="text">
      <style:text-properties style:use-window-font-color="true" style:font-name="Carlito" fo:font-size="11pt" fo:language="la" fo:country="none" fo:font-weight="normal" officeooo:rsid="00497b04" fo:background-color="transparent" loext:char-shading-value="0" style:font-size-asian="11pt" style:font-weight-asian="normal" style:font-name-complex="Times New Roman" style:font-size-complex="11pt" style:font-weight-complex="normal"/>
    </style:style>
    <style:style style:name="T115" style:family="text">
      <style:text-properties style:use-window-font-color="true" style:font-name="Carlito" fo:font-size="11pt" fo:language="la" fo:country="none" fo:font-weight="normal" officeooo:rsid="00dc9169" fo:background-color="transparent" loext:char-shading-value="0" style:font-size-asian="11pt" style:font-weight-asian="normal" style:font-name-complex="Times New Roman" style:font-size-complex="11pt" style:font-weight-complex="normal"/>
    </style:style>
    <style:style style:name="T116" style:family="text">
      <style:text-properties style:use-window-font-color="true" style:font-name="Carlito" fo:font-size="11pt" fo:language="la" fo:country="none" fo:font-weight="normal" officeooo:rsid="00f54018" fo:background-color="transparent" loext:char-shading-value="0" style:font-size-asian="11pt" style:font-weight-asian="normal" style:font-name-complex="Times New Roman" style:font-size-complex="11pt" style:font-weight-complex="normal"/>
    </style:style>
    <style:style style:name="T117" style:family="text">
      <style:text-properties style:use-window-font-color="true" style:font-name="Carlito" fo:font-size="11pt" fo:language="la" fo:country="none" fo:font-weight="normal" officeooo:rsid="00f34bad" fo:background-color="transparent" loext:char-shading-value="0" style:font-size-asian="11pt" style:font-weight-asian="normal" style:font-name-complex="Times New Roman" style:font-size-complex="11pt" style:font-weight-complex="normal"/>
    </style:style>
    <style:style style:name="T118" style:family="text">
      <style:text-properties style:use-window-font-color="true" style:font-name="Carlito" fo:font-size="11pt" fo:language="la" fo:country="none" fo:font-weight="normal" officeooo:rsid="00dc4ccd" fo:background-color="transparent" loext:char-shading-value="0" style:font-size-asian="11pt" style:font-weight-asian="normal" style:font-name-complex="Times New Roman" style:font-size-complex="11pt" style:font-weight-complex="normal"/>
    </style:style>
    <style:style style:name="T119" style:family="text">
      <style:text-properties style:use-window-font-color="true" style:font-name="Carlito" fo:font-size="11pt" fo:language="la" fo:country="none" fo:font-weight="normal" officeooo:rsid="00f9dc66" fo:background-color="transparent" loext:char-shading-value="0" style:font-size-asian="11pt" style:font-weight-asian="normal" style:font-name-complex="Times New Roman1" style:font-size-complex="11pt" style:font-weight-complex="normal"/>
    </style:style>
    <style:style style:name="T120" style:family="text">
      <style:text-properties style:use-window-font-color="true" style:font-name="Carlito" fo:font-size="11pt" fo:language="la" fo:country="none" fo:font-weight="normal" officeooo:rsid="0088b7b2" fo:background-color="transparent" loext:char-shading-value="0" style:font-size-asian="11pt" style:font-weight-asian="normal" style:font-name-complex="Times New Roman1" style:font-size-complex="11pt" style:font-weight-complex="normal"/>
    </style:style>
    <style:style style:name="T121" style:family="text">
      <style:text-properties style:use-window-font-color="true" style:font-name="Carlito" fo:font-size="11pt" fo:language="la" fo:country="none" fo:font-weight="normal" officeooo:rsid="00ede15f" fo:background-color="transparent" loext:char-shading-value="0" style:font-size-asian="11pt" style:font-weight-asian="normal" style:font-name-complex="Times New Roman1" style:font-size-complex="11pt" style:font-weight-complex="normal"/>
    </style:style>
    <style:style style:name="T122" style:family="text">
      <style:text-properties style:use-window-font-color="true" style:font-name="Carlito" fo:font-size="11pt" fo:language="la" fo:country="none" fo:font-weight="normal" officeooo:rsid="010781f2" fo:background-color="transparent" loext:char-shading-value="0" style:font-size-asian="11pt" style:font-weight-asian="normal" style:font-name-complex="Times New Roman1" style:font-size-complex="11pt" style:font-weight-complex="normal"/>
    </style:style>
    <style:style style:name="T123" style:family="text">
      <style:text-properties style:use-window-font-color="true" style:font-name="Carlito" fo:font-size="11pt" fo:language="la" fo:country="none" fo:font-weight="normal" officeooo:rsid="00eca506" fo:background-color="transparent" loext:char-shading-value="0" style:font-size-asian="11pt" style:font-weight-asian="normal" style:font-name-complex="Times New Roman1" style:font-size-complex="11pt" style:font-weight-complex="normal"/>
    </style:style>
    <style:style style:name="T124" style:family="text">
      <style:text-properties fo:font-variant="normal" fo:text-transform="none" style:use-window-font-color="true" style:text-position="0% 100%" fo:language="la" fo:country="none" fo:font-style="normal" style:text-underline-style="none" fo:font-weight="normal" officeooo:rsid="00a57d58" fo:background-color="transparent" loext:char-shading-value="0" style:font-name-complex="Times New Roman"/>
    </style:style>
    <style:style style:name="T125" style:family="text">
      <style:text-properties fo:font-variant="normal" fo:text-transform="none" style:use-window-font-color="true" style:text-position="0% 100%" fo:language="la" fo:country="none" fo:font-style="normal" style:text-underline-style="none" fo:font-weight="normal" officeooo:rsid="008387ee" fo:background-color="transparent" loext:char-shading-value="0" style:font-name-complex="Times New Roman"/>
    </style:style>
    <style:style style:name="T126" style:family="text">
      <style:text-properties fo:font-variant="normal" fo:text-transform="none" style:use-window-font-color="true" style:text-position="0% 100%" fo:language="la" fo:country="none" fo:font-style="normal" style:text-underline-style="none" fo:font-weight="normal" officeooo:rsid="00da9cf0" fo:background-color="transparent" loext:char-shading-value="0" style:font-name-complex="Times New Roman1"/>
    </style:style>
    <style:style style:name="T127" style:family="text">
      <style:text-properties fo:font-variant="normal" fo:text-transform="none" style:text-position="0% 100%" fo:font-style="normal" style:text-underline-style="none" fo:font-weight="normal"/>
    </style:style>
    <style:style style:name="T128" style:family="text">
      <style:text-properties fo:font-variant="normal" fo:text-transform="none" style:text-position="0% 100%" fo:font-style="normal" style:text-underline-style="none" fo:font-weight="normal" fo:background-color="transparent" loext:char-shading-value="0"/>
    </style:style>
    <style:style style:name="T129" style:family="text">
      <style:text-properties fo:language="la" fo:country="none" fo:font-weight="normal" style:font-weight-asian="normal" style:font-name-complex="Times New Roman" style:font-weight-complex="normal"/>
    </style:style>
    <style:style style:name="T130" style:family="text">
      <style:text-properties fo:language="la" fo:country="none" fo:font-weight="normal" officeooo:rsid="0061404d" style:font-weight-asian="normal" style:font-name-complex="Times New Roman" style:font-weight-complex="normal"/>
    </style:style>
    <style:style style:name="T131" style:family="text">
      <style:text-properties fo:language="la" fo:country="none" fo:font-weight="normal" officeooo:rsid="010878a6" style:font-weight-asian="normal" style:font-name-complex="Times New Roman" style:font-weight-complex="normal"/>
    </style:style>
    <style:style style:name="T132" style:family="text">
      <style:text-properties fo:language="la" fo:country="none" fo:font-weight="normal" officeooo:rsid="007e9e59" style:font-weight-asian="normal" style:font-name-complex="Times New Roman" style:font-weight-complex="normal"/>
    </style:style>
    <style:style style:name="T133" style:family="text">
      <style:text-properties fo:language="la" fo:country="none" fo:font-weight="normal" officeooo:rsid="00e8ecdc" style:font-weight-asian="normal" style:font-name-complex="Times New Roman" style:font-weight-complex="normal"/>
    </style:style>
    <style:style style:name="T134" style:family="text">
      <style:text-properties fo:language="la" fo:country="none" fo:font-weight="normal" officeooo:rsid="00fb9cff" style:font-weight-asian="normal" style:font-name-complex="Times New Roman" style:font-weight-complex="normal"/>
    </style:style>
    <style:style style:name="T135" style:family="text">
      <style:text-properties fo:language="la" fo:country="none" fo:font-weight="normal" officeooo:rsid="00e69af0" style:font-weight-asian="normal" style:font-name-complex="Times New Roman" style:font-weight-complex="normal"/>
    </style:style>
    <style:style style:name="T136" style:family="text">
      <style:text-properties fo:language="la" fo:country="none" fo:font-weight="normal" officeooo:rsid="0026f17b" style:font-weight-asian="normal" style:font-name-complex="Times New Roman" style:font-weight-complex="normal"/>
    </style:style>
    <style:style style:name="T137" style:family="text">
      <style:text-properties fo:language="la" fo:country="none" fo:font-weight="normal" officeooo:rsid="000a3438" style:font-weight-asian="normal" style:font-name-complex="Times New Roman" style:font-weight-complex="normal"/>
    </style:style>
    <style:style style:name="T138" style:family="text">
      <style:text-properties fo:language="la" fo:country="none" fo:font-weight="normal" officeooo:rsid="0010cf5e" style:font-weight-asian="normal" style:font-name-complex="Times New Roman" style:font-weight-complex="normal"/>
    </style:style>
    <style:style style:name="T139" style:family="text">
      <style:text-properties fo:language="la" fo:country="none" fo:font-weight="normal" style:font-weight-asian="normal" style:font-name-complex="Times New Roman1" style:font-weight-complex="normal"/>
    </style:style>
    <style:style style:name="T140" style:family="text">
      <style:text-properties fo:language="la" fo:country="none" fo:font-weight="normal" officeooo:rsid="00572ff9" style:font-weight-asian="normal" style:font-name-complex="Times New Roman1" style:font-weight-complex="normal"/>
    </style:style>
    <style:style style:name="T141" style:family="text">
      <style:text-properties fo:language="la" fo:country="none" fo:font-weight="normal" officeooo:rsid="0026296b" style:font-weight-asian="normal" style:font-name-complex="Times New Roman1" style:font-weight-complex="normal"/>
    </style:style>
    <style:style style:name="T142" style:family="text">
      <style:text-properties fo:language="la" fo:country="none" fo:font-weight="normal" officeooo:rsid="0061adbe" style:font-weight-asian="normal" style:font-name-complex="Times New Roman1" style:font-weight-complex="normal"/>
    </style:style>
    <style:style style:name="T143" style:family="text">
      <style:text-properties fo:language="la" fo:country="none" fo:font-weight="normal" officeooo:rsid="0062f264" style:font-weight-asian="normal" style:font-name-complex="Times New Roman1" style:font-weight-complex="normal"/>
    </style:style>
    <style:style style:name="T144" style:family="text">
      <style:text-properties fo:language="la" fo:country="none" fo:font-weight="normal" officeooo:rsid="00e8ecdc" style:font-weight-asian="normal" style:font-name-complex="Times New Roman1" style:font-weight-complex="normal"/>
    </style:style>
    <style:style style:name="T145" style:family="text">
      <style:text-properties fo:language="la" fo:country="none" fo:font-weight="normal" officeooo:rsid="0058c59e" style:font-weight-asian="normal" style:font-name-complex="Times New Roman1" style:font-weight-complex="normal"/>
    </style:style>
    <style:style style:name="T146" style:family="text">
      <style:text-properties fo:language="la" fo:country="none" fo:font-weight="normal" officeooo:rsid="0026f17b" style:font-weight-asian="normal" style:font-name-complex="Times New Roman1" style:font-weight-complex="normal"/>
    </style:style>
    <style:style style:name="T147" style:family="text">
      <style:text-properties fo:language="la" fo:country="none" fo:font-weight="normal" officeooo:rsid="010878a6" style:font-name-asian="Times New Roman" style:font-weight-asian="normal" style:font-name-complex="Times New Roman" style:font-weight-complex="normal"/>
    </style:style>
    <style:style style:name="T148" style:family="text">
      <style:text-properties fo:language="la" fo:country="none" fo:font-weight="normal" officeooo:rsid="000d3835" fo:background-color="transparent" loext:char-shading-value="0" style:font-weight-asian="normal" style:font-name-complex="Times New Roman" style:font-weight-complex="normal"/>
    </style:style>
    <style:style style:name="T149" style:family="text">
      <style:text-properties fo:language="la" fo:country="none" fo:font-weight="normal" officeooo:rsid="000f7421" fo:background-color="transparent" loext:char-shading-value="0" style:font-weight-asian="normal" style:font-name-complex="Times New Roman" style:font-weight-complex="normal"/>
    </style:style>
    <style:style style:name="T150" style:family="text">
      <style:text-properties officeooo:rsid="000842ed" fo:background-color="#bbe33d" loext:char-shading-value="0"/>
    </style:style>
    <style:style style:name="T151" style:family="text">
      <style:text-properties officeooo:rsid="000842ed"/>
    </style:style>
    <style:style style:name="T152" style:family="text">
      <style:text-properties officeooo:rsid="0010cf5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ze</text:span><text:span text:style-name="T53">dstawianie </text:span><text:span text:style-name="T54">nierekultywowanych </text:span><text:span text:style-name="T55">ż</text:span><text:span text:style-name="T53">wirowni</text:span><text:span text:style-name="T54"> </text:span><text:span text:style-name="T53">jako punktów o wysokiej </text:span><text:span text:style-name="T56">conservational value</text:span><text:span text:style-name="T53"> </text:span><text:span text:style-name="T99">często </text:span><text:span text:style-name="T100">wskazuje na</text:span><text:span text:style-name="T99"> fakt</text:span><text:span text:style-name="T53">, że </text:span><text:span text:style-name="T57">po</text:span><text:span text:style-name="T53"> zakończeni</text:span><text:span text:style-name="T57">u</text:span><text:span text:style-name="T53"> wydobycia </text:span><text:span text:style-name="T58">spontaniczn</text:span><text:span text:style-name="T56">e procesy sukcesyjne </text:span><text:span text:style-name="T53">znacząco wpływa</text:span><text:span text:style-name="T56">ją</text:span><text:span text:style-name="T53"> na zmiany bogactwa i liczebność gatunków </text:span><text:span text:style-name="T59">występujących tam owadów.</text:span><text:span text:style-name="T58"> </text:span><text:span text:style-name="T57">Niedługo po zaprzestaniu wydobycia s</text:span><text:span text:style-name="T2">iedliska </text:span><text:span text:style-name="T3">te </text:span><text:span text:style-name="T2">są często kolonizowane przez wiele grup gatunków, w tym zagrożone oraz rzadko notowane w wielu regionach</text:span><text:span text:style-name="T4"> </text:span><text:reference-mark-start text:name="ZOTERO_ITEM CSL_CITATION {&quot;citationID&quot;:&quot;MqEpeMuZ&quot;,&quot;properties&quot;:{&quot;formattedCitation&quot;:&quot;(Heneberg et al., 2013, 2016; Tropek et al., 2010; Twerd et al., 2019a)&quot;,&quot;plainCitation&quot;:&quot;(Heneberg et al., 2013, 2016; Tropek et al., 2010; Twerd et al., 2019a)&quot;,&quot;noteIndex&quot;:0},&quot;citationItems&quot;:[{&quot;id&quot;:2350,&quot;uris&quot;:[&quot;http://zotero.org/users/1954708/items/VM4TK7SK&quot;],&quot;uri&quot;:[&quot;http://zotero.org/users/1954708/items/VM4TK7SK&quot;],&quot;itemData&quot;:{&quot;id&quot;:2350,&quot;type&quot;:&quot;article-journal&quot;,&quot;abstract&quot;:&quot;European Commision suggested the remedying biodiversity damage should be achieved through restoration of the environment as a whole to its baseline condition. Here we provide the evidence on non-market goods gained when spontaneous succession is allowed at sites subject to previous sand or gravel-sand quarrying, arguing for estimation of the value of natural resources formed during the quarrying process and for their reflection in the restoration plans. We analyzed the assemblages of beetles and orthopteroids formed at xerothermophilous microhabitats subject to spontaneous succession for 2–5, 6–15 and &gt;15years, or formed at reclaimed sites within sandpits and gravel-sandpits in the Czech Republic, Central Europe. We collected a total of 7259 individuals from 401 species of beetles, and 2785 individuals from 43 species of orthopteroids. We found 62 red-listed species, among them eight CR species, including abundant Psammodius asper and Zorochros meridionalis; Labidura riparia (EN) was eudominant orthopteroid of early successional stages. Xerothermes subject to spontaneous succession hosted 95% of red-listed species found, whereas reclaimed sites hosted mostly the generalists and only 24% of red-listed species found. We identified 13 species specialized for drift sand (all beetles); most were present at xerothermes subject to intermediate or long-term succession. We identified 53 beetle and five orthopteroid species specialized for gravel-sand river terraces and xerothermophilous steppes. Striking 97% of red-listed beetles and 80% of red-listed orthopteroids found in the sandpits were absent in other comparable postindustrial habitats with fine-grained substrates. Sandpit xerothermes thus serve as important secondary strongholds for psammophilous beetles and orthopteroids.&quot;,&quot;container-title&quot;:&quot;Ecological Engineering&quot;,&quot;DOI&quot;:&quot;10.1016/j.ecoleng.2016.06.022&quot;,&quot;ISSN&quot;:&quot;0925-8574&quot;,&quot;journalAbbreviation&quot;:&quot;Ecological Engineering&quot;,&quot;language&quot;:&quot;en&quot;,&quot;page&quot;:&quot;340-356&quot;,&quot;source&quot;:&quot;ScienceDirect&quot;,&quot;title&quot;:&quot;Succession of arthropods on xerothermophilous habitats formed by sand quarrying: Epigeic beetles (Coleoptera) and orthopteroids (Orthoptera, Dermaptera and Blattodea)&quot;,&quot;title-short&quot;:&quot;Succession of arthropods on xerothermophilous habitats formed by sand quarrying&quot;,&quot;volume&quot;:&quot;95&quot;,&quot;author&quot;:[{&quot;family&quot;:&quot;Heneberg&quot;,&quot;given&quot;:&quot;Petr&quot;},{&quot;family&quot;:&quot;Hesoun&quot;,&quot;given&quot;:&quot;Petr&quot;},{&quot;family&quot;:&quot;Skuhrovec&quot;,&quot;given&quot;:&quot;Jiří&quot;}],&quot;issued&quot;:{&quot;date-parts&quot;:[[&quot;2016&quot;,10,1]]}}},{&quot;id&quot;:2487,&quot;uris&quot;:[&quot;http://zotero.org/users/1954708/items/JZIV5ZA4&quot;],&quot;uri&quot;:[&quot;http://zotero.org/users/1954708/items/JZIV5ZA4&quot;],&quot;itemData&quot;:{&quot;id&quot;:2487,&quot;type&quot;:&quot;article-journal&quot;,&quot;abstract&quot;:&quot;Evidence-based conservation allows the evaluation of both the collateral benefits and the drawbacks of a wide range of human activities, like quarrying. In this study, the community structure of bees and wasps (Hymenoptera:Apocrita) in Central European sandpits was investigated, focusing on the changes caused by quarrying cessation and technical reclamation, as well as on the changes caused by spontaneous succession leading to the increased availability of food resources but also to the loss of the number and size of available bare sand patches. The bees and wasps demonstrated an exceptional ability to colonize the newly emerging sand quarrying areas, and to survive in them unless these were quarried as intensively as to not allow the development of any early successional vegetation. Both active and closed sandpits were found to serve as important regional refuges for the persistence of many rare species. In total, 221 species were detected, 53 of those were red-listed, with two species thought to be regionally extinct. Typically, active quarrying was associated with the presence of Bembecinus tridens, Halictus subauratus, H. maculatus, and Andrena nigroaenea. The list of the species of conservation interest is provided, and so is the detailed analysis of the life-history traits of the species in relation to the presence of bare sand patches, vegetation cover, quarrying intensity, and time elapsed since the formation of each artificial habitat patch. Sandpits as refuges for xerothermophilous and psammophilous hymenopterans are usually completely and irreversibly lost if the current legislature enforcing the technical reclamation over spontaneous or assisted succession is applied in all or most of the post-mining areas.&quot;,&quot;container-title&quot;:&quot;Journal of Insect Conservation&quot;,&quot;DOI&quot;:&quot;10.1007/s10841-012-9529-5&quot;,&quot;ISSN&quot;:&quot;1572-9753&quot;,&quot;issue&quot;:&quot;3&quot;,&quot;journalAbbreviation&quot;:&quot;J Insect Conserv&quot;,&quot;language&quot;:&quot;en&quot;,&quot;page&quot;:&quot;473-490&quot;,&quot;source&quot;:&quot;Springer Link&quot;,&quot;title&quot;:&quot;Sandpits provide critical refuge for bees and wasps (Hymenoptera: Apocrita)&quot;,&quot;title-short&quot;:&quot;Sandpits provide critical refuge for bees and wasps (Hymenoptera&quot;,&quot;volume&quot;:&quot;17&quot;,&quot;author&quot;:[{&quot;family&quot;:&quot;Heneberg&quot;,&quot;given&quot;:&quot;Petr&quot;},{&quot;family&quot;:&quot;Bogusch&quot;,&quot;given&quot;:&quot;Petr&quot;},{&quot;family&quot;:&quot;Řehounek&quot;,&quot;given&quot;:&quot;Jiří&quot;}],&quot;issued&quot;:{&quot;date-parts&quot;:[[&quot;2013&quot;,6,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kCukj9UR2P"/><text:span text:style-name="T4">(Heneberg et al., 2013, 2016; Tropek et al., 2010; Twerd et al., 2019a)</text:span><text:reference-mark-end text:name="ZOTERO_ITEM CSL_CITATION {&quot;citationID&quot;:&quot;MqEpeMuZ&quot;,&quot;properties&quot;:{&quot;formattedCitation&quot;:&quot;(Heneberg et al., 2013, 2016; Tropek et al., 2010; Twerd et al., 2019a)&quot;,&quot;plainCitation&quot;:&quot;(Heneberg et al., 2013, 2016; Tropek et al., 2010; Twerd et al., 2019a)&quot;,&quot;noteIndex&quot;:0},&quot;citationItems&quot;:[{&quot;id&quot;:2350,&quot;uris&quot;:[&quot;http://zotero.org/users/1954708/items/VM4TK7SK&quot;],&quot;uri&quot;:[&quot;http://zotero.org/users/1954708/items/VM4TK7SK&quot;],&quot;itemData&quot;:{&quot;id&quot;:2350,&quot;type&quot;:&quot;article-journal&quot;,&quot;abstract&quot;:&quot;European Commision suggested the remedying biodiversity damage should be achieved through restoration of the environment as a whole to its baseline condition. Here we provide the evidence on non-market goods gained when spontaneous succession is allowed at sites subject to previous sand or gravel-sand quarrying, arguing for estimation of the value of natural resources formed during the quarrying process and for their reflection in the restoration plans. We analyzed the assemblages of beetles and orthopteroids formed at xerothermophilous microhabitats subject to spontaneous succession for 2–5, 6–15 and &gt;15years, or formed at reclaimed sites within sandpits and gravel-sandpits in the Czech Republic, Central Europe. We collected a total of 7259 individuals from 401 species of beetles, and 2785 individuals from 43 species of orthopteroids. We found 62 red-listed species, among them eight CR species, including abundant Psammodius asper and Zorochros meridionalis; Labidura riparia (EN) was eudominant orthopteroid of early successional stages. Xerothermes subject to spontaneous succession hosted 95% of red-listed species found, whereas reclaimed sites hosted mostly the generalists and only 24% of red-listed species found. We identified 13 species specialized for drift sand (all beetles); most were present at xerothermes subject to intermediate or long-term succession. We identified 53 beetle and five orthopteroid species specialized for gravel-sand river terraces and xerothermophilous steppes. Striking 97% of red-listed beetles and 80% of red-listed orthopteroids found in the sandpits were absent in other comparable postindustrial habitats with fine-grained substrates. Sandpit xerothermes thus serve as important secondary strongholds for psammophilous beetles and orthopteroids.&quot;,&quot;container-title&quot;:&quot;Ecological Engineering&quot;,&quot;DOI&quot;:&quot;10.1016/j.ecoleng.2016.06.022&quot;,&quot;ISSN&quot;:&quot;0925-8574&quot;,&quot;journalAbbreviation&quot;:&quot;Ecological Engineering&quot;,&quot;language&quot;:&quot;en&quot;,&quot;page&quot;:&quot;340-356&quot;,&quot;source&quot;:&quot;ScienceDirect&quot;,&quot;title&quot;:&quot;Succession of arthropods on xerothermophilous habitats formed by sand quarrying: Epigeic beetles (Coleoptera) and orthopteroids (Orthoptera, Dermaptera and Blattodea)&quot;,&quot;title-short&quot;:&quot;Succession of arthropods on xerothermophilous habitats formed by sand quarrying&quot;,&quot;volume&quot;:&quot;95&quot;,&quot;author&quot;:[{&quot;family&quot;:&quot;Heneberg&quot;,&quot;given&quot;:&quot;Petr&quot;},{&quot;family&quot;:&quot;Hesoun&quot;,&quot;given&quot;:&quot;Petr&quot;},{&quot;family&quot;:&quot;Skuhrovec&quot;,&quot;given&quot;:&quot;Jiří&quot;}],&quot;issued&quot;:{&quot;date-parts&quot;:[[&quot;2016&quot;,10,1]]}}},{&quot;id&quot;:2487,&quot;uris&quot;:[&quot;http://zotero.org/users/1954708/items/JZIV5ZA4&quot;],&quot;uri&quot;:[&quot;http://zotero.org/users/1954708/items/JZIV5ZA4&quot;],&quot;itemData&quot;:{&quot;id&quot;:2487,&quot;type&quot;:&quot;article-journal&quot;,&quot;abstract&quot;:&quot;Evidence-based conservation allows the evaluation of both the collateral benefits and the drawbacks of a wide range of human activities, like quarrying. In this study, the community structure of bees and wasps (Hymenoptera:Apocrita) in Central European sandpits was investigated, focusing on the changes caused by quarrying cessation and technical reclamation, as well as on the changes caused by spontaneous succession leading to the increased availability of food resources but also to the loss of the number and size of available bare sand patches. The bees and wasps demonstrated an exceptional ability to colonize the newly emerging sand quarrying areas, and to survive in them unless these were quarried as intensively as to not allow the development of any early successional vegetation. Both active and closed sandpits were found to serve as important regional refuges for the persistence of many rare species. In total, 221 species were detected, 53 of those were red-listed, with two species thought to be regionally extinct. Typically, active quarrying was associated with the presence of Bembecinus tridens, Halictus subauratus, H. maculatus, and Andrena nigroaenea. The list of the species of conservation interest is provided, and so is the detailed analysis of the life-history traits of the species in relation to the presence of bare sand patches, vegetation cover, quarrying intensity, and time elapsed since the formation of each artificial habitat patch. Sandpits as refuges for xerothermophilous and psammophilous hymenopterans are usually completely and irreversibly lost if the current legislature enforcing the technical reclamation over spontaneous or assisted succession is applied in all or most of the post-mining areas.&quot;,&quot;container-title&quot;:&quot;Journal of Insect Conservation&quot;,&quot;DOI&quot;:&quot;10.1007/s10841-012-9529-5&quot;,&quot;ISSN&quot;:&quot;1572-9753&quot;,&quot;issue&quot;:&quot;3&quot;,&quot;journalAbbreviation&quot;:&quot;J Insect Conserv&quot;,&quot;language&quot;:&quot;en&quot;,&quot;page&quot;:&quot;473-490&quot;,&quot;source&quot;:&quot;Springer Link&quot;,&quot;title&quot;:&quot;Sandpits provide critical refuge for bees and wasps (Hymenoptera: Apocrita)&quot;,&quot;title-short&quot;:&quot;Sandpits provide critical refuge for bees and wasps (Hymenoptera&quot;,&quot;volume&quot;:&quot;17&quot;,&quot;author&quot;:[{&quot;family&quot;:&quot;Heneberg&quot;,&quot;given&quot;:&quot;Petr&quot;},{&quot;family&quot;:&quot;Bogusch&quot;,&quot;given&quot;:&quot;Petr&quot;},{&quot;family&quot;:&quot;Řehounek&quot;,&quot;given&quot;:&quot;Jiří&quot;}],&quot;issued&quot;:{&quot;date-parts&quot;:[[&quot;2013&quot;,6,1]]}}},{&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kCukj9UR2P"/><text:span text:style-name="T4">. </text:span><text:span text:style-name="T3">S</text:span><text:span text:style-name="T5">tąd też w</text:span><text:span text:style-name="T2"> literaturze znaleźć można wiele dowodów na wartość konserwatorską obiektów powydobywczych jako siedlisk </text:span><text:span text:style-name="T5">wielu rzędów pajęczaków </text:span><text:reference-mark-start text:name="ZOTERO_ITEM CSL_CITATION {&quot;citationID&quot;:&quot;wzMGDFCX&quot;,&quot;properties&quot;:{&quot;formattedCitation&quot;:&quot;(Tropek et al., 2010; Tropek and Konvicka, 2008)&quot;,&quot;plainCitation&quot;:&quot;(Tropek et al., 2010; Tropek and Konvicka, 2008)&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36,&quot;uris&quot;:[&quot;http://zotero.org/users/1954708/items/USYA66AS&quot;],&quot;uri&quot;:[&quot;http://zotero.org/users/1954708/items/USYA66AS&quot;],&quot;itemData&quot;:{&quot;id&quot;:2536,&quot;type&quot;:&quot;article-journal&quot;,&quot;abstract&quot;:&quot;Although there is growing evidence that post-industrial barrens such as quarries can harbour a substantial proportion of species diversity formerly associated with traditional rural landscapes, most of the evidence originated from limestone quarries in relatively warm areas, while minimum studies exist for cool regions and acidic substrates. We used pitfall trapping to study spiders colonising three quarries in a piedmont region of southwestern Czech Republic. We compare samples from the quarries with adjoining seminatural localities using both univariate and multivariate analyses. Samples from the quarries contained less species per trap, but endangered species occurred both in the quarries and outside of them, and some were sampled in the quarries only. Compared to the seminatural localities, quarries were colonised by species preferring lighter and more open vegetation. These species had, in average, more restricted distribution in the Czech Republic, suggesting that the quarries indeed attracted specialists of early successional habitats that are increasingly rare in modern landscapes. Prospects of such species depend on future restoration policy in existing quarries. To safeguard them, spontaneous succession should be preferred over engineered reclamation. Copyright © 2007 John Wiley &amp; Sons, Ltd.&quot;,&quot;container-title&quot;:&quot;Land Degradation &amp; Development&quot;,&quot;DOI&quot;:&quot;10.1002/ldr.817&quot;,&quot;ISSN&quot;:&quot;1099-145X&quot;,&quot;issue&quot;:&quot;1&quot;,&quot;language&quot;:&quot;en&quot;,&quot;note&quot;:&quot;_eprint: https://onlinelibrary.wiley.com/doi/pdf/10.1002/ldr.817&quot;,&quot;page&quot;:&quot;104-114&quot;,&quot;source&quot;:&quot;Wiley Online Library&quot;,&quot;title&quot;:&quot;Can quarries supplement rare xeric habitats in a piedmont region? Spiders of the Blansky les Mts, Czech Republic&quot;,&quot;title-short&quot;:&quot;Can quarries supplement rare xeric habitats in a piedmont region?&quot;,&quot;volume&quot;:&quot;19&quot;,&quot;author&quot;:[{&quot;family&quot;:&quot;Tropek&quot;,&quot;given&quot;:&quot;R.&quot;},{&quot;family&quot;:&quot;Konvicka&quot;,&quot;given&quot;:&quot;M.&quot;}],&quot;issued&quot;:{&quot;date-parts&quot;:[[&quot;2008&quot;]]}}}],&quot;schema&quot;:&quot;https://github.com/citation-style-language/schema/raw/master/csl-citation.json&quot;} RNDAN5N4Ic2uO"/>(Tropek et al., 2010; Tropek and Konvicka, 2008)<text:reference-mark-end text:name="ZOTERO_ITEM CSL_CITATION {&quot;citationID&quot;:&quot;wzMGDFCX&quot;,&quot;properties&quot;:{&quot;formattedCitation&quot;:&quot;(Tropek et al., 2010; Tropek and Konvicka, 2008)&quot;,&quot;plainCitation&quot;:&quot;(Tropek et al., 2010; Tropek and Konvicka, 2008)&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id&quot;:2536,&quot;uris&quot;:[&quot;http://zotero.org/users/1954708/items/USYA66AS&quot;],&quot;uri&quot;:[&quot;http://zotero.org/users/1954708/items/USYA66AS&quot;],&quot;itemData&quot;:{&quot;id&quot;:2536,&quot;type&quot;:&quot;article-journal&quot;,&quot;abstract&quot;:&quot;Although there is growing evidence that post-industrial barrens such as quarries can harbour a substantial proportion of species diversity formerly associated with traditional rural landscapes, most of the evidence originated from limestone quarries in relatively warm areas, while minimum studies exist for cool regions and acidic substrates. We used pitfall trapping to study spiders colonising three quarries in a piedmont region of southwestern Czech Republic. We compare samples from the quarries with adjoining seminatural localities using both univariate and multivariate analyses. Samples from the quarries contained less species per trap, but endangered species occurred both in the quarries and outside of them, and some were sampled in the quarries only. Compared to the seminatural localities, quarries were colonised by species preferring lighter and more open vegetation. These species had, in average, more restricted distribution in the Czech Republic, suggesting that the quarries indeed attracted specialists of early successional habitats that are increasingly rare in modern landscapes. Prospects of such species depend on future restoration policy in existing quarries. To safeguard them, spontaneous succession should be preferred over engineered reclamation. Copyright © 2007 John Wiley &amp; Sons, Ltd.&quot;,&quot;container-title&quot;:&quot;Land Degradation &amp; Development&quot;,&quot;DOI&quot;:&quot;10.1002/ldr.817&quot;,&quot;ISSN&quot;:&quot;1099-145X&quot;,&quot;issue&quot;:&quot;1&quot;,&quot;language&quot;:&quot;en&quot;,&quot;note&quot;:&quot;_eprint: https://onlinelibrary.wiley.com/doi/pdf/10.1002/ldr.817&quot;,&quot;page&quot;:&quot;104-114&quot;,&quot;source&quot;:&quot;Wiley Online Library&quot;,&quot;title&quot;:&quot;Can quarries supplement rare xeric habitats in a piedmont region? Spiders of the Blansky les Mts, Czech Republic&quot;,&quot;title-short&quot;:&quot;Can quarries supplement rare xeric habitats in a piedmont region?&quot;,&quot;volume&quot;:&quot;19&quot;,&quot;author&quot;:[{&quot;family&quot;:&quot;Tropek&quot;,&quot;given&quot;:&quot;R.&quot;},{&quot;family&quot;:&quot;Konvicka&quot;,&quot;given&quot;:&quot;M.&quot;}],&quot;issued&quot;:{&quot;date-parts&quot;:[[&quot;2008&quot;]]}}}],&quot;schema&quot;:&quot;https://github.com/citation-style-language/schema/raw/master/csl-citation.json&quot;} RNDAN5N4Ic2uO"/><text:span text:style-name="T6"> i owadów</text:span><text:span text:style-name="T5"> </text:span><text:reference-mark-start text:name="ZOTERO_ITEM CSL_CITATION {&quot;citationID&quot;:&quot;GvRoMXou&quot;,&quot;properties&quot;:{&quot;formattedCitation&quot;:&quot;(Br\\uc0\\u228{}ndle et al., 2000; Harabi\\uc0\\u353{}, 2016; Lenda et al., 2012; L\\uc0\\u246{}nnberg and Jonsell, 2012; Smedt and Poel, 2017; Tichanek and Tropek, 2015)&quot;,&quot;plainCitation&quot;:&quot;(Brändle et al., 2000; Harabiš, 2016; Lenda et al., 2012; Lönnberg and Jonsell, 2012; Smedt and Poel, 2017; Tichanek and Tropek, 2015)&quot;,&quot;noteIndex&quot;:0},&quot;citationItems&quot;:[{&quot;id&quot;:2541,&quot;uris&quot;:[&quot;http://zotero.org/users/1954708/items/NLHBP9EY&quot;],&quot;uri&quot;:[&quot;http://zotero.org/users/1954708/items/NLHBP9EY&quot;],&quot;itemData&quot;:{&quot;id&quot;:2541,&quot;type&quot;:&quot;article-journal&quot;,&quot;abstract&quot;:&quot;We investigated species richness of ground dwelling beetle assemblages in two non-reclaimed lignite mines and a dump in Central Germany by means of pitfall trapping. During a period of five months, a total of 203 beetle species within 27 families represented by 4099 individuals were trapped. This included 75 species of ground beetles represented in a sample of 957 individuals from which 10 species are regionally endangered. The number of individuals, species richness, as well as the proportions of endangered species did not differ between successional stages whereas species composition of sites could be related well to a set of environmental variables. High values of beta-diversity between sites indicated that the total number of species recorded is caused by habitat diversity. From the viewpoint of nature conservation, we conclude that postmining areas can play a key role in conservation of beetle diversity in agricultural areas since they harbour threatened species whose original habitats are now rare due to human impact. An important task for future management of postmining areas is to maintain successional processes and to prevent loss of habitat diversity through afforestation. Areas with extreme soil conditions should also be preserved for long-term availability of bare soil and pioneer vegetation and associated fauna.&quot;,&quot;container-title&quot;:&quot;Biodiversity &amp; Conservation&quot;,&quot;DOI&quot;:&quot;10.1023/A:1008904605567&quot;,&quot;ISSN&quot;:&quot;1572-9710&quot;,&quot;issue&quot;:&quot;9&quot;,&quot;journalAbbreviation&quot;:&quot;Biodiversity and Conservation&quot;,&quot;language&quot;:&quot;en&quot;,&quot;page&quot;:&quot;1297-1311&quot;,&quot;source&quot;:&quot;Springer Link&quot;,&quot;title&quot;:&quot;Diversity of surface dwelling beetle assemblages in open-cast lignite mines in Central Germany&quot;,&quot;volume&quot;:&quot;9&quot;,&quot;author&quot;:[{&quot;family&quot;:&quot;Brändle&quot;,&quot;given&quot;:&quot;Martin&quot;},{&quot;family&quot;:&quot;Durka&quot;,&quot;given&quot;:&quot;Walter&quot;},{&quot;family&quot;:&quot;Altmoos&quot;,&quot;given&quot;:&quot;Michael&quot;}],&quot;issued&quot;:{&quot;date-parts&quot;:[[&quot;2000&quot;,9,1]]}}},{&quot;id&quot;:2545,&quot;uris&quot;:[&quot;http://zotero.org/users/1954708/items/UBRWUC4N&quot;],&quot;uri&quot;:[&quot;http://zotero.org/users/1954708/items/UBRWUC4N&quot;],&quot;itemData&quot;:{&quot;id&quot;:2545,&quot;type&quot;:&quot;article-journal&quot;,&quot;abstract&quot;:&quot;A growing number of studies indicate high conservation potential of freshwater habitats occurring in post-mining areas. The overall diversity of these habitats depends on many factors, however, even a high diversity may diminish significantly over time. Therefore, it is difficult to identify and understand the importance of key habitat properties for diversity. Here I present analysis of three studies comparing the diversity of dragonflies and damselflies (Odonata). Each study was performed in different coal mining basins within the Czech Republic (a total of 94 sites). In this analysis, I used generalized linear mixed models and several multivariate methods to analyze the effects of a number of environmental characteristics such as depth, bottom substrate or bank slope, reflecting not only the current quality but also the succession and formation of individual pools. The occurrence of overall 14 nationally red listed species indicates the high conservation value of these habitats, while the 40 species found indicate that these areas contribute significantly to regional diversity. Species richness of individual pools was associated with habitat type (spoil heap vs. mine subsidence) and with several habitat variables, in particular the character of vegetation around aquatic habitats. In conclusion, the results indicate that diversity and species composition are significantly influenced by factors reflecting the formation and subsequent succession of pools. Effective conservation management should concentrate primarily on modifying pools’ initial properties such as bottom substrate. Subsequent management should then sustain landscape dynamics, which means in particular to sustain minor disturbances that subsequently affect vegetation succession and prevent excessive overgrowing of expansive vegetation, as doing so is promoting the habitat heterogeneity which is essential to high biodiversity in these areas.&quot;,&quot;container-title&quot;:&quot;Ecological Engineering&quot;,&quot;DOI&quot;:&quot;10.1016/j.ecoleng.2016.01.070&quot;,&quot;ISSN&quot;:&quot;0925-8574&quot;,&quot;journalAbbreviation&quot;:&quot;Ecological Engineering&quot;,&quot;language&quot;:&quot;en&quot;,&quot;page&quot;:&quot;438-446&quot;,&quot;source&quot;:&quot;ScienceDirect&quot;,&quot;title&quot;:&quot;High diversity of odonates in post-mining areas: Meta-analysis uncovers potential pitfalls associated with the formation and management of valuable habitats&quot;,&quot;title-short&quot;:&quot;High diversity of odonates in post-mining areas&quot;,&quot;volume&quot;:&quot;90&quot;,&quot;author&quot;:[{&quot;family&quot;:&quot;Harabiš&quot;,&quot;given&quot;:&quot;Filip&quot;}],&quot;issued&quot;:{&quot;date-parts&quot;:[[&quot;2016&quot;,5,1]]}}},{&quot;id&quot;:2539,&quot;uris&quot;:[&quot;http://zotero.org/users/1954708/items/98TVKSZ6&quot;],&quot;uri&quot;:[&quot;http://zotero.org/users/1954708/items/98TVKSZ6&quot;],&quot;itemData&quot;:{&quot;id&quot;:2539,&quot;type&quot;:&quot;article-journal&quot;,&quot;abstract&quot;:&quot;Conservation biology often relies on the protection of (semi)natural habitat remnants. However, the ever increasing human population is taking over natural resources and habitats. Here, contrary to most other studies, we ask how human-associated severe changes in the environment can be used to enrich local biodiversity. We tested if industrial activity (gravel excavation) leads to the creation of habitats that support grassland butterflies and how these areas add to the richness of local species when compared to typical semi-natural habitats (grasslands). We also identified key factors affecting the richness, abundance, diversity and commonness of butterfly species to provide practical recommendations. Species richness, diversity index and the occurrence of rare species were higher in gravel-pit shores than in grasslands. The richness of butterfly species and their abundance were positively affected by the richness of plant species, shrub density and age of the gravel-pit but negatively by the cover of water reservoirs in the surrounding area and the isolation of gravel-pits from grasslands. Butterfly diversity was positively influenced by the richness of plant species and proximity of human settlement but negatively by area of the shore and isolation. Our study is the first one to show the high value of gravel-pits for the conservation of butterflies. We recommend the inclusion of gravel-pits in a system of ecological networks and management of their surroundings to improve the colonization rate of rare species. We suggests that directing interest to the possible positive effects of industrial development on biodiversity may support conservation efforts.&quot;,&quot;container-title&quot;:&quot;Biological Conservation&quot;,&quot;DOI&quot;:&quot;10.1016/j.biocon.2012.01.014&quot;,&quot;ISSN&quot;:&quot;0006-3207&quot;,&quot;issue&quot;:&quot;1&quot;,&quot;journalAbbreviation&quot;:&quot;Biological Conservation&quot;,&quot;language&quot;:&quot;en&quot;,&quot;page&quot;:&quot;180-190&quot;,&quot;source&quot;:&quot;ScienceDirect&quot;,&quot;title&quot;:&quot;The importance of the gravel excavation industry for the conservation of grassland butterflies&quot;,&quot;volume&quot;:&quot;148&quot;,&quot;author&quot;:[{&quot;family&quot;:&quot;Lenda&quot;,&quot;given&quot;:&quot;Magdalena&quot;},{&quot;family&quot;:&quot;Skórka&quot;,&quot;given&quot;:&quot;Piotr&quot;},{&quot;family&quot;:&quot;Moroń&quot;,&quot;given&quot;:&quot;Dawid&quot;},{&quot;family&quot;:&quot;Rosin&quot;,&quot;given&quot;:&quot;Zuzanna M.&quot;},{&quot;family&quot;:&quot;Tryjanowski&quot;,&quot;given&quot;:&quot;Piotr&quot;}],&quot;issued&quot;:{&quot;date-parts&quot;:[[&quot;2012&quot;,4,1]]}}},{&quot;id&quot;:2543,&quot;uris&quot;:[&quot;http://zotero.org/users/1954708/items/R4ZE2XQN&quot;],&quot;uri&quot;:[&quot;http://zotero.org/users/1954708/items/R4ZE2XQN&quot;],&quot;itemData&quot;:{&quot;id&quot;:2543,&quot;type&quot;:&quot;article-journal&quot;,&quot;abstract&quot;:&quot;Species living in open sandy habitats are declining in northern Europe because of habitat loss and degradation. However, mining of sand creates potential new habitats for these species in the form of sand pits. In this study we investigated the beetle fauna in sand pits in order to determine what kind of sand pits are the most valuable for conservation, in terms of sand pit area (primarily) and the proportion of sand material, vegetation cover, tree cover and edge habitats. Thirteen sand pits in Uppsala County, Sweden, ranging in size from 0.02 to 18 ha, were included in this study. A total of 2,500 individuals of beetles, belonging to 256 species, were sampled by pitfall traps. Thirty-nine of the species were classified as specialized sand-dwelling species and two were Swedish Red List species. We found that the area of sand pits affects both species number and species composition of beetles. A positive species-area relationship was found, best explained by a quadratic power function, for the habitat-specific species (i.e., sand species). Our recommendation is to prioritize sand pits with areas between 0.3 and 5 ha, with preference towards the lower end of this range, for conserving sand-dwelling beetles.&quot;,&quot;container-title&quot;:&quot;Biodiversity and Conservation&quot;,&quot;DOI&quot;:&quot;10.1007/s10531-012-0225-2&quot;,&quot;ISSN&quot;:&quot;1572-9710&quot;,&quot;issue&quot;:&quot;3&quot;,&quot;journalAbbreviation&quot;:&quot;Biodivers Conserv&quot;,&quot;language&quot;:&quot;en&quot;,&quot;page&quot;:&quot;853-874&quot;,&quot;source&quot;:&quot;Springer Link&quot;,&quot;title&quot;:&quot;Sand pits as habitats for beetles (Coleoptera): does area affect species number and composition?&quot;,&quot;title-short&quot;:&quot;Sand pits as habitats for beetles (Coleoptera)&quot;,&quot;volume&quot;:&quot;21&quot;,&quot;author&quot;:[{&quot;family&quot;:&quot;Lönnberg&quot;,&quot;given&quot;:&quot;Lina&quot;},{&quot;family&quot;:&quot;Jonsell&quot;,&quot;given&quot;:&quot;Mats&quot;}],&quot;issued&quot;:{&quot;date-parts&quot;:[[&quot;2012&quot;,3,1]]}}},{&quot;id&quot;:2538,&quot;uris&quot;:[&quot;http://zotero.org/users/1954708/items/RPIJBAF5&quot;],&quot;uri&quot;:[&quot;http://zotero.org/users/1954708/items/RPIJBAF5&quot;],&quot;itemData&quot;:{&quot;id&quot;:2538,&quot;type&quot;:&quot;article-journal&quot;,&quot;abstract&quot;:&quot;Sand mining strongly alters the existing landscape, transforming an area into a mosaic of native (sand deposits) and foreign soils, strongly influencing biotic development. The method of restoration of such excavated areas is often debated: natural succession or active restoration. We investigated how natural succession shapes harvestman communities, as part of the soil-dwelling community. We sampled harvestmen over a continuous period of 14 months in 25 plots in an abandoned sand quarry in Belgium using pitfall traps. We found significant increases in harvestman activity-density, species richness and diversity with time since abandonment of the various sections of the quarry. After about 15 years, a drastic change in species composition was observed with the establishment of forest species that more strongly depend on humid conditions to complete their life cycle. Colonisation of harvestmen closely followed vegetation succession despite their limited mobility. We argue that natural succession could be a good management tool for restoring harvestman communities as well as those of other soil-dwelling invertebrates in abandoned sand quarries.&quot;,&quot;container-title&quot;:&quot;Belgian Journal of Zoology&quot;,&quot;DOI&quot;:&quot;10.26496/bjz.2017.13&quot;,&quot;ISSN&quot;:&quot;2295-0451&quot;,&quot;issue&quot;:&quot;2&quot;,&quot;language&quot;:&quot;en&quot;,&quot;note&quot;:&quot;number: 2&quot;,&quot;source&quot;:&quot;www.belgianjournalofzoology.eu&quot;,&quot;title&quot;:&quot;Succession in harvestman (Opiliones) communities within an abandoned sand quarry in Belgium&quot;,&quot;URL&quot;:&quot;https://www.belgianjournalofzoology.eu/BJZ/article/view/13&quot;,&quot;volume&quot;:&quot;147&quot;,&quot;author&quot;:[{&quot;family&quot;:&quot;Smedt&quot;,&quot;given&quot;:&quot;Pallieter De&quot;},{&quot;family&quot;:&quot;Poel&quot;,&quot;given&quot;:&quot;Sam Van&quot;,&quot;dropping-particle&quot;:&quot;de&quot;}],&quot;accessed&quot;:{&quot;date-parts&quot;:[[&quot;2020&quot;,8,17]]},&quot;issued&quot;:{&quot;date-parts&quot;:[[&quot;2017&quot;,12,7]]}}},{&quot;id&quot;:2547,&quot;uris&quot;:[&quot;http://zotero.org/users/1954708/items/XM6GJ2YG&quot;],&quot;uri&quot;:[&quot;http://zotero.org/users/1954708/items/XM6GJ2YG&quot;],&quot;itemData&quot;:{&quot;id&quot;:2547,&quot;type&quot;:&quot;article-journal&quot;,&quot;abstract&quot;:&quot;Headwaters and small streams are crucial components of riverine systems, harbouring many highly specialized and unique invertebrate species. Unfortunately, the overwhelming majority of the Central European lowland headwaters are channelized, eutrophicated and/or polluted, and many related species have become critically endangered. Artificial streams established to drain some post-mining sites supplement a network of headwaters and generally do not suffer from agricultural pollution. Nevertheless, the biodiversity and conservation potential of the streams at post-mining sites has never been evaluated. We studied the biodiversity of dragonflies and damselflies (Odonata) at 53 sections (30 m) of an extraordinarily dense system of drainage ditches at a large lignite spoil heap in the Czech Republic. We recorded 22 dragonfly species, of which eight are threatened according to the national Red List. Moreover, four of them are closely associated with the endangered environment of small streams. Overall diversity was generally low at very tiny and/or narrowed streams and was also strongly reduced by high water velocity, high bankside inclination and dominance of expansive common reeds. Sufficient cover of rather shallow sediment layers strongly supports the studied diversity indicators. We thus conclude that post-mining streams in drainage ditches could have a strong potential to offer secondary habitats for threatened headwater biodiversity. However, intermittent reed suppression and the establishment of gently sloping banks and a structured stream bottom are necessary measures for maximizing post-mining stream conservation.&quot;,&quot;container-title&quot;:&quot;Journal of Insect Conservation&quot;,&quot;DOI&quot;:&quot;10.1007/s10841-015-9814-1&quot;,&quot;ISSN&quot;:&quot;1572-9753&quot;,&quot;issue&quot;:&quot;5&quot;,&quot;journalAbbreviation&quot;:&quot;J Insect Conserv&quot;,&quot;language&quot;:&quot;en&quot;,&quot;page&quot;:&quot;975-985&quot;,&quot;source&quot;:&quot;Springer Link&quot;,&quot;title&quot;:&quot;Conservation value of post-mining headwaters: drainage channels at a lignite spoil heap harbour threatened stream dragonflies&quot;,&quot;title-short&quot;:&quot;Conservation value of post-mining headwaters&quot;,&quot;volume&quot;:&quot;19&quot;,&quot;author&quot;:[{&quot;family&quot;:&quot;Tichanek&quot;,&quot;given&quot;:&quot;Filip&quot;},{&quot;family&quot;:&quot;Tropek&quot;,&quot;given&quot;:&quot;Robert&quot;}],&quot;issued&quot;:{&quot;date-parts&quot;:[[&quot;2015&quot;,10,1]]}}}],&quot;schema&quot;:&quot;https://github.com/citation-style-language/schema/raw/master/csl-citation.json&quot;} RNDeNQPS0iM1T"/><text:span text:style-name="T124">(Br</text:span><text:span text:style-name="T127">ändle et al., 2000; Harabiš, 2016; Lenda et al., 2012; Lönnberg and Jonsell, 2012; Smedt and Poel, 2017; Tichanek and Tropek, 2015)</text:span><text:reference-mark-end text:name="ZOTERO_ITEM CSL_CITATION {&quot;citationID&quot;:&quot;GvRoMXou&quot;,&quot;properties&quot;:{&quot;formattedCitation&quot;:&quot;(Br\\uc0\\u228{}ndle et al., 2000; Harabi\\uc0\\u353{}, 2016; Lenda et al., 2012; L\\uc0\\u246{}nnberg and Jonsell, 2012; Smedt and Poel, 2017; Tichanek and Tropek, 2015)&quot;,&quot;plainCitation&quot;:&quot;(Brändle et al., 2000; Harabiš, 2016; Lenda et al., 2012; Lönnberg and Jonsell, 2012; Smedt and Poel, 2017; Tichanek and Tropek, 2015)&quot;,&quot;noteIndex&quot;:0},&quot;citationItems&quot;:[{&quot;id&quot;:2541,&quot;uris&quot;:[&quot;http://zotero.org/users/1954708/items/NLHBP9EY&quot;],&quot;uri&quot;:[&quot;http://zotero.org/users/1954708/items/NLHBP9EY&quot;],&quot;itemData&quot;:{&quot;id&quot;:2541,&quot;type&quot;:&quot;article-journal&quot;,&quot;abstract&quot;:&quot;We investigated species richness of ground dwelling beetle assemblages in two non-reclaimed lignite mines and a dump in Central Germany by means of pitfall trapping. During a period of five months, a total of 203 beetle species within 27 families represented by 4099 individuals were trapped. This included 75 species of ground beetles represented in a sample of 957 individuals from which 10 species are regionally endangered. The number of individuals, species richness, as well as the proportions of endangered species did not differ between successional stages whereas species composition of sites could be related well to a set of environmental variables. High values of beta-diversity between sites indicated that the total number of species recorded is caused by habitat diversity. From the viewpoint of nature conservation, we conclude that postmining areas can play a key role in conservation of beetle diversity in agricultural areas since they harbour threatened species whose original habitats are now rare due to human impact. An important task for future management of postmining areas is to maintain successional processes and to prevent loss of habitat diversity through afforestation. Areas with extreme soil conditions should also be preserved for long-term availability of bare soil and pioneer vegetation and associated fauna.&quot;,&quot;container-title&quot;:&quot;Biodiversity &amp; Conservation&quot;,&quot;DOI&quot;:&quot;10.1023/A:1008904605567&quot;,&quot;ISSN&quot;:&quot;1572-9710&quot;,&quot;issue&quot;:&quot;9&quot;,&quot;journalAbbreviation&quot;:&quot;Biodiversity and Conservation&quot;,&quot;language&quot;:&quot;en&quot;,&quot;page&quot;:&quot;1297-1311&quot;,&quot;source&quot;:&quot;Springer Link&quot;,&quot;title&quot;:&quot;Diversity of surface dwelling beetle assemblages in open-cast lignite mines in Central Germany&quot;,&quot;volume&quot;:&quot;9&quot;,&quot;author&quot;:[{&quot;family&quot;:&quot;Brändle&quot;,&quot;given&quot;:&quot;Martin&quot;},{&quot;family&quot;:&quot;Durka&quot;,&quot;given&quot;:&quot;Walter&quot;},{&quot;family&quot;:&quot;Altmoos&quot;,&quot;given&quot;:&quot;Michael&quot;}],&quot;issued&quot;:{&quot;date-parts&quot;:[[&quot;2000&quot;,9,1]]}}},{&quot;id&quot;:2545,&quot;uris&quot;:[&quot;http://zotero.org/users/1954708/items/UBRWUC4N&quot;],&quot;uri&quot;:[&quot;http://zotero.org/users/1954708/items/UBRWUC4N&quot;],&quot;itemData&quot;:{&quot;id&quot;:2545,&quot;type&quot;:&quot;article-journal&quot;,&quot;abstract&quot;:&quot;A growing number of studies indicate high conservation potential of freshwater habitats occurring in post-mining areas. The overall diversity of these habitats depends on many factors, however, even a high diversity may diminish significantly over time. Therefore, it is difficult to identify and understand the importance of key habitat properties for diversity. Here I present analysis of three studies comparing the diversity of dragonflies and damselflies (Odonata). Each study was performed in different coal mining basins within the Czech Republic (a total of 94 sites). In this analysis, I used generalized linear mixed models and several multivariate methods to analyze the effects of a number of environmental characteristics such as depth, bottom substrate or bank slope, reflecting not only the current quality but also the succession and formation of individual pools. The occurrence of overall 14 nationally red listed species indicates the high conservation value of these habitats, while the 40 species found indicate that these areas contribute significantly to regional diversity. Species richness of individual pools was associated with habitat type (spoil heap vs. mine subsidence) and with several habitat variables, in particular the character of vegetation around aquatic habitats. In conclusion, the results indicate that diversity and species composition are significantly influenced by factors reflecting the formation and subsequent succession of pools. Effective conservation management should concentrate primarily on modifying pools’ initial properties such as bottom substrate. Subsequent management should then sustain landscape dynamics, which means in particular to sustain minor disturbances that subsequently affect vegetation succession and prevent excessive overgrowing of expansive vegetation, as doing so is promoting the habitat heterogeneity which is essential to high biodiversity in these areas.&quot;,&quot;container-title&quot;:&quot;Ecological Engineering&quot;,&quot;DOI&quot;:&quot;10.1016/j.ecoleng.2016.01.070&quot;,&quot;ISSN&quot;:&quot;0925-8574&quot;,&quot;journalAbbreviation&quot;:&quot;Ecological Engineering&quot;,&quot;language&quot;:&quot;en&quot;,&quot;page&quot;:&quot;438-446&quot;,&quot;source&quot;:&quot;ScienceDirect&quot;,&quot;title&quot;:&quot;High diversity of odonates in post-mining areas: Meta-analysis uncovers potential pitfalls associated with the formation and management of valuable habitats&quot;,&quot;title-short&quot;:&quot;High diversity of odonates in post-mining areas&quot;,&quot;volume&quot;:&quot;90&quot;,&quot;author&quot;:[{&quot;family&quot;:&quot;Harabiš&quot;,&quot;given&quot;:&quot;Filip&quot;}],&quot;issued&quot;:{&quot;date-parts&quot;:[[&quot;2016&quot;,5,1]]}}},{&quot;id&quot;:2539,&quot;uris&quot;:[&quot;http://zotero.org/users/1954708/items/98TVKSZ6&quot;],&quot;uri&quot;:[&quot;http://zotero.org/users/1954708/items/98TVKSZ6&quot;],&quot;itemData&quot;:{&quot;id&quot;:2539,&quot;type&quot;:&quot;article-journal&quot;,&quot;abstract&quot;:&quot;Conservation biology often relies on the protection of (semi)natural habitat remnants. However, the ever increasing human population is taking over natural resources and habitats. Here, contrary to most other studies, we ask how human-associated severe changes in the environment can be used to enrich local biodiversity. We tested if industrial activity (gravel excavation) leads to the creation of habitats that support grassland butterflies and how these areas add to the richness of local species when compared to typical semi-natural habitats (grasslands). We also identified key factors affecting the richness, abundance, diversity and commonness of butterfly species to provide practical recommendations. Species richness, diversity index and the occurrence of rare species were higher in gravel-pit shores than in grasslands. The richness of butterfly species and their abundance were positively affected by the richness of plant species, shrub density and age of the gravel-pit but negatively by the cover of water reservoirs in the surrounding area and the isolation of gravel-pits from grasslands. Butterfly diversity was positively influenced by the richness of plant species and proximity of human settlement but negatively by area of the shore and isolation. Our study is the first one to show the high value of gravel-pits for the conservation of butterflies. We recommend the inclusion of gravel-pits in a system of ecological networks and management of their surroundings to improve the colonization rate of rare species. We suggests that directing interest to the possible positive effects of industrial development on biodiversity may support conservation efforts.&quot;,&quot;container-title&quot;:&quot;Biological Conservation&quot;,&quot;DOI&quot;:&quot;10.1016/j.biocon.2012.01.014&quot;,&quot;ISSN&quot;:&quot;0006-3207&quot;,&quot;issue&quot;:&quot;1&quot;,&quot;journalAbbreviation&quot;:&quot;Biological Conservation&quot;,&quot;language&quot;:&quot;en&quot;,&quot;page&quot;:&quot;180-190&quot;,&quot;source&quot;:&quot;ScienceDirect&quot;,&quot;title&quot;:&quot;The importance of the gravel excavation industry for the conservation of grassland butterflies&quot;,&quot;volume&quot;:&quot;148&quot;,&quot;author&quot;:[{&quot;family&quot;:&quot;Lenda&quot;,&quot;given&quot;:&quot;Magdalena&quot;},{&quot;family&quot;:&quot;Skórka&quot;,&quot;given&quot;:&quot;Piotr&quot;},{&quot;family&quot;:&quot;Moroń&quot;,&quot;given&quot;:&quot;Dawid&quot;},{&quot;family&quot;:&quot;Rosin&quot;,&quot;given&quot;:&quot;Zuzanna M.&quot;},{&quot;family&quot;:&quot;Tryjanowski&quot;,&quot;given&quot;:&quot;Piotr&quot;}],&quot;issued&quot;:{&quot;date-parts&quot;:[[&quot;2012&quot;,4,1]]}}},{&quot;id&quot;:2543,&quot;uris&quot;:[&quot;http://zotero.org/users/1954708/items/R4ZE2XQN&quot;],&quot;uri&quot;:[&quot;http://zotero.org/users/1954708/items/R4ZE2XQN&quot;],&quot;itemData&quot;:{&quot;id&quot;:2543,&quot;type&quot;:&quot;article-journal&quot;,&quot;abstract&quot;:&quot;Species living in open sandy habitats are declining in northern Europe because of habitat loss and degradation. However, mining of sand creates potential new habitats for these species in the form of sand pits. In this study we investigated the beetle fauna in sand pits in order to determine what kind of sand pits are the most valuable for conservation, in terms of sand pit area (primarily) and the proportion of sand material, vegetation cover, tree cover and edge habitats. Thirteen sand pits in Uppsala County, Sweden, ranging in size from 0.02 to 18 ha, were included in this study. A total of 2,500 individuals of beetles, belonging to 256 species, were sampled by pitfall traps. Thirty-nine of the species were classified as specialized sand-dwelling species and two were Swedish Red List species. We found that the area of sand pits affects both species number and species composition of beetles. A positive species-area relationship was found, best explained by a quadratic power function, for the habitat-specific species (i.e., sand species). Our recommendation is to prioritize sand pits with areas between 0.3 and 5 ha, with preference towards the lower end of this range, for conserving sand-dwelling beetles.&quot;,&quot;container-title&quot;:&quot;Biodiversity and Conservation&quot;,&quot;DOI&quot;:&quot;10.1007/s10531-012-0225-2&quot;,&quot;ISSN&quot;:&quot;1572-9710&quot;,&quot;issue&quot;:&quot;3&quot;,&quot;journalAbbreviation&quot;:&quot;Biodivers Conserv&quot;,&quot;language&quot;:&quot;en&quot;,&quot;page&quot;:&quot;853-874&quot;,&quot;source&quot;:&quot;Springer Link&quot;,&quot;title&quot;:&quot;Sand pits as habitats for beetles (Coleoptera): does area affect species number and composition?&quot;,&quot;title-short&quot;:&quot;Sand pits as habitats for beetles (Coleoptera)&quot;,&quot;volume&quot;:&quot;21&quot;,&quot;author&quot;:[{&quot;family&quot;:&quot;Lönnberg&quot;,&quot;given&quot;:&quot;Lina&quot;},{&quot;family&quot;:&quot;Jonsell&quot;,&quot;given&quot;:&quot;Mats&quot;}],&quot;issued&quot;:{&quot;date-parts&quot;:[[&quot;2012&quot;,3,1]]}}},{&quot;id&quot;:2538,&quot;uris&quot;:[&quot;http://zotero.org/users/1954708/items/RPIJBAF5&quot;],&quot;uri&quot;:[&quot;http://zotero.org/users/1954708/items/RPIJBAF5&quot;],&quot;itemData&quot;:{&quot;id&quot;:2538,&quot;type&quot;:&quot;article-journal&quot;,&quot;abstract&quot;:&quot;Sand mining strongly alters the existing landscape, transforming an area into a mosaic of native (sand deposits) and foreign soils, strongly influencing biotic development. The method of restoration of such excavated areas is often debated: natural succession or active restoration. We investigated how natural succession shapes harvestman communities, as part of the soil-dwelling community. We sampled harvestmen over a continuous period of 14 months in 25 plots in an abandoned sand quarry in Belgium using pitfall traps. We found significant increases in harvestman activity-density, species richness and diversity with time since abandonment of the various sections of the quarry. After about 15 years, a drastic change in species composition was observed with the establishment of forest species that more strongly depend on humid conditions to complete their life cycle. Colonisation of harvestmen closely followed vegetation succession despite their limited mobility. We argue that natural succession could be a good management tool for restoring harvestman communities as well as those of other soil-dwelling invertebrates in abandoned sand quarries.&quot;,&quot;container-title&quot;:&quot;Belgian Journal of Zoology&quot;,&quot;DOI&quot;:&quot;10.26496/bjz.2017.13&quot;,&quot;ISSN&quot;:&quot;2295-0451&quot;,&quot;issue&quot;:&quot;2&quot;,&quot;language&quot;:&quot;en&quot;,&quot;note&quot;:&quot;number: 2&quot;,&quot;source&quot;:&quot;www.belgianjournalofzoology.eu&quot;,&quot;title&quot;:&quot;Succession in harvestman (Opiliones) communities within an abandoned sand quarry in Belgium&quot;,&quot;URL&quot;:&quot;https://www.belgianjournalofzoology.eu/BJZ/article/view/13&quot;,&quot;volume&quot;:&quot;147&quot;,&quot;author&quot;:[{&quot;family&quot;:&quot;Smedt&quot;,&quot;given&quot;:&quot;Pallieter De&quot;},{&quot;family&quot;:&quot;Poel&quot;,&quot;given&quot;:&quot;Sam Van&quot;,&quot;dropping-particle&quot;:&quot;de&quot;}],&quot;accessed&quot;:{&quot;date-parts&quot;:[[&quot;2020&quot;,8,17]]},&quot;issued&quot;:{&quot;date-parts&quot;:[[&quot;2017&quot;,12,7]]}}},{&quot;id&quot;:2547,&quot;uris&quot;:[&quot;http://zotero.org/users/1954708/items/XM6GJ2YG&quot;],&quot;uri&quot;:[&quot;http://zotero.org/users/1954708/items/XM6GJ2YG&quot;],&quot;itemData&quot;:{&quot;id&quot;:2547,&quot;type&quot;:&quot;article-journal&quot;,&quot;abstract&quot;:&quot;Headwaters and small streams are crucial components of riverine systems, harbouring many highly specialized and unique invertebrate species. Unfortunately, the overwhelming majority of the Central European lowland headwaters are channelized, eutrophicated and/or polluted, and many related species have become critically endangered. Artificial streams established to drain some post-mining sites supplement a network of headwaters and generally do not suffer from agricultural pollution. Nevertheless, the biodiversity and conservation potential of the streams at post-mining sites has never been evaluated. We studied the biodiversity of dragonflies and damselflies (Odonata) at 53 sections (30 m) of an extraordinarily dense system of drainage ditches at a large lignite spoil heap in the Czech Republic. We recorded 22 dragonfly species, of which eight are threatened according to the national Red List. Moreover, four of them are closely associated with the endangered environment of small streams. Overall diversity was generally low at very tiny and/or narrowed streams and was also strongly reduced by high water velocity, high bankside inclination and dominance of expansive common reeds. Sufficient cover of rather shallow sediment layers strongly supports the studied diversity indicators. We thus conclude that post-mining streams in drainage ditches could have a strong potential to offer secondary habitats for threatened headwater biodiversity. However, intermittent reed suppression and the establishment of gently sloping banks and a structured stream bottom are necessary measures for maximizing post-mining stream conservation.&quot;,&quot;container-title&quot;:&quot;Journal of Insect Conservation&quot;,&quot;DOI&quot;:&quot;10.1007/s10841-015-9814-1&quot;,&quot;ISSN&quot;:&quot;1572-9753&quot;,&quot;issue&quot;:&quot;5&quot;,&quot;journalAbbreviation&quot;:&quot;J Insect Conserv&quot;,&quot;language&quot;:&quot;en&quot;,&quot;page&quot;:&quot;975-985&quot;,&quot;source&quot;:&quot;Springer Link&quot;,&quot;title&quot;:&quot;Conservation value of post-mining headwaters: drainage channels at a lignite spoil heap harbour threatened stream dragonflies&quot;,&quot;title-short&quot;:&quot;Conservation value of post-mining headwaters&quot;,&quot;volume&quot;:&quot;19&quot;,&quot;author&quot;:[{&quot;family&quot;:&quot;Tichanek&quot;,&quot;given&quot;:&quot;Filip&quot;},{&quot;family&quot;:&quot;Tropek&quot;,&quot;given&quot;:&quot;Robert&quot;}],&quot;issued&quot;:{&quot;date-parts&quot;:[[&quot;2015&quot;,10,1]]}}}],&quot;schema&quot;:&quot;https://github.com/citation-style-language/schema/raw/master/csl-citation.json&quot;} RNDeNQPS0iM1T"/><text:span text:style-name="T5">, w tym</text:span><text:span text:style-name="T2"> pszczół i innych żądłówek </text:span><text:reference-mark-start text:name="ZOTERO_ITEM CSL_CITATION {&quot;citationID&quot;:&quot;F1Fus08E&quot;,&quot;properties&quot;:{&quot;formattedCitation&quot;:&quot;(Krauss et al., 2009; Twerd et al., 2019b, 2019a)&quot;,&quot;plainCitation&quot;:&quot;(Krauss et al., 2009; Twerd et al., 2019b, 2019a)&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id&quot;:2553,&quot;uris&quot;:[&quot;http://zotero.org/users/1954708/items/M6CF88FD&quot;],&quot;uri&quot;:[&quot;http://zotero.org/users/1954708/items/M6CF88FD&quot;],&quot;itemData&quot;:{&quot;id&quot;:2553,&quot;type&quot;:&quot;article-journal&quot;,&quot;abstract&quot;:&quot;Abstract.  Scolia hirta (Schrank) and Scolia sexmaculata (O.F. Müller) are Palearctic, parasitic Aculeata inhabiting forests and forest steppes. At present, the&quot;,&quot;container-title&quot;:&quot;Environmental Entomology&quot;,&quot;DOI&quot;:&quot;10.1093/ee/nvz132&quot;,&quot;ISSN&quot;:&quot;0046-225X&quot;,&quot;issue&quot;:&quot;6&quot;,&quot;journalAbbreviation&quot;:&quot;Environ Entomol&quot;,&quot;language&quot;:&quot;en&quot;,&quot;note&quot;:&quot;publisher: Oxford Academic&quot;,&quot;page&quot;:&quot;1499-1510&quot;,&quot;source&quot;:&quot;academic.oup.com&quot;,&quot;title&quot;:&quot;Complementary Use of Various Types of Anthropogenic Habitats by Scolia hirta (Hymenoptera: Scoliidae) and Scolia sexmaculata&quot;,&quot;title-short&quot;:&quot;Complementary Use of Various Types of Anthropogenic Habitats by Scolia hirta (Hymenoptera&quot;,&quot;volume&quot;:&quot;48&quot;,&quot;author&quot;:[{&quot;family&quot;:&quot;Twerd&quot;,&quot;given&quot;:&quot;Lucyna&quot;},{&quot;family&quot;:&quot;Sobieraj-Betlińska&quot;,&quot;given&quot;:&quot;Anna&quot;},{&quot;family&quot;:&quot;Banaszak&quot;,&quot;given&quot;:&quot;Józef&quot;}],&quot;issued&quot;:{&quot;date-parts&quot;:[[&quot;2019&quot;,12,2]]}}},{&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mvPcxh8Rud"/><text:span text:style-name="T7">(Krauss et al., 2009; Twerd et al., 2019b, 2019a)</text:span><text:reference-mark-end text:name="ZOTERO_ITEM CSL_CITATION {&quot;citationID&quot;:&quot;F1Fus08E&quot;,&quot;properties&quot;:{&quot;formattedCitation&quot;:&quot;(Krauss et al., 2009; Twerd et al., 2019b, 2019a)&quot;,&quot;plainCitation&quot;:&quot;(Krauss et al., 2009; Twerd et al., 2019b, 2019a)&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id&quot;:2553,&quot;uris&quot;:[&quot;http://zotero.org/users/1954708/items/M6CF88FD&quot;],&quot;uri&quot;:[&quot;http://zotero.org/users/1954708/items/M6CF88FD&quot;],&quot;itemData&quot;:{&quot;id&quot;:2553,&quot;type&quot;:&quot;article-journal&quot;,&quot;abstract&quot;:&quot;Abstract.  Scolia hirta (Schrank) and Scolia sexmaculata (O.F. Müller) are Palearctic, parasitic Aculeata inhabiting forests and forest steppes. At present, the&quot;,&quot;container-title&quot;:&quot;Environmental Entomology&quot;,&quot;DOI&quot;:&quot;10.1093/ee/nvz132&quot;,&quot;ISSN&quot;:&quot;0046-225X&quot;,&quot;issue&quot;:&quot;6&quot;,&quot;journalAbbreviation&quot;:&quot;Environ Entomol&quot;,&quot;language&quot;:&quot;en&quot;,&quot;note&quot;:&quot;publisher: Oxford Academic&quot;,&quot;page&quot;:&quot;1499-1510&quot;,&quot;source&quot;:&quot;academic.oup.com&quot;,&quot;title&quot;:&quot;Complementary Use of Various Types of Anthropogenic Habitats by Scolia hirta (Hymenoptera: Scoliidae) and Scolia sexmaculata&quot;,&quot;title-short&quot;:&quot;Complementary Use of Various Types of Anthropogenic Habitats by Scolia hirta (Hymenoptera&quot;,&quot;volume&quot;:&quot;48&quot;,&quot;author&quot;:[{&quot;family&quot;:&quot;Twerd&quot;,&quot;given&quot;:&quot;Lucyna&quot;},{&quot;family&quot;:&quot;Sobieraj-Betlińska&quot;,&quot;given&quot;:&quot;Anna&quot;},{&quot;family&quot;:&quot;Banaszak&quot;,&quot;given&quot;:&quot;Józef&quot;}],&quot;issued&quot;:{&quot;date-parts&quot;:[[&quot;2019&quot;,12,2]]}}},{&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mvPcxh8Rud"/><text:span text:style-name="T3">.</text:span><text:span text:style-name="T4"> </text:span><text:span text:style-name="T8">However, </text:span><text:span text:style-name="T9">shifting contribution of individual species within the </text:span><text:span text:style-name="T8">c</text:span><text:span text:style-name="T3">ommunity </text:span><text:span text:style-name="T8">in later successional stages</text:span><text:span text:style-name="T3"> can </text:span><text:span text:style-name="T10">affect</text:span><text:span text:style-name="T11"> conservational value </text:span><text:span text:style-name="T12">of post mining sites.</text:span></text:p>
      <text:p text:style-name="P4"/>
      <text:p text:style-name="P8"><text:span text:style-name="T60">Besides abundance and species diversi</text:span><text:span text:style-name="T61">t</text:span><text:span text:style-name="T60">y, also temporal variability of </text:span><text:span text:style-name="T62">insect </text:span><text:span text:style-name="T63">communit</text:span><text:span text:style-name="T60">ies </text:span><text:span text:style-name="T61">during succession </text:span><text:span text:style-name="T60">is an important criteri</text:span><text:span text:style-name="T61">on</text:span><text:span text:style-name="T60"> </text:span><text:span text:style-name="T61">of</text:span><text:span text:style-name="T60"> ecosys</text:span><text:span text:style-name="T61">t</text:span><text:span text:style-name="T60">em value</text:span><text:span text:style-name="T64">. </text:span><text:span text:style-name="T65">G</text:span><text:span text:style-name="T66">eneral</text:span><text:span text:style-name="T65">ly </text:span><text:span text:style-name="T67">species </text:span><text:span text:style-name="T68">richness </text:span><text:span text:style-name="T67">and diversity </text:span><text:span text:style-name="T65">of insect communities</text:span><text:span text:style-name="T68"> </text:span><text:span text:style-name="T69">is expected to i</text:span><text:span text:style-name="T68">ncrese </text:span><text:span text:style-name="T65">with age</text:span><text:span text:style-name="T68">, </text:span><text:span text:style-name="T64">but r</text:span><text:span text:style-name="T70">espo</text:span><text:span text:style-name="T71">n</text:span><text:span text:style-name="T70">ces of individual </text:span><text:span text:style-name="T72">speci</text:span><text:span text:style-name="T73">e</text:span><text:span text:style-name="T72">s</text:span><text:span text:style-name="T70"> </text:span><text:span text:style-name="T74">are </text:span><text:span text:style-name="T70">often </text:span><text:span text:style-name="T74">highly </text:span><text:span text:style-name="T70">specifi</text:span><text:span text:style-name="T75">c. </text:span><text:span text:style-name="T76">In contrast</text:span><text:span text:style-name="T72"> </text:span><text:span text:style-name="T70">trophic level</text:span><text:span text:style-name="T72">s dynamics</text:span><text:span text:style-name="T69"> </text:span><text:span text:style-name="T70">(</text:span><text:span text:style-name="T75">e.g. </text:span><text:span text:style-name="T70">herbivores, predators, and parasites) </text:span><text:span text:style-name="T76">can show more predicitve patterns </text:span><text:reference-mark-start text:name="ZOTERO_ITEM CSL_CITATION {&quot;citationID&quot;:&quot;A2m5ibE4&quot;,&quot;properties&quot;:{&quot;formattedCitation&quot;:&quot;(Siemann et al., 1999)&quot;,&quot;plainCitation&quot;:&quot;(Siemann et al., 1999)&quot;,&quot;noteIndex&quot;:0},&quot;citationItems&quot;:[{&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UAEUz1Xa0K"/><text:span text:style-name="T76">(Siemann et al., 1999)</text:span><text:reference-mark-end text:name="ZOTERO_ITEM CSL_CITATION {&quot;citationID&quot;:&quot;A2m5ibE4&quot;,&quot;properties&quot;:{&quot;formattedCitation&quot;:&quot;(Siemann et al., 1999)&quot;,&quot;plainCitation&quot;:&quot;(Siemann et al., 1999)&quot;,&quot;noteIndex&quot;:0},&quot;citationItems&quot;:[{&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UAEUz1Xa0K"/><text:span text:style-name="T76"> and </text:span><text:span text:style-name="T77">are</text:span><text:span text:style-name="T69"> </text:span><text:span text:style-name="T76">of high</text:span><text:span text:style-name="T72"> </text:span><text:span text:style-name="T69">importan</text:span><text:span text:style-name="T76">ce</text:span><text:span text:style-name="T69"> </text:span><text:span text:style-name="T70">fr</text:span><text:span text:style-name="T77">o</text:span><text:span text:style-name="T70">m the standpoint of </text:span><text:span text:style-name="T77">the whole </text:span><text:span text:style-name="T69">ecosystem </text:span><text:reference-mark-start text:name="ZOTERO_ITEM CSL_CITATION {&quot;citationID&quot;:&quot;fbZANx9o&quot;,&quot;properties&quot;:{&quot;formattedCitation&quot;:&quot;(Christensen, 1995)&quot;,&quot;plainCitation&quot;:&quot;(Christensen, 1995)&quot;,&quot;noteIndex&quot;:0},&quot;citationItems&quot;:[{&quot;id&quot;:2594,&quot;uris&quot;:[&quot;http://zotero.org/users/1954708/items/PUMASYK2&quot;],&quot;uri&quot;:[&quot;http://zotero.org/users/1954708/items/PUMASYK2&quot;],&quot;itemData&quot;:{&quot;id&quot;:2594,&quot;type&quot;:&quot;article-journal&quot;,&quot;abstract&quot;:&quot;An attempt is made to rank 41 steady-state models of aquatic ecosystems on the basis of their maturity. Maturity is quantified using several of Odum's attributes of ecosystem maturity. It is shown that it is possible to make such a ranking, and that the ranking seems to confirm our intuitive perception of ecosystem maturity. The ranking is compared to rankings based on various ecosystem goal functions. The maturity ranking shows a strong negative correlation with relative ascendency, and thus a strong positive correlation with system overhead, a possible measure of ecosystem stability. The analyses suggest that another goal function, exergy, as calculated here is mainly a function of system biomass, and that it might be appropriate to reconsider the computational aspect of exergy estimation. Most importantly the analyses point to the feasibility of using comparisons of ecosystem models as a tool for enhancing our understanding of ecosystem characteristics, notably sustainability.&quot;,&quot;container-title&quot;:&quot;Ecological Modelling&quot;,&quot;DOI&quot;:&quot;10.1016/0304-3800(93)E0073-C&quot;,&quot;ISSN&quot;:&quot;0304-3800&quot;,&quot;issue&quot;:&quot;1&quot;,&quot;journalAbbreviation&quot;:&quot;Ecological Modelling&quot;,&quot;language&quot;:&quot;en&quot;,&quot;page&quot;:&quot;3-32&quot;,&quot;source&quot;:&quot;ScienceDirect&quot;,&quot;title&quot;:&quot;Ecosystem maturity — towards quantification&quot;,&quot;volume&quot;:&quot;77&quot;,&quot;author&quot;:[{&quot;family&quot;:&quot;Christensen&quot;,&quot;given&quot;:&quot;Villy&quot;}],&quot;issued&quot;:{&quot;date-parts&quot;:[[&quot;1995&quot;,1,1]]}}}],&quot;schema&quot;:&quot;https://github.com/citation-style-language/schema/raw/master/csl-citation.json&quot;} RNDhCR7qpS7NC"/>(Christensen, 1995)<text:reference-mark-end text:name="ZOTERO_ITEM CSL_CITATION {&quot;citationID&quot;:&quot;fbZANx9o&quot;,&quot;properties&quot;:{&quot;formattedCitation&quot;:&quot;(Christensen, 1995)&quot;,&quot;plainCitation&quot;:&quot;(Christensen, 1995)&quot;,&quot;noteIndex&quot;:0},&quot;citationItems&quot;:[{&quot;id&quot;:2594,&quot;uris&quot;:[&quot;http://zotero.org/users/1954708/items/PUMASYK2&quot;],&quot;uri&quot;:[&quot;http://zotero.org/users/1954708/items/PUMASYK2&quot;],&quot;itemData&quot;:{&quot;id&quot;:2594,&quot;type&quot;:&quot;article-journal&quot;,&quot;abstract&quot;:&quot;An attempt is made to rank 41 steady-state models of aquatic ecosystems on the basis of their maturity. Maturity is quantified using several of Odum's attributes of ecosystem maturity. It is shown that it is possible to make such a ranking, and that the ranking seems to confirm our intuitive perception of ecosystem maturity. The ranking is compared to rankings based on various ecosystem goal functions. The maturity ranking shows a strong negative correlation with relative ascendency, and thus a strong positive correlation with system overhead, a possible measure of ecosystem stability. The analyses suggest that another goal function, exergy, as calculated here is mainly a function of system biomass, and that it might be appropriate to reconsider the computational aspect of exergy estimation. Most importantly the analyses point to the feasibility of using comparisons of ecosystem models as a tool for enhancing our understanding of ecosystem characteristics, notably sustainability.&quot;,&quot;container-title&quot;:&quot;Ecological Modelling&quot;,&quot;DOI&quot;:&quot;10.1016/0304-3800(93)E0073-C&quot;,&quot;ISSN&quot;:&quot;0304-3800&quot;,&quot;issue&quot;:&quot;1&quot;,&quot;journalAbbreviation&quot;:&quot;Ecological Modelling&quot;,&quot;language&quot;:&quot;en&quot;,&quot;page&quot;:&quot;3-32&quot;,&quot;source&quot;:&quot;ScienceDirect&quot;,&quot;title&quot;:&quot;Ecosystem maturity — towards quantification&quot;,&quot;volume&quot;:&quot;77&quot;,&quot;author&quot;:[{&quot;family&quot;:&quot;Christensen&quot;,&quot;given&quot;:&quot;Villy&quot;}],&quot;issued&quot;:{&quot;date-parts&quot;:[[&quot;1995&quot;,1,1]]}}}],&quot;schema&quot;:&quot;https://github.com/citation-style-language/schema/raw/master/csl-citation.json&quot;} RNDhCR7qpS7NC"/><text:span text:style-name="T78">. </text:span><text:span text:style-name="T75">For example in</text:span><text:span text:style-name="T79"> case of pollinators</text:span><text:span text:style-name="T78"> </text:span><text:span text:style-name="T79">i</text:span><text:span text:style-name="T80">t was showed that age </text:span><text:span text:style-name="T74">had</text:span><text:span text:style-name="T80"> no effect on </text:span><text:span text:style-name="T79">species abund</text:span><text:span text:style-name="T61">a</text:span><text:span text:style-name="T79">nce nor diversity </text:span><text:span text:style-name="T73">in abandoned fileds</text:span><text:span text:style-name="T80"> </text:span><text:reference-mark-start text:name="ZOTERO_ITEM CSL_CITATION {&quot;citationID&quot;:&quot;MKPXEZTV&quot;,&quot;properties&quot;:{&quot;formattedCitation&quot;:&quot;(Krauss et al., 2009)&quot;,&quot;plainCitation&quot;:&quot;(Krauss et al., 2009)&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schema&quot;:&quot;https://github.com/citation-style-language/schema/raw/master/csl-citation.json&quot;} RND0CiXhZp0XW"/><text:span text:style-name="T80">(Krauss et al., 2009)</text:span><text:reference-mark-end text:name="ZOTERO_ITEM CSL_CITATION {&quot;citationID&quot;:&quot;MKPXEZTV&quot;,&quot;properties&quot;:{&quot;formattedCitation&quot;:&quot;(Krauss et al., 2009)&quot;,&quot;plainCitation&quot;:&quot;(Krauss et al., 2009)&quot;,&quot;noteIndex&quot;:0},&quot;citationItems&quot;:[{&quot;id&quot;:2548,&quot;uris&quot;:[&quot;http://zotero.org/users/1954708/items/XW8GBA3N&quot;],&quot;uri&quot;:[&quot;http://zotero.org/users/1954708/items/XW8GBA3N&quot;],&quot;itemData&quot;:{&quot;id&quot;:2548,&quot;type&quot;:&quot;article-journal&quot;,&quot;abstract&quot;:&quot;1 Within highly modified European landscapes, limestone quarries can act as important secondary habitats for a range of endangered wild bee species. However, the relative influence of quarry habitat area, habitat age and within-habitat diversity on the conservation value of these secondary habitats is mainly unknown. 2 We assessed species richness and abundance of wild bees by variable transect walks in 24 limestone quarries ranging in size from 0·01 to 21·2 ha. Species traits such as social status, resource specialization and nesting substrate were used to define functional guilds of bees. 3 In total, 41% of all wild bee species known from southern Lower Saxony, Germany, were found in the studied quarries. Total species richness increased with habitat area but, in contrast to our expectations, not with habitat age, although we tested an age gradient of over 120 years. Solitary species were more strongly affected by decreasing habitat area than social species but response did not differ with respect to habitat age. 4 Hierarchical partitioning analyses revealed that habitat area per se, within-habitat diversity and sampling effort were of similar importance in explaining species richness patterns. 5 Synthesis and applications. Even newly created limestone quarries provide an important secondary habitat for wild bees. Therefore, maintenance and management of secondary succession of these sites should be given high priority in species conservation plans. Landscape management schemes involving filling or flooding such quarries should be prevented.&quot;,&quot;container-title&quot;:&quot;Journal of Applied Ecology&quot;,&quot;DOI&quot;:&quot;10.1111/j.1365-2664.2008.01582.x&quot;,&quot;ISSN&quot;:&quot;1365-2664&quot;,&quot;issue&quot;:&quot;1&quot;,&quot;language&quot;:&quot;en&quot;,&quot;note&quot;:&quot;_eprint: https://besjournals.onlinelibrary.wiley.com/doi/pdf/10.1111/j.1365-2664.2008.01582.x&quot;,&quot;page&quot;:&quot;194-202&quot;,&quot;source&quot;:&quot;Wiley Online Library&quot;,&quot;title&quot;:&quot;Habitat area but not habitat age determines wild bee richness in limestone quarries&quot;,&quot;volume&quot;:&quot;46&quot;,&quot;author&quot;:[{&quot;family&quot;:&quot;Krauss&quot;,&quot;given&quot;:&quot;Jochen&quot;},{&quot;family&quot;:&quot;Alfert&quot;,&quot;given&quot;:&quot;Thomas&quot;},{&quot;family&quot;:&quot;Steffan‐Dewenter&quot;,&quot;given&quot;:&quot;Ingolf&quot;}],&quot;issued&quot;:{&quot;date-parts&quot;:[[&quot;2009&quot;]]}}}],&quot;schema&quot;:&quot;https://github.com/citation-style-language/schema/raw/master/csl-citation.json&quot;} RND0CiXhZp0XW"/><text:span text:style-name="T80">, but </text:span><text:span text:style-name="T79">it is might</text:span><text:span text:style-name="T13"> not be so for other guilds, </text:span><text:span text:style-name="T14">e,g,</text:span><text:span text:style-name="T15"> predators</text:span><text:span text:style-name="T13">, which d</text:span><text:span text:style-name="T15">e</text:span><text:span text:style-name="T13">pend strongly on </text:span><text:span text:style-name="T16">structural complexity </text:span><text:span text:style-name="T15">of ecosystem</text:span><text:span text:style-name="T16">. </text:span><text:span text:style-name="T17">In general</text:span><text:span text:style-name="T18"> </text:span><text:span text:style-name="T19">proprotion of herbivores in the communit </text:span><text:span text:style-name="T17">may </text:span><text:span text:style-name="T19">decrease in favor of increasingly diverse and abund</text:span><text:span text:style-name="T14">a</text:span><text:span text:style-name="T19">nt </text:span><text:span text:style-name="T20">predators and parasites </text:span><text:reference-mark-start text:name="ZOTERO_ITEM CSL_CITATION {&quot;citationID&quot;:&quot;k0y7CkuK&quot;,&quot;properties&quot;:{&quot;formattedCitation&quot;:&quot;(Corbet, 1995; Siemann et al., 1999)&quot;,&quot;plainCitation&quot;:&quot;(Corbet, 1995; Siemann et al., 1999)&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c60uc2UhXt"/><text:span text:style-name="T20">(Corbet, 1995; Siemann et al., 1999)</text:span><text:reference-mark-end text:name="ZOTERO_ITEM CSL_CITATION {&quot;citationID&quot;:&quot;k0y7CkuK&quot;,&quot;properties&quot;:{&quot;formattedCitation&quot;:&quot;(Corbet, 1995; Siemann et al., 1999)&quot;,&quot;plainCitation&quot;:&quot;(Corbet, 1995; Siemann et al., 1999)&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524,&quot;uris&quot;:[&quot;http://zotero.org/users/1954708/items/4AWTJFXJ&quot;],&quot;uri&quot;:[&quot;http://zotero.org/users/1954708/items/4AWTJFXJ&quot;],&quot;itemData&quot;:{&quot;id&quot;:2524,&quot;type&quot;:&quot;article-journal&quot;,&quot;abstract&quot;:&quot;The successional dynamics of arthropod diversity in 18 abandoned agricultural fields (age 15-54 yr) at Cedar Creek. MN. USA were determined using sweep net sampling (44833 individuals of 618 species). Total arthropod species richness and equitability (J), but not abundance, increased significantly with field successional age. Herbivore and parasite species richness, but not detritivore and predator species richness, also increased significantly with field age. All of these arthropod variables were significantly positively correlated with plant species richness in the fields. When plant species richness was included as a covariate in regressions, there were no longer any significant effects of field age. These results supported the hypothesis that increases in arthropod diversity with field age are influenced by increases in plant diversity. The additional significant positive dependence of herbivore species richness on predator species richness suggests that predator-prey interactions may also influence the successional dynamics of arthropod diversity. Nine of the ten most common arthropod species decreased in abundance with field age, two of them significantly. The abundances of these two generalist forb-feeding species, Melanoplus femurrubrum (Orthoptera: Acrididae) and Scaphytopius acutus (Homoptera: Cicadellidae). each depended significantly on amount of forbs. The average body size of arthropod species (total and herbivores) decreased significantly with field age. An efficiency vs specialization hypothesis predicts such a decrease. Because plants in later secondary succession are generally less palatable, a diversity of smaller, potentially more specialized herbivores may have an advantage over larger and more efficient herbivores in later succession.&quot;,&quot;container-title&quot;:&quot;Ecography&quot;,&quot;DOI&quot;:&quot;10.1111/j.1600-0587.1999.tb00577.x&quot;,&quot;ISSN&quot;:&quot;1600-0587&quot;,&quot;issue&quot;:&quot;4&quot;,&quot;language&quot;:&quot;en&quot;,&quot;note&quot;:&quot;_eprint: https://onlinelibrary.wiley.com/doi/pdf/10.1111/j.1600-0587.1999.tb00577.x&quot;,&quot;page&quot;:&quot;406-414&quot;,&quot;source&quot;:&quot;Wiley Online Library&quot;,&quot;title&quot;:&quot;Dynamics of plant and arthropod diversity during old field succession&quot;,&quot;volume&quot;:&quot;22&quot;,&quot;author&quot;:[{&quot;family&quot;:&quot;Siemann&quot;,&quot;given&quot;:&quot;Evan&quot;},{&quot;family&quot;:&quot;Haarstad&quot;,&quot;given&quot;:&quot;John&quot;},{&quot;family&quot;:&quot;Tilman&quot;,&quot;given&quot;:&quot;David&quot;}],&quot;issued&quot;:{&quot;date-parts&quot;:[[&quot;1999&quot;]]}}}],&quot;schema&quot;:&quot;https://github.com/citation-style-language/schema/raw/master/csl-citation.json&quot;} RNDc60uc2UhXt"/><text:span text:style-name="T18">.</text:span></text:p>
      <text:p text:style-name="P11"/>
      <text:p text:style-name="P1"><text:span text:style-name="T22">Hymenopterans in sand quarries do not necessarily follow general predictions </text:span><text:span text:style-name="T23">of classic successiona</text:span><text:span text:style-name="T24">l</text:span><text:span text:style-name="T23"> th</text:span><text:span text:style-name="T24">eo</text:span><text:span text:style-name="T23">rise advocating continuous increase in diversity and abundance </text:span><text:reference-mark-start text:name="ZOTERO_ITEM CSL_CITATION {&quot;citationID&quot;:&quot;qTiavyer&quot;,&quot;properties&quot;:{&quot;formattedCitation&quot;:&quot;(Brown, 1984; Odum, 1969)&quot;,&quot;plainCitation&quot;:&quot;(Brown, 1984; Odum, 1969)&quot;,&quot;noteIndex&quot;:0},&quot;citationItems&quot;:[{&quot;id&quot;:2589,&quot;uris&quot;:[&quot;http://zotero.org/users/1954708/items/4RRN4LW8&quot;],&quot;uri&quot;:[&quot;http://zotero.org/users/1954708/items/4RRN4LW8&quot;],&quot;itemData&quot;:{&quot;id&quot;:2589,&quot;type&quot;:&quot;article-journal&quot;,&quot;abstract&quot;:&quot;Abstract.  Botanists have dominated the study of secondary succession, and of a result, models and theories have focused on plants. Recent work, however, has re&quot;,&quot;container-title&quot;:&quot;BioScience&quot;,&quot;DOI&quot;:&quot;10.2307/1309664&quot;,&quot;ISSN&quot;:&quot;0006-3568&quot;,&quot;issue&quot;:&quot;11&quot;,&quot;journalAbbreviation&quot;:&quot;BioScience&quot;,&quot;language&quot;:&quot;en&quot;,&quot;note&quot;:&quot;publisher: Oxford Academic&quot;,&quot;page&quot;:&quot;710-716&quot;,&quot;source&quot;:&quot;academic.oup.com&quot;,&quot;title&quot;:&quot;Secondary Succession: Insect-Plant Relationships&quot;,&quot;title-short&quot;:&quot;Secondary Succession&quot;,&quot;volume&quot;:&quot;34&quot;,&quot;author&quot;:[{&quot;family&quot;:&quot;Brown&quot;,&quot;given&quot;:&quot;Valerie K.&quot;}],&quot;issued&quot;:{&quot;date-parts&quot;:[[&quot;1984&quot;,12,1]]}}},{&quot;id&quot;:2585,&quot;uris&quot;:[&quot;http://zotero.org/users/1954708/items/AKBLC3HE&quot;],&quot;uri&quot;:[&quot;http://zotero.org/users/1954708/items/AKBLC3HE&quot;],&quot;itemData&quot;:{&quot;id&quot;:2585,&quot;type&quot;:&quot;article-journal&quot;,&quot;container-title&quot;:&quot;Science&quot;,&quot;DOI&quot;:&quot;10.1126/science.164.3877.262&quot;,&quot;ISSN&quot;:&quot;0036-8075, 1095-9203&quot;,&quot;issue&quot;:&quot;3877&quot;,&quot;language&quot;:&quot;en&quot;,&quot;note&quot;:&quot;publisher: American Association for the Advancement of Science\nsection: Articles\nPMID: 5776636&quot;,&quot;page&quot;:&quot;262-270&quot;,&quot;source&quot;:&quot;science.sciencemag.org&quot;,&quot;title&quot;:&quot;The Strategy of Ecosystem Development&quot;,&quot;volume&quot;:&quot;164&quot;,&quot;author&quot;:[{&quot;family&quot;:&quot;Odum&quot;,&quot;given&quot;:&quot;Eugene P.&quot;}],&quot;issued&quot;:{&quot;date-parts&quot;:[[&quot;1969&quot;,4,18]]}}}],&quot;schema&quot;:&quot;https://github.com/citation-style-language/schema/raw/master/csl-citation.json&quot;} RND7gGkQGNRpP"/><text:span text:style-name="T23">(Brown, 1984; Odum, 1969)</text:span><text:reference-mark-end text:name="ZOTERO_ITEM CSL_CITATION {&quot;citationID&quot;:&quot;qTiavyer&quot;,&quot;properties&quot;:{&quot;formattedCitation&quot;:&quot;(Brown, 1984; Odum, 1969)&quot;,&quot;plainCitation&quot;:&quot;(Brown, 1984; Odum, 1969)&quot;,&quot;noteIndex&quot;:0},&quot;citationItems&quot;:[{&quot;id&quot;:2589,&quot;uris&quot;:[&quot;http://zotero.org/users/1954708/items/4RRN4LW8&quot;],&quot;uri&quot;:[&quot;http://zotero.org/users/1954708/items/4RRN4LW8&quot;],&quot;itemData&quot;:{&quot;id&quot;:2589,&quot;type&quot;:&quot;article-journal&quot;,&quot;abstract&quot;:&quot;Abstract.  Botanists have dominated the study of secondary succession, and of a result, models and theories have focused on plants. Recent work, however, has re&quot;,&quot;container-title&quot;:&quot;BioScience&quot;,&quot;DOI&quot;:&quot;10.2307/1309664&quot;,&quot;ISSN&quot;:&quot;0006-3568&quot;,&quot;issue&quot;:&quot;11&quot;,&quot;journalAbbreviation&quot;:&quot;BioScience&quot;,&quot;language&quot;:&quot;en&quot;,&quot;note&quot;:&quot;publisher: Oxford Academic&quot;,&quot;page&quot;:&quot;710-716&quot;,&quot;source&quot;:&quot;academic.oup.com&quot;,&quot;title&quot;:&quot;Secondary Succession: Insect-Plant Relationships&quot;,&quot;title-short&quot;:&quot;Secondary Succession&quot;,&quot;volume&quot;:&quot;34&quot;,&quot;author&quot;:[{&quot;family&quot;:&quot;Brown&quot;,&quot;given&quot;:&quot;Valerie K.&quot;}],&quot;issued&quot;:{&quot;date-parts&quot;:[[&quot;1984&quot;,12,1]]}}},{&quot;id&quot;:2585,&quot;uris&quot;:[&quot;http://zotero.org/users/1954708/items/AKBLC3HE&quot;],&quot;uri&quot;:[&quot;http://zotero.org/users/1954708/items/AKBLC3HE&quot;],&quot;itemData&quot;:{&quot;id&quot;:2585,&quot;type&quot;:&quot;article-journal&quot;,&quot;container-title&quot;:&quot;Science&quot;,&quot;DOI&quot;:&quot;10.1126/science.164.3877.262&quot;,&quot;ISSN&quot;:&quot;0036-8075, 1095-9203&quot;,&quot;issue&quot;:&quot;3877&quot;,&quot;language&quot;:&quot;en&quot;,&quot;note&quot;:&quot;publisher: American Association for the Advancement of Science\nsection: Articles\nPMID: 5776636&quot;,&quot;page&quot;:&quot;262-270&quot;,&quot;source&quot;:&quot;science.sciencemag.org&quot;,&quot;title&quot;:&quot;The Strategy of Ecosystem Development&quot;,&quot;volume&quot;:&quot;164&quot;,&quot;author&quot;:[{&quot;family&quot;:&quot;Odum&quot;,&quot;given&quot;:&quot;Eugene P.&quot;}],&quot;issued&quot;:{&quot;date-parts&quot;:[[&quot;1969&quot;,4,18]]}}}],&quot;schema&quot;:&quot;https://github.com/citation-style-language/schema/raw/master/csl-citation.json&quot;} RND7gGkQGNRpP"/><text:span text:style-name="T23">. </text:span><text:span text:style-name="T25">I</text:span><text:span text:style-name="T22">t is generally predicted that</text:span><text:span text:style-name="T26">,</text:span><text:span text:style-name="T27"> </text:span><text:span text:style-name="T22">abundance and diversity </text:span><text:span text:style-name="T28">of aculeat</text:span><text:span text:style-name="T14">e</text:span><text:span text:style-name="T28"> Hymenoptera</text:span><text:span text:style-name="T22"> should increase with time, and </text:span><text:span text:style-name="T28">there might be fewer </text:span><text:span text:style-name="T29">rare species</text:span><text:span text:style-name="T26"> </text:span><text:span text:style-name="T27">at</text:span><text:span text:style-name="T26"> initial stages </text:span><text:span text:style-name="T27">of succession</text:span><text:span text:style-name="T16"> </text:span><text:reference-mark-start text:name="ZOTERO_ITEM CSL_CITATION {&quot;citationID&quot;:&quot;7ERYWFch&quot;,&quot;properties&quot;:{&quot;formattedCitation&quot;:&quot;(Corbet, 1995; Gathmann et al., 1994)&quot;,&quot;plainCitation&quot;:&quot;(Corbet, 1995; Gathmann et al., 1994)&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schema&quot;:&quot;https://github.com/citation-style-language/schema/raw/master/csl-citation.json&quot;} RNDz5YsZK4f0K"/><text:span text:style-name="T16">(Corbet, 1995; Gathmann et al., 1994)</text:span><text:reference-mark-end text:name="ZOTERO_ITEM CSL_CITATION {&quot;citationID&quot;:&quot;7ERYWFch&quot;,&quot;properties&quot;:{&quot;formattedCitation&quot;:&quot;(Corbet, 1995; Gathmann et al., 1994)&quot;,&quot;plainCitation&quot;:&quot;(Corbet, 1995; Gathmann et al., 1994)&quot;,&quot;noteIndex&quot;:0},&quot;citationItems&quot;:[{&quot;id&quot;:2505,&quot;uris&quot;:[&quot;http://zotero.org/users/1954708/items/ZN3SLTLV&quot;],&quot;uri&quot;:[&quot;http://zotero.org/users/1954708/items/ZN3SLTLV&quot;],&quot;itemData&quot;:{&quot;id&quot;:2505,&quot;type&quot;:&quot;article-journal&quot;,&quot;abstract&quot;:&quot;Countryside quality over much of Britain depends on agricultural policies, important among which is the set-aside programme in which area based payments are made to encourage farmers to take arable land out of food production. Decisions between long-term and short-term set-aside will influence the future age profile of communities on uncultivated land, affecting their conservation value and their role as sources of pests, natural enemies and pollinators for nearby crops. Because long-term studies of set-aside in Britain are not yet available, other evidence is used to review the successional changes to be expected in a 10 year period of natural regeneration after ploughing. Succession is considered in terms of ecological attributes of plant and insect communities, rather than lists of individual species, so that the concepts are more generally applicable. In a landscape increasingly affected by disturbance, in which some groups of plant and insect species of long-established vegetation are already decreasing, long-term unploughed set-aside offers an opportunity to establish and protect patches of undisturbed perennial herbaceous vegetation and their associated fauna, helping common species to remain common and ecologically important species to remain functional.&quot;,&quot;container-title&quot;:&quot;Agriculture, Ecosystems &amp; Environment&quot;,&quot;DOI&quot;:&quot;10.1016/0167-8809(94)00581-X&quot;,&quot;ISSN&quot;:&quot;0167-8809&quot;,&quot;issue&quot;:&quot;3&quot;,&quot;journalAbbreviation&quot;:&quot;Agriculture, Ecosystems &amp; Environment&quot;,&quot;language&quot;:&quot;en&quot;,&quot;page&quot;:&quot;201-217&quot;,&quot;source&quot;:&quot;ScienceDirect&quot;,&quot;title&quot;:&quot;Insects, plants and succession: advantages of long-term set-aside&quot;,&quot;title-short&quot;:&quot;Insects, plants and succession&quot;,&quot;volume&quot;:&quot;53&quot;,&quot;author&quot;:[{&quot;family&quot;:&quot;Corbet&quot;,&quot;given&quot;:&quot;Sarah A.&quot;}],&quot;issued&quot;:{&quot;date-parts&quot;:[[&quot;1995&quot;,5,1]]}}},{&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schema&quot;:&quot;https://github.com/citation-style-language/schema/raw/master/csl-citation.json&quot;} RNDz5YsZK4f0K"/><text:span text:style-name="T30">. </text:span><text:span text:style-name="T25">However, bee and wasp </text:span><text:span text:style-name="T31">are </text:span><text:span text:style-name="T25">good ecological </text:span><text:span text:style-name="T32">indicators </text:span><text:reference-mark-start text:name="ZOTERO_ITEM CSL_CITATION {&quot;citationID&quot;:&quot;Y2HvE6D5&quot;,&quot;properties&quot;:{&quot;formattedCitation&quot;:&quot;(Odanaka and Rehan, 2019)&quot;,&quot;plainCitation&quot;:&quot;(Odanaka and Rehan, 2019)&quot;,&quot;noteIndex&quot;:0},&quot;citationItems&quot;:[{&quot;id&quot;:2567,&quot;uris&quot;:[&quot;http://zotero.org/users/1954708/items/F8ZGM6UQ&quot;],&quot;uri&quot;:[&quot;http://zotero.org/users/1954708/items/F8ZGM6UQ&quot;],&quot;itemData&quot;:{&quot;id&quot;:2567,&quot;type&quot;:&quot;article-journal&quot;,&quot;abstract&quot;:&quot;Changes in land use and management intensification, especially in agriculture, have led to alarming declines in bee populations and the important ecological services they provide. Little is known how wild bee communities respond to these landscape changes at the phylogenetic level. Phylogenetic diversity was found to be correlated to functional trait diversity, since the former reflects a species evolutionary history while the later reflects the traits a species has accumulated. Here we use a mix of traditional measures of biodiversity and phylogenetic methods to examine differences in wild bee assemblages at six landscapes associated with grazing pressure and different management schemes. We found that grazing pressure strongly influences bee abundance, species richness and functional trait diversity while management intensity has little effect. Interestingly, wild bee phylogenetic diversity was not highly affected by land use, management, or grazing pressure as landscapes retained high levels of phylogenetic evenness. We additionally found evidence of phylogenetic signaling of examined traits. Our findings reveal that wild bee communities can maintain functional trait diversity even with low abundance and species richness. Furthermore, our study supports the notion that trait conservation through evolutionary lineages may only occur for some traits.&quot;,&quot;container-title&quot;:&quot;Agriculture, Ecosystems &amp; Environment&quot;,&quot;DOI&quot;:&quot;10.1016/j.agee.2019.106663&quot;,&quot;ISSN&quot;:&quot;0167-8809&quot;,&quot;journalAbbreviation&quot;:&quot;Agriculture, Ecosystems &amp; Environment&quot;,&quot;language&quot;:&quot;en&quot;,&quot;page&quot;:&quot;106663&quot;,&quot;source&quot;:&quot;ScienceDirect&quot;,&quot;title&quot;:&quot;Impact indicators: Effects of land use management on functional trait and phylogenetic diversity of wild bees&quot;,&quot;title-short&quot;:&quot;Impact indicators&quot;,&quot;volume&quot;:&quot;286&quot;,&quot;author&quot;:[{&quot;family&quot;:&quot;Odanaka&quot;,&quot;given&quot;:&quot;Katherine A.&quot;},{&quot;family&quot;:&quot;Rehan&quot;,&quot;given&quot;:&quot;Sandra M.&quot;}],&quot;issued&quot;:{&quot;date-parts&quot;:[[&quot;2019&quot;,12,1]]}}}],&quot;schema&quot;:&quot;https://github.com/citation-style-language/schema/raw/master/csl-citation.json&quot;} RNDbLcCw43Nmb"/><text:span text:style-name="T32">(Odanaka and Rehan, 2019)</text:span><text:reference-mark-end text:name="ZOTERO_ITEM CSL_CITATION {&quot;citationID&quot;:&quot;Y2HvE6D5&quot;,&quot;properties&quot;:{&quot;formattedCitation&quot;:&quot;(Odanaka and Rehan, 2019)&quot;,&quot;plainCitation&quot;:&quot;(Odanaka and Rehan, 2019)&quot;,&quot;noteIndex&quot;:0},&quot;citationItems&quot;:[{&quot;id&quot;:2567,&quot;uris&quot;:[&quot;http://zotero.org/users/1954708/items/F8ZGM6UQ&quot;],&quot;uri&quot;:[&quot;http://zotero.org/users/1954708/items/F8ZGM6UQ&quot;],&quot;itemData&quot;:{&quot;id&quot;:2567,&quot;type&quot;:&quot;article-journal&quot;,&quot;abstract&quot;:&quot;Changes in land use and management intensification, especially in agriculture, have led to alarming declines in bee populations and the important ecological services they provide. Little is known how wild bee communities respond to these landscape changes at the phylogenetic level. Phylogenetic diversity was found to be correlated to functional trait diversity, since the former reflects a species evolutionary history while the later reflects the traits a species has accumulated. Here we use a mix of traditional measures of biodiversity and phylogenetic methods to examine differences in wild bee assemblages at six landscapes associated with grazing pressure and different management schemes. We found that grazing pressure strongly influences bee abundance, species richness and functional trait diversity while management intensity has little effect. Interestingly, wild bee phylogenetic diversity was not highly affected by land use, management, or grazing pressure as landscapes retained high levels of phylogenetic evenness. We additionally found evidence of phylogenetic signaling of examined traits. Our findings reveal that wild bee communities can maintain functional trait diversity even with low abundance and species richness. Furthermore, our study supports the notion that trait conservation through evolutionary lineages may only occur for some traits.&quot;,&quot;container-title&quot;:&quot;Agriculture, Ecosystems &amp; Environment&quot;,&quot;DOI&quot;:&quot;10.1016/j.agee.2019.106663&quot;,&quot;ISSN&quot;:&quot;0167-8809&quot;,&quot;journalAbbreviation&quot;:&quot;Agriculture, Ecosystems &amp; Environment&quot;,&quot;language&quot;:&quot;en&quot;,&quot;page&quot;:&quot;106663&quot;,&quot;source&quot;:&quot;ScienceDirect&quot;,&quot;title&quot;:&quot;Impact indicators: Effects of land use management on functional trait and phylogenetic diversity of wild bees&quot;,&quot;title-short&quot;:&quot;Impact indicators&quot;,&quot;volume&quot;:&quot;286&quot;,&quot;author&quot;:[{&quot;family&quot;:&quot;Odanaka&quot;,&quot;given&quot;:&quot;Katherine A.&quot;},{&quot;family&quot;:&quot;Rehan&quot;,&quot;given&quot;:&quot;Sandra M.&quot;}],&quot;issued&quot;:{&quot;date-parts&quot;:[[&quot;2019&quot;,12,1]]}}}],&quot;schema&quot;:&quot;https://github.com/citation-style-language/schema/raw/master/csl-citation.json&quot;} RNDbLcCw43Nmb"/><text:span text:style-name="T25">, </text:span><text:span text:style-name="T31">therefore, their communities </text:span><text:span text:style-name="T25">dynamically </text:span><text:span text:style-name="T28">re</text:span><text:span text:style-name="T32">s</text:span><text:span text:style-name="T28">pond to </text:span><text:span text:style-name="T32">even small </text:span><text:span text:style-name="T28">change</text:span><text:span text:style-name="T31">s</text:span><text:span text:style-name="T28"> in their enivronment</text:span><text:span text:style-name="T33">. </text:span><text:span text:style-name="T34">The r</text:span><text:span text:style-name="T32">eason for that is their</text:span><text:span text:style-name="T48"> high nesting and food requirements </text:span><text:reference-mark-start text:name="ZOTERO_ITEM CSL_CITATION {&quot;citationID&quot;:&quot;GaKkoa4i&quot;,&quot;properties&quot;:{&quot;formattedCitation&quot;:&quot;(M\\uc0\\u252{}ller et al., 2006; Ricketts et al., 2008)&quot;,&quot;plainCitation&quot;:&quot;(Müller et al., 2006; Ricketts et al., 2008)&quot;,&quot;noteIndex&quot;:0},&quot;citationItems&quot;:[{&quot;id&quot;:2574,&quot;uris&quot;:[&quot;http://zotero.org/users/1954708/items/8PBGVJZQ&quot;],&quot;uri&quot;:[&quot;http://zotero.org/users/1954708/items/8PBGVJZQ&quot;],&quot;itemData&quot;:{&quot;id&quot;:2574,&quot;type&quot;:&quot;article-journal&quot;,&quot;abstract&quot;:&quot;Knowledge about the quantitative pollen requirements of solitary bees is crucial for the preservation of endangered bee species and the understanding of the evolution of bee–flower relationships. We estimate the number of flowers required to rear a single larva for 41 European bee species (i) by comparing the pollen content of brood cells with the pollen quantity contained in the flowers of the bees’ host plants and (ii) by deducing the pollen requirements from a regression model describing the relationship between the average bee dry body mass and the average brood cell pollen content. The flower requirements of the bee species examined vary by three orders of magnitude. Depending on both bee species and host plant, from seven to 1100 flowers or from 0.9 to 4.5 flower heads are needed to rear a single larva. As only about 40% of the pollen contained in a flower was found to be available to a single female bee, these minimal figures have to be multiplied by a factor of approximately 2.5 to obtain a realistic estimate of bee flower requirements. The amount of pollen lost from flowers for bee nutrition is surprisingly high. We hypothesize that the recent decline of many bee species may have its main cause in a food shortage provoked by a decrease in flower diversity and quantity following habitat destruction and modern agricultural practices. The substantial pollen losses to bees as documented in this study support earlier findings on floral adaptations against excessive pollen harvesting by bees.&quot;,&quot;container-title&quot;:&quot;Biological Conservation&quot;,&quot;DOI&quot;:&quot;10.1016/j.biocon.2006.01.023&quot;,&quot;ISSN&quot;:&quot;0006-3207&quot;,&quot;issue&quot;:&quot;4&quot;,&quot;journalAbbreviation&quot;:&quot;Biological Conservation&quot;,&quot;language&quot;:&quot;en&quot;,&quot;page&quot;:&quot;604-615&quot;,&quot;source&quot;:&quot;ScienceDirect&quot;,&quot;title&quot;:&quot;Quantitative pollen requirements of solitary bees: Implications for bee conservation and the evolution of bee–flower relationships&quot;,&quot;title-short&quot;:&quot;Quantitative pollen requirements of solitary bees&quot;,&quot;volume&quot;:&quot;130&quot;,&quot;author&quot;:[{&quot;family&quot;:&quot;Müller&quot;,&quot;given&quot;:&quot;Andreas&quot;},{&quot;family&quot;:&quot;Diener&quot;,&quot;given&quot;:&quot;Stefan&quot;},{&quot;family&quot;:&quot;Schnyder&quot;,&quot;given&quot;:&quot;Simone&quot;},{&quot;family&quot;:&quot;Stutz&quot;,&quot;given&quot;:&quot;Katharina&quot;},{&quot;family&quot;:&quot;Sedivy&quot;,&quot;given&quot;:&quot;Claudio&quot;},{&quot;family&quot;:&quot;Dorn&quot;,&quot;given&quot;:&quot;Silvia&quot;}],&quot;issued&quot;:{&quot;date-parts&quot;:[[&quot;2006&quot;,7,1]]}}},{&quot;id&quot;:2596,&quot;uris&quot;:[&quot;http://zotero.org/users/1954708/items/HC74MWBA&quot;],&quot;uri&quot;:[&quot;http://zotero.org/users/1954708/items/HC74MWBA&quot;],&quot;itemData&quot;:{&quot;id&quot;:2596,&quot;type&quot;:&quot;article-journal&quot;,&quot;abstract&quot;:&quot;Pollination by bees and other animals increases the size, quality, or stability of harvests for 70% of leading global crops. Because native species pollinate many of these crops effectively, conserving habitats for wild pollinators within agricultural landscapes can help maintain pollination services. Using hierarchical Bayesian techniques, we synthesize the results of 23 studies – representing 16 crops on five continents – to estimate the general relationship between pollination services and distance from natural or semi-natural habitats. We find strong exponential declines in both pollinator richness and native visitation rate. Visitation rate declines more steeply, dropping to half of its maximum at 0.6 km from natural habitat, compared to 1.5 km for richness. Evidence of general decline in fruit and seed set – variables that directly affect yields – is less clear. Visitation rate drops more steeply in tropical compared with temperate regions, and slightly more steeply for social compared with solitary bees. Tropical crops pollinated primarily by social bees may therefore be most susceptible to pollination failure from habitat loss. Quantifying these general relationships can help predict consequences of land use change on pollinator communities and crop productivity, and can inform landscape conservation efforts that balance the needs of native species and people.&quot;,&quot;container-title&quot;:&quot;Ecology Letters&quot;,&quot;DOI&quot;:&quot;10.1111/j.1461-0248.2008.01157.x&quot;,&quot;ISSN&quot;:&quot;1461-0248&quot;,&quot;issue&quot;:&quot;5&quot;,&quot;language&quot;:&quot;en&quot;,&quot;note&quot;:&quot;_eprint: https://onlinelibrary.wiley.com/doi/pdf/10.1111/j.1461-0248.2008.01157.x&quot;,&quot;page&quot;:&quot;499-515&quot;,&quot;source&quot;:&quot;Wiley Online Library&quot;,&quot;title&quot;:&quot;Landscape effects on crop pollination services: are there general patterns?&quot;,&quot;title-short&quot;:&quot;Landscape effects on crop pollination services&quot;,&quot;volume&quot;:&quot;11&quot;,&quot;author&quot;:[{&quot;family&quot;:&quot;Ricketts&quot;,&quot;given&quot;:&quot;Taylor H.&quot;},{&quot;family&quot;:&quot;Regetz&quot;,&quot;given&quot;:&quot;James&quot;},{&quot;family&quot;:&quot;Steffan‐Dewenter&quot;,&quot;given&quot;:&quot;Ingolf&quot;},{&quot;family&quot;:&quot;Cunningham&quot;,&quot;given&quot;:&quot;Saul A.&quot;},{&quot;family&quot;:&quot;Kremen&quot;,&quot;given&quot;:&quot;Claire&quot;},{&quot;family&quot;:&quot;Bogdanski&quot;,&quot;given&quot;:&quot;Anne&quot;},{&quot;family&quot;:&quot;Gemmill‐Herren&quot;,&quot;given&quot;:&quot;Barbara&quot;},{&quot;family&quot;:&quot;Greenleaf&quot;,&quot;given&quot;:&quot;Sarah S.&quot;},{&quot;family&quot;:&quot;Klein&quot;,&quot;given&quot;:&quot;Alexandra M.&quot;},{&quot;family&quot;:&quot;Mayfield&quot;,&quot;given&quot;:&quot;Margaret M.&quot;},{&quot;family&quot;:&quot;Morandin&quot;,&quot;given&quot;:&quot;Lora A.&quot;},{&quot;family&quot;:&quot;Ochieng’&quot;,&quot;given&quot;:&quot;Alfred&quot;},{&quot;family&quot;:&quot;Viana&quot;,&quot;given&quot;:&quot;Blande F.&quot;}],&quot;issued&quot;:{&quot;date-parts&quot;:[[&quot;2008&quot;]]}}}],&quot;schema&quot;:&quot;https://github.com/citation-style-language/schema/raw/master/csl-citation.json&quot;} RND5kUFhggQdG"/><text:span text:style-name="T126">(M</text:span><text:span text:style-name="T128">üller et al., 2006; Ricketts et al., 2008)</text:span><text:reference-mark-end text:name="ZOTERO_ITEM CSL_CITATION {&quot;citationID&quot;:&quot;GaKkoa4i&quot;,&quot;properties&quot;:{&quot;formattedCitation&quot;:&quot;(M\\uc0\\u252{}ller et al., 2006; Ricketts et al., 2008)&quot;,&quot;plainCitation&quot;:&quot;(Müller et al., 2006; Ricketts et al., 2008)&quot;,&quot;noteIndex&quot;:0},&quot;citationItems&quot;:[{&quot;id&quot;:2574,&quot;uris&quot;:[&quot;http://zotero.org/users/1954708/items/8PBGVJZQ&quot;],&quot;uri&quot;:[&quot;http://zotero.org/users/1954708/items/8PBGVJZQ&quot;],&quot;itemData&quot;:{&quot;id&quot;:2574,&quot;type&quot;:&quot;article-journal&quot;,&quot;abstract&quot;:&quot;Knowledge about the quantitative pollen requirements of solitary bees is crucial for the preservation of endangered bee species and the understanding of the evolution of bee–flower relationships. We estimate the number of flowers required to rear a single larva for 41 European bee species (i) by comparing the pollen content of brood cells with the pollen quantity contained in the flowers of the bees’ host plants and (ii) by deducing the pollen requirements from a regression model describing the relationship between the average bee dry body mass and the average brood cell pollen content. The flower requirements of the bee species examined vary by three orders of magnitude. Depending on both bee species and host plant, from seven to 1100 flowers or from 0.9 to 4.5 flower heads are needed to rear a single larva. As only about 40% of the pollen contained in a flower was found to be available to a single female bee, these minimal figures have to be multiplied by a factor of approximately 2.5 to obtain a realistic estimate of bee flower requirements. The amount of pollen lost from flowers for bee nutrition is surprisingly high. We hypothesize that the recent decline of many bee species may have its main cause in a food shortage provoked by a decrease in flower diversity and quantity following habitat destruction and modern agricultural practices. The substantial pollen losses to bees as documented in this study support earlier findings on floral adaptations against excessive pollen harvesting by bees.&quot;,&quot;container-title&quot;:&quot;Biological Conservation&quot;,&quot;DOI&quot;:&quot;10.1016/j.biocon.2006.01.023&quot;,&quot;ISSN&quot;:&quot;0006-3207&quot;,&quot;issue&quot;:&quot;4&quot;,&quot;journalAbbreviation&quot;:&quot;Biological Conservation&quot;,&quot;language&quot;:&quot;en&quot;,&quot;page&quot;:&quot;604-615&quot;,&quot;source&quot;:&quot;ScienceDirect&quot;,&quot;title&quot;:&quot;Quantitative pollen requirements of solitary bees: Implications for bee conservation and the evolution of bee–flower relationships&quot;,&quot;title-short&quot;:&quot;Quantitative pollen requirements of solitary bees&quot;,&quot;volume&quot;:&quot;130&quot;,&quot;author&quot;:[{&quot;family&quot;:&quot;Müller&quot;,&quot;given&quot;:&quot;Andreas&quot;},{&quot;family&quot;:&quot;Diener&quot;,&quot;given&quot;:&quot;Stefan&quot;},{&quot;family&quot;:&quot;Schnyder&quot;,&quot;given&quot;:&quot;Simone&quot;},{&quot;family&quot;:&quot;Stutz&quot;,&quot;given&quot;:&quot;Katharina&quot;},{&quot;family&quot;:&quot;Sedivy&quot;,&quot;given&quot;:&quot;Claudio&quot;},{&quot;family&quot;:&quot;Dorn&quot;,&quot;given&quot;:&quot;Silvia&quot;}],&quot;issued&quot;:{&quot;date-parts&quot;:[[&quot;2006&quot;,7,1]]}}},{&quot;id&quot;:2596,&quot;uris&quot;:[&quot;http://zotero.org/users/1954708/items/HC74MWBA&quot;],&quot;uri&quot;:[&quot;http://zotero.org/users/1954708/items/HC74MWBA&quot;],&quot;itemData&quot;:{&quot;id&quot;:2596,&quot;type&quot;:&quot;article-journal&quot;,&quot;abstract&quot;:&quot;Pollination by bees and other animals increases the size, quality, or stability of harvests for 70% of leading global crops. Because native species pollinate many of these crops effectively, conserving habitats for wild pollinators within agricultural landscapes can help maintain pollination services. Using hierarchical Bayesian techniques, we synthesize the results of 23 studies – representing 16 crops on five continents – to estimate the general relationship between pollination services and distance from natural or semi-natural habitats. We find strong exponential declines in both pollinator richness and native visitation rate. Visitation rate declines more steeply, dropping to half of its maximum at 0.6 km from natural habitat, compared to 1.5 km for richness. Evidence of general decline in fruit and seed set – variables that directly affect yields – is less clear. Visitation rate drops more steeply in tropical compared with temperate regions, and slightly more steeply for social compared with solitary bees. Tropical crops pollinated primarily by social bees may therefore be most susceptible to pollination failure from habitat loss. Quantifying these general relationships can help predict consequences of land use change on pollinator communities and crop productivity, and can inform landscape conservation efforts that balance the needs of native species and people.&quot;,&quot;container-title&quot;:&quot;Ecology Letters&quot;,&quot;DOI&quot;:&quot;10.1111/j.1461-0248.2008.01157.x&quot;,&quot;ISSN&quot;:&quot;1461-0248&quot;,&quot;issue&quot;:&quot;5&quot;,&quot;language&quot;:&quot;en&quot;,&quot;note&quot;:&quot;_eprint: https://onlinelibrary.wiley.com/doi/pdf/10.1111/j.1461-0248.2008.01157.x&quot;,&quot;page&quot;:&quot;499-515&quot;,&quot;source&quot;:&quot;Wiley Online Library&quot;,&quot;title&quot;:&quot;Landscape effects on crop pollination services: are there general patterns?&quot;,&quot;title-short&quot;:&quot;Landscape effects on crop pollination services&quot;,&quot;volume&quot;:&quot;11&quot;,&quot;author&quot;:[{&quot;family&quot;:&quot;Ricketts&quot;,&quot;given&quot;:&quot;Taylor H.&quot;},{&quot;family&quot;:&quot;Regetz&quot;,&quot;given&quot;:&quot;James&quot;},{&quot;family&quot;:&quot;Steffan‐Dewenter&quot;,&quot;given&quot;:&quot;Ingolf&quot;},{&quot;family&quot;:&quot;Cunningham&quot;,&quot;given&quot;:&quot;Saul A.&quot;},{&quot;family&quot;:&quot;Kremen&quot;,&quot;given&quot;:&quot;Claire&quot;},{&quot;family&quot;:&quot;Bogdanski&quot;,&quot;given&quot;:&quot;Anne&quot;},{&quot;family&quot;:&quot;Gemmill‐Herren&quot;,&quot;given&quot;:&quot;Barbara&quot;},{&quot;family&quot;:&quot;Greenleaf&quot;,&quot;given&quot;:&quot;Sarah S.&quot;},{&quot;family&quot;:&quot;Klein&quot;,&quot;given&quot;:&quot;Alexandra M.&quot;},{&quot;family&quot;:&quot;Mayfield&quot;,&quot;given&quot;:&quot;Margaret M.&quot;},{&quot;family&quot;:&quot;Morandin&quot;,&quot;given&quot;:&quot;Lora A.&quot;},{&quot;family&quot;:&quot;Ochieng’&quot;,&quot;given&quot;:&quot;Alfred&quot;},{&quot;family&quot;:&quot;Viana&quot;,&quot;given&quot;:&quot;Blande F.&quot;}],&quot;issued&quot;:{&quot;date-parts&quot;:[[&quot;2008&quot;]]}}}],&quot;schema&quot;:&quot;https://github.com/citation-style-language/schema/raw/master/csl-citation.json&quot;} RND5kUFhggQdG"/><text:span text:style-name="T25">, resulting in strong </text:span><text:span text:style-name="T35">relat</text:span><text:span text:style-name="T25">ionship</text:span><text:span text:style-name="T35"> </text:span><text:span text:style-name="T25">with available</text:span><text:span text:style-name="T35"> floral resources</text:span><text:span text:style-name="T36"> </text:span><text:reference-mark-start text:name="ZOTERO_ITEM CSL_CITATION {&quot;citationID&quot;:&quot;mXJVBAZN&quot;,&quot;properties&quot;:{&quot;formattedCitation&quot;:&quot;(Alanen et al., 2011)&quot;,&quot;plainCitation&quot;:&quot;(Alanen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schema&quot;:&quot;https://github.com/citation-style-language/schema/raw/master/csl-citation.json&quot;} RND2UWcAM1uLq"/><text:span text:style-name="T36">(Alanen et al., 2011)</text:span><text:reference-mark-end text:name="ZOTERO_ITEM CSL_CITATION {&quot;citationID&quot;:&quot;mXJVBAZN&quot;,&quot;properties&quot;:{&quot;formattedCitation&quot;:&quot;(Alanen et al., 2011)&quot;,&quot;plainCitation&quot;:&quot;(Alanen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schema&quot;:&quot;https://github.com/citation-style-language/schema/raw/master/csl-citation.json&quot;} RND2UWcAM1uLq"/><text:span text:style-name="T49">. </text:span><text:span text:style-name="T50">Therefore, c</text:span><text:span text:style-name="T51">ontrary to the above prediction</text:span><text:span text:style-name="T52">s,</text:span><text:span text:style-name="T51"> e</text:span><text:span text:style-name="T29">arly succession</text:span><text:span text:style-name="T37">al stages</text:span><text:span text:style-name="T29"> </text:span><text:span text:style-name="T38">of abandoned fields </text:span><text:span text:style-name="T39">were found to</text:span><text:span text:style-name="T22"> </text:span><text:span text:style-name="T40">harbour </text:span><text:span text:style-name="T38">diverse</text:span><text:span text:style-name="T40"> </text:span><text:span text:style-name="T25">Hymenoptera </text:span><text:span text:style-name="T38">communities</text:span><text:span text:style-name="T29"> </text:span><text:span text:style-name="T40">because of high abundance of annual plants</text:span><text:span text:style-name="T41"> </text:span><text:reference-mark-start text:name="ZOTERO_ITEM CSL_CITATION {&quot;citationID&quot;:&quot;KfFXl2yu&quot;,&quot;properties&quot;:{&quot;formattedCitation&quot;:&quot;(Alanen et al., 2011; Parrish and Bazzaz, 1979; Roberts et al., 2017; Tscharntke et al., 2011)&quot;,&quot;plainCitation&quot;:&quot;(Alanen et al., 2011; Parrish and Bazzaz, 1979; Roberts et al., 2017; Tscharntke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id&quot;:2484,&quot;uris&quot;:[&quot;http://zotero.org/users/1954708/items/9I9CE8FP&quot;],&quot;uri&quot;:[&quot;http://zotero.org/users/1954708/items/9I9CE8FP&quot;],&quot;itemData&quot;:{&quot;id&quot;:2484,&quot;type&quot;:&quot;article-journal&quot;,&quot;abstract&quot;:&quot;Anthropogenic disturbance of habitat is considered a contributing factor of pollinator declines, but some disturbances such as silviculture, may have positive implications for pollinator communities. Silviculture is a key source of disturbance in the eastern USA and thus, developing a better understanding of its ramifications for these keystone species is important for effective ecosystem conservation. We sampled bees in 30 forest openings created by group selection harvest as well as 30 sites in adjacent mature forest to examine the extent to which small forest openings support bees, to identify environmental variables influencing bee abundance and diversity, and to gauge their potential to augment bee populations in adjacent unmanaged forest. Bees were significantly more abundant and diverse in forest openings than in mature forest, but species composition did not differ. There was no relationship between opening size and abundance or diversity of bees in openings or adjacent mature forest. Both abundance and diversity were generally positively related to the amount of early-successional habitat on the landscape. Within openings, overall abundance and diversity decreased with vegetation height and increased with a metric representing floral richness and abundance. Notably, social, soft-wood-nesting, and small bees exhibited the opposite pattern in adjacent forest, increasing with vegetation height in openings and decreasing with greater floral richness and abundance within openings. Our results suggest that the creation of small forest openings helps to promote bees both in openings and adjacent mature forest, but this pattern is not consistent for all guilds.&quot;,&quot;container-title&quot;:&quot;Forest Ecology and Management&quot;,&quot;DOI&quot;:&quot;10.1016/j.foreco.2017.03.027&quot;,&quot;ISSN&quot;:&quot;0378-1127&quot;,&quot;journalAbbreviation&quot;:&quot;Forest Ecology and Management&quot;,&quot;language&quot;:&quot;en&quot;,&quot;page&quot;:&quot;111-122&quot;,&quot;source&quot;:&quot;ScienceDirect&quot;,&quot;title&quot;:&quot;Factors affecting bee communities in forest openings and adjacent mature forest&quot;,&quot;volume&quot;:&quot;394&quot;,&quot;author&quot;:[{&quot;family&quot;:&quot;Roberts&quot;,&quot;given&quot;:&quot;H. Patrick&quot;},{&quot;family&quot;:&quot;King&quot;,&quot;given&quot;:&quot;David I.&quot;},{&quot;family&quot;:&quot;Milam&quot;,&quot;given&quot;:&quot;Joan&quot;}],&quot;issued&quot;:{&quot;date-parts&quot;:[[&quot;2017&quot;,6,15]]}}},{&quot;id&quot;:2512,&quot;uris&quot;:[&quot;http://zotero.org/users/1954708/items/9EY88XHN&quot;],&quot;uri&quot;:[&quot;http://zotero.org/users/1954708/items/9EY88XHN&quot;],&quot;itemData&quot;:{&quot;id&quot;:2512,&quot;type&quot;:&quot;article-journal&quot;,&quot;abstract&quot;:&quot;European Union (EU) member states set aside between 5 and 15% of arable land during the last two decades, but abolition of the set-aside scheme in 2008 caused a sudden loss in habitat availability and biodiversity in agricultural landscapes. Management of set-aside has many facets and in this perspective paper we focus on the biodiversity effects of successional age, sowing strategies and landscape context. Young, 1–2-year-old set-asides have been initially considered to be too ephemeral to have any conservation value. However, when a rich seed and bud bank is available, a species-rich natural (secondary) succession can be observed. Arable (annual) weed communities in the first two years of succession can even include endangered plant species with associated rare insect consumers. Furthermore, many bird species benefit from early-successional habitats, whereas small mammal communities are richer in older habitats. If the local plant species pool is poor, sowings of diverse mixtures from regional seed collections can be recommended. Set-aside managers using species-rich sowings often experience that dominant weeds suppress the less competitive annual species. This trend to species-poor communities can be avoided by intraspecific aggregation of competitively weak species. Broadening the spatial scale from the plot to the landscape, efficiency of set-aside is highest in simple landscapes, where set-aside exhibits greatest effect in enhancement of biodiversity and associated services such as pollination and biological control. In complex landscapes, however, additional set-aside does not add much to the high level of biodiversity and ecological processes already present. Twenty percent of semi-natural, non-crop habitat appears to be a rough threshold for enhancing biodiversity and sustaining services such as pollination and biological control, but improved set-aside management should have the potential to reduce the percentage of semi-natural non-crop habitat needed. EU policy should tailor set-aside schemes for the maintenance of biodiversity and also consider that management efficiency is higher in simple than complex landscapes.&quot;,&quot;collection-title&quot;:&quot;Set-aside: conservation value in a changing agricultural landscape&quot;,&quot;container-title&quot;:&quot;Agriculture, Ecosystems &amp; Environment&quot;,&quot;DOI&quot;:&quot;10.1016/j.agee.2010.11.025&quot;,&quot;ISSN&quot;:&quot;0167-8809&quot;,&quot;issue&quot;:&quot;1&quot;,&quot;journalAbbreviation&quot;:&quot;Agriculture, Ecosystems &amp; Environment&quot;,&quot;language&quot;:&quot;en&quot;,&quot;page&quot;:&quot;37-44&quot;,&quot;source&quot;:&quot;ScienceDirect&quot;,&quot;title&quot;:&quot;Set-aside management: How do succession, sowing patterns and landscape context affect biodiversity?&quot;,&quot;title-short&quot;:&quot;Set-aside management&quot;,&quot;volume&quot;:&quot;143&quot;,&quot;author&quot;:[{&quot;family&quot;:&quot;Tscharntke&quot;,&quot;given&quot;:&quot;Teja&quot;},{&quot;family&quot;:&quot;Batáry&quot;,&quot;given&quot;:&quot;Péter&quot;},{&quot;family&quot;:&quot;Dormann&quot;,&quot;given&quot;:&quot;Carsten F.&quot;}],&quot;issued&quot;:{&quot;date-parts&quot;:[[&quot;2011&quot;,9,1]]}}}],&quot;schema&quot;:&quot;https://github.com/citation-style-language/schema/raw/master/csl-citation.json&quot;} RNDkAAK8zcesn"/><text:span text:style-name="T41">(Alanen et al., 2011; Parrish and Bazzaz, 1979; Roberts et al., 2017; Tscharntke et al., 2011)</text:span><text:reference-mark-end text:name="ZOTERO_ITEM CSL_CITATION {&quot;citationID&quot;:&quot;KfFXl2yu&quot;,&quot;properties&quot;:{&quot;formattedCitation&quot;:&quot;(Alanen et al., 2011; Parrish and Bazzaz, 1979; Roberts et al., 2017; Tscharntke et al., 2011)&quot;,&quot;plainCitation&quot;:&quot;(Alanen et al., 2011; Parrish and Bazzaz, 1979; Roberts et al., 2017; Tscharntke et al., 2011)&quot;,&quot;noteIndex&quot;:0},&quot;citationItems&quot;:[{&quot;id&quot;:2509,&quot;uris&quot;:[&quot;http://zotero.org/users/1954708/items/84P5FSJP&quot;],&quot;uri&quot;:[&quot;http://zotero.org/users/1954708/items/84P5FSJP&quot;],&quot;itemData&quot;:{&quot;id&quot;:2509,&quot;type&quot;:&quot;article-journal&quot;,&quot;abstract&quot;:&quot;1. Establishing temporal habitat patches, such as long-term set-aside, is potentially a valuable approach to support pollinator populations in intensively cultivated landscapes. The benefits of this approach are expected to differ between pollinator groups, because of fundamental differences in their ecology. 2. We studied the responses of two pollinator groups, bumblebees and diurnal Lepidoptera (butterflies and diurnal moths), to the vegetation succession in experimental set-aside during six consecutive years. The pollinators were monitored in 24 large treatment plots (50 × 50 m), sown with three different seed mixtures (competitive and two alternatives) and unmanaged or managed by mowing, and on 10 surrounding field margins. 3. The responses of the two pollinator groups to vegetation succession were distinctly different. Bumblebees showed a very strong positive response to the diverse seed mixture with abundant floral resources, and their abundance peaked in the first year. The species richness and abundance of Lepidoptera were increased gradually, suggesting differential colonization speeds of species and a gradual establishment of populations. Lepidopteran abundance reached the level of the field margins in 3 years, whereas the corresponding species richness level was not reached. The benefits of the alternative seed mixtures were less pronounced in Lepidoptera than in bumblebees. No effects of the mowing treatment on either species group were detected. 4. Within both pollinator groups, the response to vegetation succession was associated with species traits. In bumblebees, long-tongued species (indicating specialization) were increased during succession. In butterflies and diurnal moths, colonization success of species was strongly correlated with their wing span (indicating mobility). The most successful colonizers in butterflies were grass feeders and in diurnal moths the species feeding on leguminous plants at the larval stage. 5. Synthesis and applications. The ecological requirements of different pollinator groups should be taken into account when establishing set-aside. Supporting bumblebees is possible even on short-term set-aside, assuming nectar and pollen sources are made available. The occurrence of butterflies and diurnal moths is strongly driven by additional factors, such as the availability of larval host plants as well as adult mobility, which calls for set-aside management regimes to be in place for several years.&quot;,&quot;container-title&quot;:&quot;Journal of Applied Ecology&quot;,&quot;DOI&quot;:&quot;10.1111/j.1365-2664.2011.02012.x&quot;,&quot;ISSN&quot;:&quot;1365-2664&quot;,&quot;issue&quot;:&quot;5&quot;,&quot;language&quot;:&quot;en&quot;,&quot;note&quot;:&quot;_eprint: https://besjournals.onlinelibrary.wiley.com/doi/pdf/10.1111/j.1365-2664.2011.02012.x&quot;,&quot;page&quot;:&quot;1251-1259&quot;,&quot;source&quot;:&quot;Wiley Online Library&quot;,&quot;title&quot;:&quot;Differential responses of bumblebees and diurnal Lepidoptera to vegetation succession in long-term set-aside&quot;,&quot;volume&quot;:&quot;48&quot;,&quot;author&quot;:[{&quot;family&quot;:&quot;Alanen&quot;,&quot;given&quot;:&quot;Eeva-Liisa&quot;},{&quot;family&quot;:&quot;Hyvönen&quot;,&quot;given&quot;:&quot;Terho&quot;},{&quot;family&quot;:&quot;Lindgren&quot;,&quot;given&quot;:&quot;Sami&quot;},{&quot;family&quot;:&quot;Härmä&quot;,&quot;given&quot;:&quot;Oskari&quot;},{&quot;family&quot;:&quot;Kuussaari&quot;,&quot;given&quot;:&quot;Mikko&quot;}],&quot;issued&quot;:{&quot;date-parts&quot;:[[&quot;2011&quot;]]}}},{&quot;id&quot;:2507,&quot;uris&quot;:[&quot;http://zotero.org/users/1954708/items/UCABSZ47&quot;],&quot;uri&quot;:[&quot;http://zotero.org/users/1954708/items/UCABSZ47&quot;],&quot;itemData&quot;:{&quot;id&quot;:2507,&quot;type&quot;:&quot;article-journal&quot;,&quot;abstract&quot;:&quot;Alpha—niche parameters involving pollination resources were examined for plants in communities of 3 different successional ages. Niche breadths and overlaps were compared in early successional annual, early perennial, and prairie communities. Niche axes examined were seasonal time of flowering, species of flower visitor, daily time of visit, and 2—dimensional parameter, species of visitor x daily time. Seasonal flowering was clumped in all communities. It occurred fairly synchronously in midsummer in the annual community and in the fall in the perennial community. Flowering in the winter annual and prairie communities occurred at 3 distinct seasonal times; spring, summer and fall. In this annual community, the different flowering times reflected varied life history strategies demonstrating adaptations mainly to the physical environment. In the prairie, the same 3 seasonal flowering aggregations were most likely formed through adaptation to the biotic environment. The prairie species had smaller seasonal flowering niche breadths, but showed no reduction in seasonal niche overlap. In fact, there was some evidence for convergence in flowering time of species attracting similar vector species. There was little difference in daily time of flowering for most species pairs in all communities. Only in early and midsummer was there evidence for niche separation in daily time of visitation. In early spring and fall, mean overlaps between species were &gt; in comparable random data sets, suggesting convergence in daily time of insect visitation. The relative proportions of general types of visitor differed among the communities. There were tendencies for annuals to be visited more by halictid bees and syrphid flies and there were strong tendencies for prairie species to be visited more by apid and megachilid bees and by lepidopterans. Because of the latter groups are considered to be more effective pollinators, significantly more of the visits could have effected cross—pollination in the prairie than in annual communities. Niche overlaps of species of visitor were significantly lower than random for all communities, indicating some niche differentiation on that axis. The mean similarities of species of visitor and the 2—dimensional visitor species x daily time for the prairie plants were significantly lower than the means for the annuals, and showed a tendency to be lower than the means of the early perennials. Niche breadths on the same 2 parameters were also lower in the prairie. Therefore, species of the late successful community, the tallgrass prairie, showed more niche specialization and separation than did species of early successional communities. We conclude that α—scale differentiation on these pollination parameters does occur between plant species, and the degree to which it occurs increases with the successional age of the community. These results support the hypothesis that selection to reduce competition has resulted in greater niche differentiation in late successional communities.&quot;,&quot;container-title&quot;:&quot;Ecology&quot;,&quot;DOI&quot;:&quot;10.2307/1936080&quot;,&quot;ISSN&quot;:&quot;1939-9170&quot;,&quot;issue&quot;:&quot;3&quot;,&quot;language&quot;:&quot;en&quot;,&quot;note&quot;:&quot;_eprint: https://esajournals.onlinelibrary.wiley.com/doi/pdf/10.2307/1936080&quot;,&quot;page&quot;:&quot;597-610&quot;,&quot;source&quot;:&quot;Wiley Online Library&quot;,&quot;title&quot;:&quot;Difference in Pollination Niche Relationships in Early and Late Successional Plant Communities&quot;,&quot;volume&quot;:&quot;60&quot;,&quot;author&quot;:[{&quot;family&quot;:&quot;Parrish&quot;,&quot;given&quot;:&quot;J. a. D.&quot;},{&quot;family&quot;:&quot;Bazzaz&quot;,&quot;given&quot;:&quot;F. A.&quot;}],&quot;issued&quot;:{&quot;date-parts&quot;:[[&quot;1979&quot;]]}}},{&quot;id&quot;:2484,&quot;uris&quot;:[&quot;http://zotero.org/users/1954708/items/9I9CE8FP&quot;],&quot;uri&quot;:[&quot;http://zotero.org/users/1954708/items/9I9CE8FP&quot;],&quot;itemData&quot;:{&quot;id&quot;:2484,&quot;type&quot;:&quot;article-journal&quot;,&quot;abstract&quot;:&quot;Anthropogenic disturbance of habitat is considered a contributing factor of pollinator declines, but some disturbances such as silviculture, may have positive implications for pollinator communities. Silviculture is a key source of disturbance in the eastern USA and thus, developing a better understanding of its ramifications for these keystone species is important for effective ecosystem conservation. We sampled bees in 30 forest openings created by group selection harvest as well as 30 sites in adjacent mature forest to examine the extent to which small forest openings support bees, to identify environmental variables influencing bee abundance and diversity, and to gauge their potential to augment bee populations in adjacent unmanaged forest. Bees were significantly more abundant and diverse in forest openings than in mature forest, but species composition did not differ. There was no relationship between opening size and abundance or diversity of bees in openings or adjacent mature forest. Both abundance and diversity were generally positively related to the amount of early-successional habitat on the landscape. Within openings, overall abundance and diversity decreased with vegetation height and increased with a metric representing floral richness and abundance. Notably, social, soft-wood-nesting, and small bees exhibited the opposite pattern in adjacent forest, increasing with vegetation height in openings and decreasing with greater floral richness and abundance within openings. Our results suggest that the creation of small forest openings helps to promote bees both in openings and adjacent mature forest, but this pattern is not consistent for all guilds.&quot;,&quot;container-title&quot;:&quot;Forest Ecology and Management&quot;,&quot;DOI&quot;:&quot;10.1016/j.foreco.2017.03.027&quot;,&quot;ISSN&quot;:&quot;0378-1127&quot;,&quot;journalAbbreviation&quot;:&quot;Forest Ecology and Management&quot;,&quot;language&quot;:&quot;en&quot;,&quot;page&quot;:&quot;111-122&quot;,&quot;source&quot;:&quot;ScienceDirect&quot;,&quot;title&quot;:&quot;Factors affecting bee communities in forest openings and adjacent mature forest&quot;,&quot;volume&quot;:&quot;394&quot;,&quot;author&quot;:[{&quot;family&quot;:&quot;Roberts&quot;,&quot;given&quot;:&quot;H. Patrick&quot;},{&quot;family&quot;:&quot;King&quot;,&quot;given&quot;:&quot;David I.&quot;},{&quot;family&quot;:&quot;Milam&quot;,&quot;given&quot;:&quot;Joan&quot;}],&quot;issued&quot;:{&quot;date-parts&quot;:[[&quot;2017&quot;,6,15]]}}},{&quot;id&quot;:2512,&quot;uris&quot;:[&quot;http://zotero.org/users/1954708/items/9EY88XHN&quot;],&quot;uri&quot;:[&quot;http://zotero.org/users/1954708/items/9EY88XHN&quot;],&quot;itemData&quot;:{&quot;id&quot;:2512,&quot;type&quot;:&quot;article-journal&quot;,&quot;abstract&quot;:&quot;European Union (EU) member states set aside between 5 and 15% of arable land during the last two decades, but abolition of the set-aside scheme in 2008 caused a sudden loss in habitat availability and biodiversity in agricultural landscapes. Management of set-aside has many facets and in this perspective paper we focus on the biodiversity effects of successional age, sowing strategies and landscape context. Young, 1–2-year-old set-asides have been initially considered to be too ephemeral to have any conservation value. However, when a rich seed and bud bank is available, a species-rich natural (secondary) succession can be observed. Arable (annual) weed communities in the first two years of succession can even include endangered plant species with associated rare insect consumers. Furthermore, many bird species benefit from early-successional habitats, whereas small mammal communities are richer in older habitats. If the local plant species pool is poor, sowings of diverse mixtures from regional seed collections can be recommended. Set-aside managers using species-rich sowings often experience that dominant weeds suppress the less competitive annual species. This trend to species-poor communities can be avoided by intraspecific aggregation of competitively weak species. Broadening the spatial scale from the plot to the landscape, efficiency of set-aside is highest in simple landscapes, where set-aside exhibits greatest effect in enhancement of biodiversity and associated services such as pollination and biological control. In complex landscapes, however, additional set-aside does not add much to the high level of biodiversity and ecological processes already present. Twenty percent of semi-natural, non-crop habitat appears to be a rough threshold for enhancing biodiversity and sustaining services such as pollination and biological control, but improved set-aside management should have the potential to reduce the percentage of semi-natural non-crop habitat needed. EU policy should tailor set-aside schemes for the maintenance of biodiversity and also consider that management efficiency is higher in simple than complex landscapes.&quot;,&quot;collection-title&quot;:&quot;Set-aside: conservation value in a changing agricultural landscape&quot;,&quot;container-title&quot;:&quot;Agriculture, Ecosystems &amp; Environment&quot;,&quot;DOI&quot;:&quot;10.1016/j.agee.2010.11.025&quot;,&quot;ISSN&quot;:&quot;0167-8809&quot;,&quot;issue&quot;:&quot;1&quot;,&quot;journalAbbreviation&quot;:&quot;Agriculture, Ecosystems &amp; Environment&quot;,&quot;language&quot;:&quot;en&quot;,&quot;page&quot;:&quot;37-44&quot;,&quot;source&quot;:&quot;ScienceDirect&quot;,&quot;title&quot;:&quot;Set-aside management: How do succession, sowing patterns and landscape context affect biodiversity?&quot;,&quot;title-short&quot;:&quot;Set-aside management&quot;,&quot;volume&quot;:&quot;143&quot;,&quot;author&quot;:[{&quot;family&quot;:&quot;Tscharntke&quot;,&quot;given&quot;:&quot;Teja&quot;},{&quot;family&quot;:&quot;Batáry&quot;,&quot;given&quot;:&quot;Péter&quot;},{&quot;family&quot;:&quot;Dormann&quot;,&quot;given&quot;:&quot;Carsten F.&quot;}],&quot;issued&quot;:{&quot;date-parts&quot;:[[&quot;2011&quot;,9,1]]}}}],&quot;schema&quot;:&quot;https://github.com/citation-style-language/schema/raw/master/csl-citation.json&quot;} RNDkAAK8zcesn"/><text:span text:style-name="T25">. </text:span><text:span text:style-name="T38">This includes also </text:span><text:span text:style-name="T30">rare species</text:span><text:span text:style-name="T29">, </text:span><text:span text:style-name="T38">which </text:span><text:span text:style-name="T39">can aggregate in th ecommunity</text:span><text:span text:style-name="T25"> </text:span><text:span text:style-name="T39">thanks to</text:span><text:span text:style-name="T25"> </text:span><text:span text:style-name="T29">large variability of m</text:span><text:span text:style-name="T42">icrohabitats </text:span><text:reference-mark-start text:name="ZOTERO_ITEM CSL_CITATION {&quot;citationID&quot;:&quot;HxCVFIKK&quot;,&quot;properties&quot;:{&quot;formattedCitation&quot;:&quot;(Tropek et al., 2010)&quot;,&quot;plainCitation&quot;:&quot;(Tropek et al., 2010)&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NfksWFwVMX"/><text:span text:style-name="T42">(Tropek et al., 2010)</text:span><text:reference-mark-end text:name="ZOTERO_ITEM CSL_CITATION {&quot;citationID&quot;:&quot;HxCVFIKK&quot;,&quot;properties&quot;:{&quot;formattedCitation&quot;:&quot;(Tropek et al., 2010)&quot;,&quot;plainCitation&quot;:&quot;(Tropek et al., 2010)&quot;,&quot;noteIndex&quot;:0},&quot;citationItems&quot;:[{&quot;id&quot;:2514,&quot;uris&quot;:[&quot;http://zotero.org/users/1954708/items/R2WGSW3S&quot;],&quot;uri&quot;:[&quot;http://zotero.org/users/1954708/items/R2WGSW3S&quot;],&quot;itemData&quot;:{&quot;id&quot;:2514,&quot;type&quot;:&quot;article-journal&quot;,&quot;abstract&quot;:&quot;1. The view of post-mining sites is rapidly changing among ecologists and conservationists, as sensitive restoration using spontaneous succession may turn such sites into biodiversity refuges in human-exploited regions. However, technical reclamation, consisting of covering the sites by topsoil, sowing fast-growing herb mixtures and planting trees, is still commonly adopted. Until now, no multi-taxa study has compared technically reclaimed sites and sites left with spontaneous succession. 2. We sampled communities of vascular plants and 10 arthropod groups in technically reclaimed and spontaneously restored plots in limestone quarries in the Bohemian Karst, Czech Republic. For comparison, we used paired t-tests and multivariate methods, emphasizing red-list status and habitat specialization of individual species. 3. We recorded 692 species of target taxa, with a high proportion of red-listed (10%) and xeric specialist (14%) species, corroborating the great conservation potential of the quarries. 4. Spontaneously restored post-mining sites did not differ in species richness from the technical reclaimed sites but they supported more rare species. The microhabitat cover of leaf litter, herbs and moss, were all directly influenced by the addition of topsoil during reclamation. 5. Synthesis and applications. Our results show that the high conservation potential of limestone quarries could be realized by allowing succession to progress spontaneously with minimal intervention. Given the threat to semi-natural sparsely vegetated habitats in many regions, active restoration measures at post-mining sites should be limited to maintenance of early successional stages, instead of acceleration of succession.&quot;,&quot;container-title&quot;:&quot;Journal of Applied Ecology&quot;,&quot;DOI&quot;:&quot;10.1111/j.1365-2664.2009.01746.x&quot;,&quot;ISSN&quot;:&quot;1365-2664&quot;,&quot;issue&quot;:&quot;1&quot;,&quot;language&quot;:&quot;en&quot;,&quot;note&quot;:&quot;_eprint: https://besjournals.onlinelibrary.wiley.com/doi/pdf/10.1111/j.1365-2664.2009.01746.x&quot;,&quot;page&quot;:&quot;139-147&quot;,&quot;source&quot;:&quot;Wiley Online Library&quot;,&quot;title&quot;:&quot;Spontaneous succession in limestone quarries as an effective restoration tool for endangered arthropods and plants&quot;,&quot;volume&quot;:&quot;47&quot;,&quot;author&quot;:[{&quot;family&quot;:&quot;Tropek&quot;,&quot;given&quot;:&quot;Robert&quot;},{&quot;family&quot;:&quot;Kadlec&quot;,&quot;given&quot;:&quot;Tomas&quot;},{&quot;family&quot;:&quot;Karesova&quot;,&quot;given&quot;:&quot;Petra&quot;},{&quot;family&quot;:&quot;Spitzer&quot;,&quot;given&quot;:&quot;Lukas&quot;},{&quot;family&quot;:&quot;Kocarek&quot;,&quot;given&quot;:&quot;Petr&quot;},{&quot;family&quot;:&quot;Malenovsky&quot;,&quot;given&quot;:&quot;Igor&quot;},{&quot;family&quot;:&quot;Banar&quot;,&quot;given&quot;:&quot;Petr&quot;},{&quot;family&quot;:&quot;Tuf&quot;,&quot;given&quot;:&quot;Ivan H.&quot;},{&quot;family&quot;:&quot;Hejda&quot;,&quot;given&quot;:&quot;Martin&quot;},{&quot;family&quot;:&quot;Konvicka&quot;,&quot;given&quot;:&quot;Martin&quot;}],&quot;issued&quot;:{&quot;date-parts&quot;:[[&quot;2010&quot;]]}}}],&quot;schema&quot;:&quot;https://github.com/citation-style-language/schema/raw/master/csl-citation.json&quot;} RNDNfksWFwVMX"/><text:span text:style-name="T30">.</text:span><text:span text:style-name="T104"> </text:span><text:span text:style-name="T39">N</text:span><text:span text:style-name="T18">umber</text:span><text:span text:style-name="T39">s</text:span><text:span text:style-name="T18"> </text:span><text:span text:style-name="T30">of </text:span><text:span text:style-name="T43">Hymenoptera pollinator</text:span><text:span text:style-name="T44"> </text:span><text:span text:style-name="T30">speci</text:span><text:span text:style-name="T45">e</text:span><text:span text:style-name="T30">s (including rare </text:span><text:span text:style-name="T45">ones</text:span><text:span text:style-name="T30">)</text:span><text:span text:style-name="T38"> </text:span><text:span text:style-name="T29">generally </text:span><text:span text:style-name="T18">decrease with vegetation cover </text:span><text:reference-mark-start text:name="ZOTERO_ITEM CSL_CITATION {&quot;citationID&quot;:&quot;n56dBTc7&quot;,&quot;properties&quot;:{&quot;formattedCitation&quot;:&quot;(Hendrychov\\uc0\\u225{} and Bogusch, 2016; Rutgers-Kelly and Richards, 2013)&quot;,&quot;plainCitation&quot;:&quot;(Hendrychová and Bogusch, 2016; Rutgers-Kelly and Richards, 2013)&quot;,&quot;noteIndex&quot;:0},&quot;citationItems&quot;:[{&quot;id&quot;:2488,&quot;uris&quot;:[&quot;http://zotero.org/users/1954708/items/RXMZ47IF&quot;],&quot;uri&quot;:[&quot;http://zotero.org/users/1954708/items/RXMZ47IF&quot;],&quot;itemData&quot;:{&quot;id&quot;:2488,&quot;type&quot;:&quot;article-journal&quot;,&quot;abstract&quot;:&quot;The study focused on aculeate Hymenoptera recorded at 114 study plots on seven brown coal spoil heaps (reclaimed and under spontaneous succession) situated in the North Bohemian Brown Coal Basin, Czech Republic. In total, 2706 individuals of 212 species from 13 families were collected using Moericke traps. Of this number, 46 rare species (2 regionally extinct, 7 critically endangered, 14 endangered, and 23 vulnerable), 5 species protected by law, and 3 other rare species were recorded. Species typical of sand banks and open landscape were most numerous. The communities were dominated by Lasioglossum species, Diodontus minutus and Bembecinus tridens on unreclaimed sites, and Apis mellifera, Lasioglossum pauxillum, and Osmia rufohirta on reclaimed sites. Unreclaimed sites hosted twice as many rare species at four times greater abundances. Rare species occurred there more frequently than at reclaimed sites. Species known as regionally extinct, Evagetes littoralis and Nomada minuscula, were found only on unreclaimed sites. Redundancy analysis showed that especially threatened species are connected with sandy sites small in area and with sparse vegetation cover. The number of rare species slowly increased with age, but young sites, too, could be very rich. It is recommended to combine succession and reclamation approaches to create suitable nesting habitats, refuges, and food resources. It is essential to maintain a fine mosaic of habitats in various (above all young) successional stages.&quot;,&quot;container-title&quot;:&quot;Journal of Insect Conservation&quot;,&quot;DOI&quot;:&quot;10.1007/s10841-016-9912-8&quot;,&quot;ISSN&quot;:&quot;1572-9753&quot;,&quot;issue&quot;:&quot;5&quot;,&quot;journalAbbreviation&quot;:&quot;J Insect Conserv&quot;,&quot;language&quot;:&quot;en&quot;,&quot;page&quot;:&quot;807-820&quot;,&quot;source&quot;:&quot;Springer Link&quot;,&quot;title&quot;:&quot;Combination of reclaimed and unreclaimed sites is the best practice for protection of aculeate Hymenoptera species on brown coal spoil heaps&quot;,&quot;volume&quot;:&quot;20&quot;,&quot;author&quot;:[{&quot;family&quot;:&quot;Hendrychová&quot;,&quot;given&quot;:&quot;Markéta&quot;},{&quot;family&quot;:&quot;Bogusch&quot;,&quot;given&quot;:&quot;Petr&quot;}],&quot;issued&quot;:{&quot;date-parts&quot;:[[&quot;2016&quot;,10,1]]}}},{&quot;id&quot;:2489,&quot;uris&quot;:[&quot;http://zotero.org/users/1954708/items/59LWCC2T&quot;],&quot;uri&quot;:[&quot;http://zotero.org/users/1954708/items/59LWCC2T&quot;],&quot;itemData&quot;:{&quot;id&quot;:2489,&quot;type&quot;:&quot;article-journal&quot;,&quot;abstract&quot;:&quot;To investigate how bee (Hymenoptera: Apoidea) communities repopulate habitat following severe disturbances, we compared assemblages in new, regenerating landfill sites planted in 2003, recent landfill sites planted in 2000, and control meadows relatively undisturbed for &gt;40 years. All sites were identically sampled using pan traps and sweep netting, from early May to late September 2003, equalising collection effort among sites. In addition, we carried out five-minute aerial net samplings wherever sites contained large patches of wildflowers. We predicted that abundance and diversity of bees would be highest in recent sites and lowest in new sites. This prediction was partially supported: bees were most abundant in recent sites followed by control, then new sites, but species richness was highest (82 species) in recent sites, followed by new sites (67 species), then control (66 species). A randomisation analysis showed that there were more species than expected in new sites and fewer than expected in control sites. Differences in blossom availability likely explain differences in bee abundance and diversity among habitat regeneration levels. Overall, our results suggest that the bee community recolonised newly available sites immediately in the first year and that bee diversity and abundance increased for at least three years, subsequently declining between three and 40 years.&quot;,&quot;container-title&quot;:&quot;The Canadian Entomologist&quot;,&quot;DOI&quot;:&quot;10.4039/tce.2013.42&quot;,&quot;ISSN&quot;:&quot;0008-347X, 1918-3240&quot;,&quot;issue&quot;:&quot;6&quot;,&quot;language&quot;:&quot;en&quot;,&quot;note&quot;:&quot;publisher: Cambridge University Press&quot;,&quot;page&quot;:&quot;655-667&quot;,&quot;source&quot;:&quot;Cambridge University Press&quot;,&quot;title&quot;:&quot;Effect of meadow regeneration on bee (Hymenoptera: Apoidea) abundance and diversity in southern Ontario, Canada&quot;,&quot;title-short&quot;:&quot;Effect of meadow regeneration on bee (Hymenoptera&quot;,&quot;volume&quot;:&quot;145&quot;,&quot;author&quot;:[{&quot;family&quot;:&quot;Rutgers-Kelly&quot;,&quot;given&quot;:&quot;Amy C.&quot;},{&quot;family&quot;:&quot;Richards&quot;,&quot;given&quot;:&quot;Miriam H.&quot;}],&quot;issued&quot;:{&quot;date-parts&quot;:[[&quot;2013&quot;,12]]}}}],&quot;schema&quot;:&quot;https://github.com/citation-style-language/schema/raw/master/csl-citation.json&quot;} RNDBZ5TIuOUry"/><text:span text:style-name="T125">(Hendrychov</text:span><text:span text:style-name="T127">á and Bogusch, 2016; Rutgers-Kelly and Richards, 2013)</text:span><text:reference-mark-end text:name="ZOTERO_ITEM CSL_CITATION {&quot;citationID&quot;:&quot;n56dBTc7&quot;,&quot;properties&quot;:{&quot;formattedCitation&quot;:&quot;(Hendrychov\\uc0\\u225{} and Bogusch, 2016; Rutgers-Kelly and Richards, 2013)&quot;,&quot;plainCitation&quot;:&quot;(Hendrychová and Bogusch, 2016; Rutgers-Kelly and Richards, 2013)&quot;,&quot;noteIndex&quot;:0},&quot;citationItems&quot;:[{&quot;id&quot;:2488,&quot;uris&quot;:[&quot;http://zotero.org/users/1954708/items/RXMZ47IF&quot;],&quot;uri&quot;:[&quot;http://zotero.org/users/1954708/items/RXMZ47IF&quot;],&quot;itemData&quot;:{&quot;id&quot;:2488,&quot;type&quot;:&quot;article-journal&quot;,&quot;abstract&quot;:&quot;The study focused on aculeate Hymenoptera recorded at 114 study plots on seven brown coal spoil heaps (reclaimed and under spontaneous succession) situated in the North Bohemian Brown Coal Basin, Czech Republic. In total, 2706 individuals of 212 species from 13 families were collected using Moericke traps. Of this number, 46 rare species (2 regionally extinct, 7 critically endangered, 14 endangered, and 23 vulnerable), 5 species protected by law, and 3 other rare species were recorded. Species typical of sand banks and open landscape were most numerous. The communities were dominated by Lasioglossum species, Diodontus minutus and Bembecinus tridens on unreclaimed sites, and Apis mellifera, Lasioglossum pauxillum, and Osmia rufohirta on reclaimed sites. Unreclaimed sites hosted twice as many rare species at four times greater abundances. Rare species occurred there more frequently than at reclaimed sites. Species known as regionally extinct, Evagetes littoralis and Nomada minuscula, were found only on unreclaimed sites. Redundancy analysis showed that especially threatened species are connected with sandy sites small in area and with sparse vegetation cover. The number of rare species slowly increased with age, but young sites, too, could be very rich. It is recommended to combine succession and reclamation approaches to create suitable nesting habitats, refuges, and food resources. It is essential to maintain a fine mosaic of habitats in various (above all young) successional stages.&quot;,&quot;container-title&quot;:&quot;Journal of Insect Conservation&quot;,&quot;DOI&quot;:&quot;10.1007/s10841-016-9912-8&quot;,&quot;ISSN&quot;:&quot;1572-9753&quot;,&quot;issue&quot;:&quot;5&quot;,&quot;journalAbbreviation&quot;:&quot;J Insect Conserv&quot;,&quot;language&quot;:&quot;en&quot;,&quot;page&quot;:&quot;807-820&quot;,&quot;source&quot;:&quot;Springer Link&quot;,&quot;title&quot;:&quot;Combination of reclaimed and unreclaimed sites is the best practice for protection of aculeate Hymenoptera species on brown coal spoil heaps&quot;,&quot;volume&quot;:&quot;20&quot;,&quot;author&quot;:[{&quot;family&quot;:&quot;Hendrychová&quot;,&quot;given&quot;:&quot;Markéta&quot;},{&quot;family&quot;:&quot;Bogusch&quot;,&quot;given&quot;:&quot;Petr&quot;}],&quot;issued&quot;:{&quot;date-parts&quot;:[[&quot;2016&quot;,10,1]]}}},{&quot;id&quot;:2489,&quot;uris&quot;:[&quot;http://zotero.org/users/1954708/items/59LWCC2T&quot;],&quot;uri&quot;:[&quot;http://zotero.org/users/1954708/items/59LWCC2T&quot;],&quot;itemData&quot;:{&quot;id&quot;:2489,&quot;type&quot;:&quot;article-journal&quot;,&quot;abstract&quot;:&quot;To investigate how bee (Hymenoptera: Apoidea) communities repopulate habitat following severe disturbances, we compared assemblages in new, regenerating landfill sites planted in 2003, recent landfill sites planted in 2000, and control meadows relatively undisturbed for &gt;40 years. All sites were identically sampled using pan traps and sweep netting, from early May to late September 2003, equalising collection effort among sites. In addition, we carried out five-minute aerial net samplings wherever sites contained large patches of wildflowers. We predicted that abundance and diversity of bees would be highest in recent sites and lowest in new sites. This prediction was partially supported: bees were most abundant in recent sites followed by control, then new sites, but species richness was highest (82 species) in recent sites, followed by new sites (67 species), then control (66 species). A randomisation analysis showed that there were more species than expected in new sites and fewer than expected in control sites. Differences in blossom availability likely explain differences in bee abundance and diversity among habitat regeneration levels. Overall, our results suggest that the bee community recolonised newly available sites immediately in the first year and that bee diversity and abundance increased for at least three years, subsequently declining between three and 40 years.&quot;,&quot;container-title&quot;:&quot;The Canadian Entomologist&quot;,&quot;DOI&quot;:&quot;10.4039/tce.2013.42&quot;,&quot;ISSN&quot;:&quot;0008-347X, 1918-3240&quot;,&quot;issue&quot;:&quot;6&quot;,&quot;language&quot;:&quot;en&quot;,&quot;note&quot;:&quot;publisher: Cambridge University Press&quot;,&quot;page&quot;:&quot;655-667&quot;,&quot;source&quot;:&quot;Cambridge University Press&quot;,&quot;title&quot;:&quot;Effect of meadow regeneration on bee (Hymenoptera: Apoidea) abundance and diversity in southern Ontario, Canada&quot;,&quot;title-short&quot;:&quot;Effect of meadow regeneration on bee (Hymenoptera&quot;,&quot;volume&quot;:&quot;145&quot;,&quot;author&quot;:[{&quot;family&quot;:&quot;Rutgers-Kelly&quot;,&quot;given&quot;:&quot;Amy C.&quot;},{&quot;family&quot;:&quot;Richards&quot;,&quot;given&quot;:&quot;Miriam H.&quot;}],&quot;issued&quot;:{&quot;date-parts&quot;:[[&quot;2013&quot;,12]]}}}],&quot;schema&quot;:&quot;https://github.com/citation-style-language/schema/raw/master/csl-citation.json&quot;} RNDBZ5TIuOUry"/><text:span text:style-name="T18"> </text:span><text:span text:style-name="T29">and </text:span><text:span text:style-name="T38">it </text:span><text:span text:style-name="T46">is</text:span><text:span text:style-name="T18"> thought to be mainly driven by changes in vegetation characteristics </text:span><text:span text:style-name="T38">like species richness or pollination strategies</text:span><text:span text:style-name="T18"> </text:span><text:reference-mark-start text:name="ZOTERO_ITEM CSL_CITATION {&quot;citationID&quot;:&quot;vxzkQhiz&quot;,&quot;properties&quot;:{&quot;formattedCitation&quot;:&quot;(Gathmann et al., 1994; Losapio et al., 2016)&quot;,&quot;plainCitation&quot;:&quot;(Gathmann et al., 1994; Losapio et al., 2016)&quot;,&quot;noteIndex&quot;:0},&quot;citationItems&quot;:[{&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5iNACgF57F"/><text:span text:style-name="T18">(Gathmann et al., 1994; Losapio et al., 2016)</text:span><text:reference-mark-end text:name="ZOTERO_ITEM CSL_CITATION {&quot;citationID&quot;:&quot;vxzkQhiz&quot;,&quot;properties&quot;:{&quot;formattedCitation&quot;:&quot;(Gathmann et al., 1994; Losapio et al., 2016)&quot;,&quot;plainCitation&quot;:&quot;(Gathmann et al., 1994; Losapio et al., 2016)&quot;,&quot;noteIndex&quot;:0},&quot;citationItems&quot;:[{&quot;id&quot;:2486,&quot;uris&quot;:[&quot;http://zotero.org/users/1954708/items/4CR4ZENR&quot;],&quot;uri&quot;:[&quot;http://zotero.org/users/1954708/items/4CR4ZENR&quot;],&quot;itemData&quot;:{&quot;id&quot;:2486,&quot;type&quot;:&quot;article-journal&quot;,&quot;abstract&quot;:&quot;Trap-nesting bees and wasps (Hymenoptera Aculeata) colonizing crop and fallow fields in an agricultural landscape were studied using 20 sown fields (pea, barley, rye, clover-grass mixtures, Phacelia tanacetifolia) and 20 fields with naturally developed vegetation (1- and 2-year old fields, both mown and unmown, and old meadows). Fourteen species of Apoidea, 4 of Sphecidae, 1 of Eumenidae and 4 of parasitoids were reared from reed nests exposed in these 40 fields of 10 field-types. Fields with naturally developed vegetation had twice as many species as sown fields, due to the distribution pattern of the 14 bee species, whereas the 9 predatory species (wasps and parasitoids) showed a rather uniform distribution. None of the trap-nesting bees were found in Phacelia fields, despite contrasting expectations of beekeepers. Old meadows showed a particularly high abundance and species richness, since only 10% of all traps were exposed, but 32% of all bee nests were sampled in old meadows, including 4 bee species that were not found elsewhere. Accordingly, species richness of fields with naturally developed vegetation showed a significant increase with age. Variability in Hymenoptera species numbers could be explained by corresponding differences in plant species numbers. The alternative hypothesis that field size or field connectivity influenced species richness was not supported. Habitats with great floral diversity appeared to offer better and richer food resources for the flower-visiting bees, whereas food availability apparently did not influence predatory wasps. The bees Osmia caerulescens and Megachile versicolor that had colonized early-successional fields took twice as long to provision cells as those that colonized late-successional meadows characterized by a greater plant species richness. In contrast, the eumenid wasp Ancistrocerus gazella took a similar period of time to provision cells in both field types. In addition, bee and wasp species of plant-species-poor fields were on average significantly larger than those of plant-species-rich fields. Thus, body size appeared to be a good predictor of colonization ability. Management by cutting greatly increased plant species richness in early-successional set-aside fields and thus doubled species richness of bees. Cutting of early-successional habitats can be expected to benefit insects and plants in general, whereas older grassland should show the greatest insect diversity when both mown and unmown parts are present.&quot;,&quot;container-title&quot;:&quot;Oecologia&quot;,&quot;DOI&quot;:&quot;10.1007/BF00326084&quot;,&quot;ISSN&quot;:&quot;1432-1939&quot;,&quot;issue&quot;:&quot;1&quot;,&quot;journalAbbreviation&quot;:&quot;Oecologia&quot;,&quot;language&quot;:&quot;en&quot;,&quot;page&quot;:&quot;8-14&quot;,&quot;source&quot;:&quot;Springer Link&quot;,&quot;title&quot;:&quot;Trap-nesting bees and wasps colonizing set-aside fields: succession and body size, management by cutting and sowing&quot;,&quot;title-short&quot;:&quot;Trap-nesting bees and wasps colonizing set-aside fields&quot;,&quot;volume&quot;:&quot;98&quot;,&quot;author&quot;:[{&quot;family&quot;:&quot;Gathmann&quot;,&quot;given&quot;:&quot;A.&quot;},{&quot;family&quot;:&quot;Greiler&quot;,&quot;given&quot;:&quot;H.-J.&quot;},{&quot;family&quot;:&quot;Tscharntke&quot;,&quot;given&quot;:&quot;T.&quot;}],&quot;issued&quot;:{&quot;date-parts&quot;:[[&quot;1994&quot;,6,1]]}}},{&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5iNACgF57F"/><text:span text:style-name="T18">. </text:span><text:span text:style-name="T81">However</text:span><text:span text:style-name="T82">, </text:span><text:span text:style-name="T83">recent observation showed that </text:span><text:span text:style-name="T82">special</text:span><text:span text:style-name="T84">i</text:span><text:span text:style-name="T82">zed oligolectic bees </text:span><text:span text:style-name="T85">may</text:span><text:span text:style-name="T82"> </text:span><text:span text:style-name="T85">have more complex responces</text:span><text:span text:style-name="T82"> to succession</text:span><text:span text:style-name="T85">al processes</text:span><text:span text:style-name="T82"> </text:span><text:reference-mark-start text:name="ZOTERO_ITEM CSL_CITATION {&quot;citationID&quot;:&quot;uZrz329k&quot;,&quot;properties&quot;:{&quot;formattedCitation&quot;:&quot;(Twerd et al., 2019a)&quot;,&quot;plainCitation&quot;:&quot;(Twerd et al., 2019a)&quot;,&quot;noteIndex&quot;:0},&quot;citationItems&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2p7GzLxvXA"/><text:span text:style-name="T82">(Twerd et al., 2019a)</text:span><text:reference-mark-end text:name="ZOTERO_ITEM CSL_CITATION {&quot;citationID&quot;:&quot;uZrz329k&quot;,&quot;properties&quot;:{&quot;formattedCitation&quot;:&quot;(Twerd et al., 2019a)&quot;,&quot;plainCitation&quot;:&quot;(Twerd et al., 2019a)&quot;,&quot;noteIndex&quot;:0},&quot;citationItems&quot;:[{&quot;id&quot;:2519,&quot;uris&quot;:[&quot;http://zotero.org/users/1954708/items/HGERUAJE&quot;],&quot;uri&quot;:[&quot;http://zotero.org/users/1954708/items/HGERUAJE&quot;],&quot;itemData&quot;:{&quot;id&quot;:2519,&quot;type&quot;:&quot;article-journal&quot;,&quot;abstract&quot;:&quot;Conservation of organisms usually focuses on areas that are not significantly altered by human activity. However, many areas under the influence of human activity can be important for maintaining biodiversity. Sand quarries became important substitute habitats for many species of insects, including wild bees. However, their attractiveness as a potential place for oligolectic bees to forage is insufficiently known. We examined the species richness and abundance of wild bees, including species with a specialized diet, in 20 used and inactive sand quarries differing in area (0.64–7.40 ha), succession stage and location in the landscape. Some of the inactive quarries were littered with municipal and household waste, i.e. mainly plant biomass and soil from home gardens and construction debris. We recorded 156 species of wild bees (32% of the domestic Polish fauna). Polylectic species accounted for 57% of the bee community (66% of the total abundance), 17% of the community were oligolectic species (25% of the total abundance) and 26% of the community were cleptoparasitic species (9% of the total abundance). The total number of polylectic species and their abundance increased with the increasing area of sand quarries. At the same time, the richness and abundance of oligolectic species increased with the increasing number and abundance of food species. Among the recorded oligolectic bees, 55% were common in the studied habitats, 30% were frequently reported, and only 15% were rare species.&quot;,&quot;container-title&quot;:&quot;Acta Oecologica&quot;,&quot;DOI&quot;:&quot;10.1016/j.actao.2019.03.005&quot;,&quot;ISSN&quot;:&quot;1146-609X&quot;,&quot;journalAbbreviation&quot;:&quot;Acta Oecologica&quot;,&quot;language&quot;:&quot;en&quot;,&quot;page&quot;:&quot;56-64&quot;,&quot;source&quot;:&quot;ScienceDirect&quot;,&quot;title&quot;:&quot;What features of sand quarries affect their attractiveness for bees?&quot;,&quot;volume&quot;:&quot;96&quot;,&quot;author&quot;:[{&quot;family&quot;:&quot;Twerd&quot;,&quot;given&quot;:&quot;Lucyna&quot;},{&quot;family&quot;:&quot;Banaszak-Cibicka&quot;,&quot;given&quot;:&quot;Weronika&quot;},{&quot;family&quot;:&quot;Sandurska&quot;,&quot;given&quot;:&quot;Elżbieta&quot;}],&quot;issued&quot;:{&quot;date-parts&quot;:[[&quot;2019&quot;,4,1]]}}}],&quot;schema&quot;:&quot;https://github.com/citation-style-language/schema/raw/master/csl-citation.json&quot;} RND2p7GzLxvXA"/><text:span text:style-name="T82">. </text:span><text:span text:style-name="T22">On the</text:span><text:span text:style-name="T47"> </text:span><text:span text:style-name="T22">other </text:span><text:span text:style-name="T47">hand, late successional st</text:span><text:span text:style-name="T86">ages </text:span><text:span text:style-name="T87">ar</text:span><text:span text:style-name="T81">e</text:span><text:span text:style-name="T87"> </text:span><text:span text:style-name="T81">p</text:span><text:span text:style-name="T87">redicted to </text:span><text:span text:style-name="T86">ha</text:span><text:span text:style-name="T88">ve</text:span><text:span text:style-name="T86"> </text:span><text:span text:style-name="T88">more diverse </text:span><text:span text:style-name="T86">p</text:span><text:span text:style-name="T89">arasit</text:span><text:span text:style-name="T90">e</text:span><text:span text:style-name="T86"> and</text:span><text:span text:style-name="T89"> predator </text:span><text:span text:style-name="T88">communities</text:span><text:span text:style-name="T89"> </text:span><text:reference-mark-start text:name="ZOTERO_ITEM CSL_CITATION {&quot;citationID&quot;:&quot;ADxVTzkP&quot;,&quot;properties&quot;:{&quot;formattedCitation&quot;:&quot;(Losapio et al., 2016)&quot;,&quot;plainCitation&quot;:&quot;(Losapio et al., 2016)&quot;,&quot;noteIndex&quot;:0},&quot;citationItems&quot;:[{&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zN4x1UC8rk"/><text:span text:style-name="T89">(Losapio et al., 2016)</text:span><text:reference-mark-end text:name="ZOTERO_ITEM CSL_CITATION {&quot;citationID&quot;:&quot;ADxVTzkP&quot;,&quot;properties&quot;:{&quot;formattedCitation&quot;:&quot;(Losapio et al., 2016)&quot;,&quot;plainCitation&quot;:&quot;(Losapio et al., 2016)&quot;,&quot;noteIndex&quot;:0},&quot;citationItems&quot;:[{&quot;id&quot;:2500,&quot;uris&quot;:[&quot;http://zotero.org/users/1954708/items/974WCLXJ&quot;],&quot;uri&quot;:[&quot;http://zotero.org/users/1954708/items/974WCLXJ&quot;],&quot;itemData&quot;:{&quot;id&quot;:2500,&quot;type&quot;:&quot;article-journal&quot;,&quot;abstract&quot;:&quot;Primary successions of glacier forelands are unique model systems to investigate community dynamics and assembly processes. However, successional changes of plant and insect communities have been mainly analysed separately. Therefore, changes in plant–insect interactions along successional gradients on glacier forelands remain unknown, despite their relevance to ecosystem functioning. This study assessed how successional changes of the vegetation influenced the composition of the flower-visiting insect assemblages of two plant species, Leucanthemopsis alpina (L.) Heyw. and Saxifraga bryoides L., selected as the only two insect-pollinated species occurring along the whole succession. In addition, we investigated the links between reproductive output of these plants and pollinator abundance through experimental exclusion of pollinators. Plant community structure changed along the succession, affecting the distribution and the abundance of insects via idiosyncratic responses of different insect functional groups. L. alpina interacted with ubiquitously distributed pollinators, while S. bryoides pollinators were positively associated with insect-pollinated plant species density and S. bryoides abundance. With succession proceeding, insect assemblages became more functionally diverse, with the abundance of parasitoids, predators and opportunists positively related to an increase in plant cover and diversity. The reproductive output of both plant species varied among successional stages. Contrary to our expectation, the obligate insect-pollinated L. alpina showed a reproductive output rather independent from pollinator abundance, while the reproductive output of the self-fertile S. bryoides seemed linked to pollinator abundance. Observing ecological interactions and using functional traits, we provided a mechanistic understanding of community assembly processes along a successional gradient. Plant community diversity and cover likely influenced insect community assembly through bottom-up effects. In turn, pollinators regulate plant reproductive output through top-down control. We emphasise that dynamics of alpine plant and insect communities may be structured by biotic interactions and feedback processes, rather than only be influenced by harsh abiotic conditions and stochastic events.&quot;,&quot;container-title&quot;:&quot;Arthropod-Plant Interactions&quot;,&quot;DOI&quot;:&quot;10.1007/s11829-016-9444-x&quot;,&quot;ISSN&quot;:&quot;1872-8847&quot;,&quot;issue&quot;:&quot;6&quot;,&quot;journalAbbreviation&quot;:&quot;Arthropod-Plant Interactions&quot;,&quot;language&quot;:&quot;en&quot;,&quot;page&quot;:&quot;485-495&quot;,&quot;source&quot;:&quot;Springer Link&quot;,&quot;title&quot;:&quot;Feedback effects between plant and flower-visiting insect communities along a primary succession gradient&quot;,&quot;volume&quot;:&quot;10&quot;,&quot;author&quot;:[{&quot;family&quot;:&quot;Losapio&quot;,&quot;given&quot;:&quot;Gianalberto&quot;},{&quot;family&quot;:&quot;Gobbi&quot;,&quot;given&quot;:&quot;Mauro&quot;},{&quot;family&quot;:&quot;Marano&quot;,&quot;given&quot;:&quot;Giuseppe&quot;},{&quot;family&quot;:&quot;Avesani&quot;,&quot;given&quot;:&quot;Daniele&quot;},{&quot;family&quot;:&quot;Boracchi&quot;,&quot;given&quot;:&quot;Patrizia&quot;},{&quot;family&quot;:&quot;Compostella&quot;,&quot;given&quot;:&quot;Chiara&quot;},{&quot;family&quot;:&quot;Pavesi&quot;,&quot;given&quot;:&quot;Maurizio&quot;},{&quot;family&quot;:&quot;Schöb&quot;,&quot;given&quot;:&quot;Christian&quot;},{&quot;family&quot;:&quot;Seppi&quot;,&quot;given&quot;:&quot;Roberto&quot;},{&quot;family&quot;:&quot;Sommaggio&quot;,&quot;given&quot;:&quot;Daniele&quot;},{&quot;family&quot;:&quot;Zanetti&quot;,&quot;given&quot;:&quot;Adriano&quot;},{&quot;family&quot;:&quot;Caccianiga&quot;,&quot;given&quot;:&quot;Marco&quot;}],&quot;issued&quot;:{&quot;date-parts&quot;:[[&quot;2016&quot;,12,1]]}}}],&quot;schema&quot;:&quot;https://github.com/citation-style-language/schema/raw/master/csl-citation.json&quot;} RNDzN4x1UC8rk"/><text:span text:style-name="T89"> </text:span><text:span text:style-name="T91">which can boost numbers of rare species in older quarries</text:span><text:span text:style-name="T72">. </text:span></text:p>
      <text:p text:style-name="P1"><text:span text:style-name="T89"/></text:p>
      <text:p text:style-name="Standard"><text:span text:style-name="T108">I</text:span><text:span text:style-name="T109">mportant aspects of </text:span><text:span text:style-name="T110">community change </text:span><text:span text:style-name="T111">may be missed </text:span><text:span text:style-name="T112">when</text:span><text:span text:style-name="T111"> </text:span><text:span text:style-name="T109">focusing only on species </text:span><text:span text:style-name="T112">number</text:span><text:span text:style-name="T113">s</text:span><text:span text:style-name="T109">, </text:span><text:span text:style-name="T112">in </text:span><text:span text:style-name="T110">particular </text:span><text:span text:style-name="T113">raw </text:span><text:span text:style-name="T112">number</text:span><text:span text:style-name="T113">s</text:span><text:span text:style-name="T112"> of </text:span><text:span text:style-name="T110">rare </text:span><text:span text:style-name="T112">species.</text:span><text:span text:style-name="T114"> </text:span><text:span text:style-name="T119">C</text:span><text:span text:style-name="T120">onservational value </text:span><text:span text:style-name="T119">will</text:span><text:span text:style-name="T120"> </text:span><text:span text:style-name="T121">general</text:span><text:span text:style-name="T122">y</text:span><text:span text:style-name="T120"> </text:span><text:span text:style-name="T123">change</text:span><text:span text:style-name="T120"> in course of succession. </text:span><text:span text:style-name="T122">However, changes in abundance of some </text:span><text:span text:style-name="T108">persistent species through</text:span><text:span text:style-name="T113">out succession may reflect their important ecosystem value </text:span><text:reference-mark-start text:name="ZOTERO_ITEM CSL_CITATION {&quot;citationID&quot;:&quot;6Z5tHtS0&quot;,&quot;properties&quot;:{&quot;formattedCitation&quot;:&quot;(Harvey et al., 2017)&quot;,&quot;plainCitation&quot;:&quot;(Harvey et al., 2017)&quot;,&quot;noteIndex&quot;:0},&quot;citationItems&quot;:[{&quot;id&quot;:2591,&quot;uris&quot;:[&quot;http://zotero.org/users/1954708/items/UGMX258D&quot;],&quot;uri&quot;:[&quot;http://zotero.org/users/1954708/items/UGMX258D&quot;],&quot;itemData&quot;:{&quot;id&quot;:2591,&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7LdOlz8Gnx"/><text:span text:style-name="T113">(Harvey et al., 2017)</text:span><text:reference-mark-end text:name="ZOTERO_ITEM CSL_CITATION {&quot;citationID&quot;:&quot;6Z5tHtS0&quot;,&quot;properties&quot;:{&quot;formattedCitation&quot;:&quot;(Harvey et al., 2017)&quot;,&quot;plainCitation&quot;:&quot;(Harvey et al., 2017)&quot;,&quot;noteIndex&quot;:0},&quot;citationItems&quot;:[{&quot;id&quot;:2591,&quot;uris&quot;:[&quot;http://zotero.org/users/1954708/items/UGMX258D&quot;],&quot;uri&quot;:[&quot;http://zotero.org/users/1954708/items/UGMX258D&quot;],&quot;itemData&quot;:{&quot;id&quot;:2591,&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7LdOlz8Gnx"/><text:span text:style-name="T113">, and r</text:span><text:span text:style-name="T115">are species </text:span><text:span text:style-name="T116">may</text:span><text:span text:style-name="T115"> </text:span><text:span text:style-name="T116">have little </text:span><text:span text:style-name="T115">contribute to functional diversity </text:span><text:span text:style-name="T116">within ecosystems</text:span><text:span text:style-name="T115"> </text:span><text:reference-mark-start text:name="ZOTERO_ITEM CSL_CITATION {&quot;citationID&quot;:&quot;dUutzKG8&quot;,&quot;properties&quot;:{&quot;formattedCitation&quot;:&quot;(Jain et al., 2014; Obrist and Duelli, 2010)&quot;,&quot;plainCitation&quot;:&quot;(Jain et al., 2014; Obrist and Duelli, 2010)&quot;,&quot;noteIndex&quot;:0},&quot;citationItems&quot;:[{&quot;id&quot;:2578,&quot;uris&quot;:[&quot;http://zotero.org/users/1954708/items/4ZA8NGZP&quot;],&quot;uri&quot;:[&quot;http://zotero.org/users/1954708/items/4ZA8NGZP&quot;],&quot;itemData&quot;:{&quot;id&quot;:2578,&quot;type&quot;:&quot;article-journal&quot;,&quot;abstract&quot;:&quot;The majority of species in ecosystems are rare, but the ecosystem consequences of losing rare species are poorly known. To understand how rare species may influence ecosystem functioning, this study quantifies the contribution of species based on their relative level of rarity to community functional diversity using a trait-based approach. Given that rarity can be defined in several different ways, we use four different definitions of rarity: abundance (mean and maximum), geographic range, and habitat specificity. We find that rarer species contribute to functional diversity when rarity is defined by maximum abundance, geographic range, and habitat specificity. However, rarer species are functionally redundant when rarity is defined by mean abundance. Furthermore, when using abundance-weighted analyses, we find that rare species typically contribute significantly less to functional diversity than common species due to their low abundances. These results suggest that rare species have the potential to play an important role in ecosystem functioning, either by offering novel contributions to functional diversity or via functional redundancy depending on how rare species are defined. Yet, these contributions are likely to be greatest if the abundance of rare species increases due to environmental change. We argue that given the paucity of data on rare species, understanding the contribution of rare species to community functional diversity is an important first step to understanding the potential role of rare species in ecosystem functioning.&quot;,&quot;container-title&quot;:&quot;Ecology and Evolution&quot;,&quot;DOI&quot;:&quot;10.1002/ece3.915&quot;,&quot;ISSN&quot;:&quot;2045-7758&quot;,&quot;issue&quot;:&quot;1&quot;,&quot;journalAbbreviation&quot;:&quot;Ecol Evol&quot;,&quot;note&quot;:&quot;PMID: 24455165\nPMCID: PMC3894892&quot;,&quot;page&quot;:&quot;104-112&quot;,&quot;source&quot;:&quot;PubMed Central&quot;,&quot;title&quot;:&quot;The importance of rare species: a trait-based assessment of rare species contributions to functional diversity and possible ecosystem function in tall-grass prairies&quot;,&quot;title-short&quot;:&quot;The importance of rare species&quot;,&quot;volume&quot;:&quot;4&quot;,&quot;author&quot;:[{&quot;family&quot;:&quot;Jain&quot;,&quot;given&quot;:&quot;Meha&quot;},{&quot;family&quot;:&quot;Flynn&quot;,&quot;given&quot;:&quot;Dan FB&quot;},{&quot;family&quot;:&quot;Prager&quot;,&quot;given&quot;:&quot;Case M&quot;},{&quot;family&quot;:&quot;Hart&quot;,&quot;given&quot;:&quot;Georgia M&quot;},{&quot;family&quot;:&quot;DeVan&quot;,&quot;given&quot;:&quot;Caroline M&quot;},{&quot;family&quot;:&quot;Ahrestani&quot;,&quot;given&quot;:&quot;Farshid S&quot;},{&quot;family&quot;:&quot;Palmer&quot;,&quot;given&quot;:&quot;Matthew I&quot;},{&quot;family&quot;:&quot;Bunker&quot;,&quot;given&quot;:&quot;Daniel E&quot;},{&quot;family&quot;:&quot;Knops&quot;,&quot;given&quot;:&quot;Johannes MH&quot;},{&quot;family&quot;:&quot;Jouseau&quot;,&quot;given&quot;:&quot;Claire F&quot;},{&quot;family&quot;:&quot;Naeem&quot;,&quot;given&quot;:&quot;Shahid&quot;}],&quot;issued&quot;:{&quot;date-parts&quot;:[[&quot;2014&quot;,1]]}}},{&quot;id&quot;:2607,&quot;uris&quot;:[&quot;http://zotero.org/users/1954708/items/HYQC89IG&quot;],&quot;uri&quot;:[&quot;http://zotero.org/users/1954708/items/HYQC89IG&quot;],&quot;itemData&quot;:{&quot;id&quot;:2607,&quot;type&quot;:&quot;article-journal&quot;,&quot;abstract&quot;:&quot;Rapid biodiversity assessment (RBA) is proposed as an affordable indicator for monitoring local species richness of arthropods and sustainability of related ecosystem services. The indicator is based on strictly standardised sampling procedures and the identification of parataxonomic units (morphospecies) instead of species identification. The collection of arthropods was optimized with regard to trap types, time and length of collecting period, selection of four out of seven weekly samples, and choice of counted taxa and trophic guilds. By measuring arthropod activity, RBA is an indicator for functional diversity. Over a period of 8 years, average yearly numbers of morphospecies were assessed in Switzerland in 15 agricultural habitats, 15 managed forests, and in 12 unmanaged habitats ranging from protected lowland wetlands to Alpine meadows. The yearly RBA-trend in unmanaged habitats is used for assessing the influence of climate and weather on biodiversity, and as a reference for measuring the relative influences of recent management changes in agriculture and forestry. The average number of morphospecies per sampling station per year depends on temperature, and was only marginally significantly increasing over time in agriculture, but not in forestry or unmanaged areas. Three RBA indices considered to be relevant for maintaining ecosystem services were calculated from the average number of morphospecies per location per year: (1) indicator for ecological resilience and sustainability (all morphospecies); (2) indicator for pollinator diversity (taxa with a majority of pollinators) and (3) indicator for biocontrol diversity (ratio between carnivore and herbivore guilds).&quot;,&quot;container-title&quot;:&quot;Biodiversity and Conservation&quot;,&quot;DOI&quot;:&quot;10.1007/s10531-010-9832-y&quot;,&quot;ISSN&quot;:&quot;1572-9710&quot;,&quot;issue&quot;:&quot;8&quot;,&quot;journalAbbreviation&quot;:&quot;Biodivers Conserv&quot;,&quot;language&quot;:&quot;en&quot;,&quot;page&quot;:&quot;2201-2220&quot;,&quot;source&quot;:&quot;Springer Link&quot;,&quot;title&quot;:&quot;Rapid biodiversity assessment of arthropods for monitoring average local species richness and related ecosystem services&quot;,&quot;volume&quot;:&quot;19&quot;,&quot;author&quot;:[{&quot;family&quot;:&quot;Obrist&quot;,&quot;given&quot;:&quot;M. K.&quot;},{&quot;family&quot;:&quot;Duelli&quot;,&quot;given&quot;:&quot;P.&quot;}],&quot;issued&quot;:{&quot;date-parts&quot;:[[&quot;2010&quot;,7,1]]}}}],&quot;schema&quot;:&quot;https://github.com/citation-style-language/schema/raw/master/csl-citation.json&quot;} RNDzmXTSINN7a"/>(Jain et al., 2014; Obrist and Duelli, 2010<text:reference-mark-end text:name="ZOTERO_ITEM CSL_CITATION {&quot;citationID&quot;:&quot;dUutzKG8&quot;,&quot;properties&quot;:{&quot;formattedCitation&quot;:&quot;(Jain et al., 2014; Obrist and Duelli, 2010)&quot;,&quot;plainCitation&quot;:&quot;(Jain et al., 2014; Obrist and Duelli, 2010)&quot;,&quot;noteIndex&quot;:0},&quot;citationItems&quot;:[{&quot;id&quot;:2578,&quot;uris&quot;:[&quot;http://zotero.org/users/1954708/items/4ZA8NGZP&quot;],&quot;uri&quot;:[&quot;http://zotero.org/users/1954708/items/4ZA8NGZP&quot;],&quot;itemData&quot;:{&quot;id&quot;:2578,&quot;type&quot;:&quot;article-journal&quot;,&quot;abstract&quot;:&quot;The majority of species in ecosystems are rare, but the ecosystem consequences of losing rare species are poorly known. To understand how rare species may influence ecosystem functioning, this study quantifies the contribution of species based on their relative level of rarity to community functional diversity using a trait-based approach. Given that rarity can be defined in several different ways, we use four different definitions of rarity: abundance (mean and maximum), geographic range, and habitat specificity. We find that rarer species contribute to functional diversity when rarity is defined by maximum abundance, geographic range, and habitat specificity. However, rarer species are functionally redundant when rarity is defined by mean abundance. Furthermore, when using abundance-weighted analyses, we find that rare species typically contribute significantly less to functional diversity than common species due to their low abundances. These results suggest that rare species have the potential to play an important role in ecosystem functioning, either by offering novel contributions to functional diversity or via functional redundancy depending on how rare species are defined. Yet, these contributions are likely to be greatest if the abundance of rare species increases due to environmental change. We argue that given the paucity of data on rare species, understanding the contribution of rare species to community functional diversity is an important first step to understanding the potential role of rare species in ecosystem functioning.&quot;,&quot;container-title&quot;:&quot;Ecology and Evolution&quot;,&quot;DOI&quot;:&quot;10.1002/ece3.915&quot;,&quot;ISSN&quot;:&quot;2045-7758&quot;,&quot;issue&quot;:&quot;1&quot;,&quot;journalAbbreviation&quot;:&quot;Ecol Evol&quot;,&quot;note&quot;:&quot;PMID: 24455165\nPMCID: PMC3894892&quot;,&quot;page&quot;:&quot;104-112&quot;,&quot;source&quot;:&quot;PubMed Central&quot;,&quot;title&quot;:&quot;The importance of rare species: a trait-based assessment of rare species contributions to functional diversity and possible ecosystem function in tall-grass prairies&quot;,&quot;title-short&quot;:&quot;The importance of rare species&quot;,&quot;volume&quot;:&quot;4&quot;,&quot;author&quot;:[{&quot;family&quot;:&quot;Jain&quot;,&quot;given&quot;:&quot;Meha&quot;},{&quot;family&quot;:&quot;Flynn&quot;,&quot;given&quot;:&quot;Dan FB&quot;},{&quot;family&quot;:&quot;Prager&quot;,&quot;given&quot;:&quot;Case M&quot;},{&quot;family&quot;:&quot;Hart&quot;,&quot;given&quot;:&quot;Georgia M&quot;},{&quot;family&quot;:&quot;DeVan&quot;,&quot;given&quot;:&quot;Caroline M&quot;},{&quot;family&quot;:&quot;Ahrestani&quot;,&quot;given&quot;:&quot;Farshid S&quot;},{&quot;family&quot;:&quot;Palmer&quot;,&quot;given&quot;:&quot;Matthew I&quot;},{&quot;family&quot;:&quot;Bunker&quot;,&quot;given&quot;:&quot;Daniel E&quot;},{&quot;family&quot;:&quot;Knops&quot;,&quot;given&quot;:&quot;Johannes MH&quot;},{&quot;family&quot;:&quot;Jouseau&quot;,&quot;given&quot;:&quot;Claire F&quot;},{&quot;family&quot;:&quot;Naeem&quot;,&quot;given&quot;:&quot;Shahid&quot;}],&quot;issued&quot;:{&quot;date-parts&quot;:[[&quot;2014&quot;,1]]}}},{&quot;id&quot;:2607,&quot;uris&quot;:[&quot;http://zotero.org/users/1954708/items/HYQC89IG&quot;],&quot;uri&quot;:[&quot;http://zotero.org/users/1954708/items/HYQC89IG&quot;],&quot;itemData&quot;:{&quot;id&quot;:2607,&quot;type&quot;:&quot;article-journal&quot;,&quot;abstract&quot;:&quot;Rapid biodiversity assessment (RBA) is proposed as an affordable indicator for monitoring local species richness of arthropods and sustainability of related ecosystem services. The indicator is based on strictly standardised sampling procedures and the identification of parataxonomic units (morphospecies) instead of species identification. The collection of arthropods was optimized with regard to trap types, time and length of collecting period, selection of four out of seven weekly samples, and choice of counted taxa and trophic guilds. By measuring arthropod activity, RBA is an indicator for functional diversity. Over a period of 8 years, average yearly numbers of morphospecies were assessed in Switzerland in 15 agricultural habitats, 15 managed forests, and in 12 unmanaged habitats ranging from protected lowland wetlands to Alpine meadows. The yearly RBA-trend in unmanaged habitats is used for assessing the influence of climate and weather on biodiversity, and as a reference for measuring the relative influences of recent management changes in agriculture and forestry. The average number of morphospecies per sampling station per year depends on temperature, and was only marginally significantly increasing over time in agriculture, but not in forestry or unmanaged areas. Three RBA indices considered to be relevant for maintaining ecosystem services were calculated from the average number of morphospecies per location per year: (1) indicator for ecological resilience and sustainability (all morphospecies); (2) indicator for pollinator diversity (taxa with a majority of pollinators) and (3) indicator for biocontrol diversity (ratio between carnivore and herbivore guilds).&quot;,&quot;container-title&quot;:&quot;Biodiversity and Conservation&quot;,&quot;DOI&quot;:&quot;10.1007/s10531-010-9832-y&quot;,&quot;ISSN&quot;:&quot;1572-9710&quot;,&quot;issue&quot;:&quot;8&quot;,&quot;journalAbbreviation&quot;:&quot;Biodivers Conserv&quot;,&quot;language&quot;:&quot;en&quot;,&quot;page&quot;:&quot;2201-2220&quot;,&quot;source&quot;:&quot;Springer Link&quot;,&quot;title&quot;:&quot;Rapid biodiversity assessment of arthropods for monitoring average local species richness and related ecosystem services&quot;,&quot;volume&quot;:&quot;19&quot;,&quot;author&quot;:[{&quot;family&quot;:&quot;Obrist&quot;,&quot;given&quot;:&quot;M. K.&quot;},{&quot;family&quot;:&quot;Duelli&quot;,&quot;given&quot;:&quot;P.&quot;}],&quot;issued&quot;:{&quot;date-parts&quot;:[[&quot;2010&quot;,7,1]]}}}],&quot;schema&quot;:&quot;https://github.com/citation-style-language/schema/raw/master/csl-citation.json&quot;} RNDzmXTSINN7a"/>;<text:span text:style-name="T109"> </text:span><text:span text:style-name="T111">but see </text:span><text:reference-mark-start text:name="ZOTERO_ITEM CSL_CITATION {&quot;citationID&quot;:&quot;ykyHWYMK&quot;,&quot;properties&quot;:{&quot;formattedCitation&quot;:&quot;(Lyons et al., 2005)&quot;,&quot;plainCitation&quot;:&quot;(Lyons et al., 2005)&quot;,&quot;dontUpdate&quot;:true,&quot;noteIndex&quot;:0},&quot;citationItems&quot;:[{&quot;id&quot;:2583,&quot;uris&quot;:[&quot;http://zotero.org/users/1954708/items/4UYHUY8A&quot;],&quot;uri&quot;:[&quot;http://zotero.org/users/1954708/items/4UYHUY8A&quot;],&quot;itemData&quot;:{&quot;id&quot;:2583,&quot;type&quot;:&quot;article-journal&quot;,&quot;abstract&quot;:&quot;Abstract: The role of diversity in the maintenance of ecosystems has been studied widely in the past decade. By correlating richness and diversity with basic ecosystem processes, these investigations lend support to the hypothesis that species diversity significantly influences ecosystem functioning and, in turn, provide support for the conservation of biodiversity. Nonetheless, the majority of these investigations demonstrate that conservation of a relatively small number of generally dominant species is sufficient to maintain most processes. Indeed, there is remarkably little evidence to support the contention that less common species, those likely of highest conservation concern, are important in the maintenance of ecosystem functioning. Here we summarize studies, most employing alternative methodological strategies, wherein less common and rare species are demonstrated to make significant contributions to ecosystem functioning. Evidence exists among studies of keystone species, aggregate effects of less common species, and species turnover. Our findings suggest that (1) less common species can make significant ecosystem contributions; (2) further investigation into the effects of rare and less common species on ecosystem maintenance is sorely needed; (3) further investigation should embrace a variety of approaches; and (4) until further research is conducted a prudent conservation approach is warranted wherein the contribution of less common species to ecosystem functioning is assumed.&quot;,&quot;container-title&quot;:&quot;Conservation Biology&quot;,&quot;DOI&quot;:&quot;10.1111/j.1523-1739.2005.00106.x&quot;,&quot;ISSN&quot;:&quot;1523-1739&quot;,&quot;issue&quot;:&quot;4&quot;,&quot;language&quot;:&quot;en&quot;,&quot;note&quot;:&quot;_eprint: https://conbio.onlinelibrary.wiley.com/doi/pdf/10.1111/j.1523-1739.2005.00106.x&quot;,&quot;page&quot;:&quot;1019-1024&quot;,&quot;source&quot;:&quot;Wiley Online Library&quot;,&quot;title&quot;:&quot;Rare Species and Ecosystem Functioning&quot;,&quot;volume&quot;:&quot;19&quot;,&quot;author&quot;:[{&quot;family&quot;:&quot;Lyons&quot;,&quot;given&quot;:&quot;K. G.&quot;},{&quot;family&quot;:&quot;Brigham&quot;,&quot;given&quot;:&quot;C. A.&quot;},{&quot;family&quot;:&quot;Traut&quot;,&quot;given&quot;:&quot;B. H.&quot;},{&quot;family&quot;:&quot;Schwartz&quot;,&quot;given&quot;:&quot;M. W.&quot;}],&quot;issued&quot;:{&quot;date-parts&quot;:[[&quot;2005&quot;]]}}}],&quot;schema&quot;:&quot;https://github.com/citation-style-language/schema/raw/master/csl-citation.json&quot;} RND5AdRs4O3kx"/><text:span text:style-name="T111">Lyons et al., 2005)</text:span><text:reference-mark-end text:name="ZOTERO_ITEM CSL_CITATION {&quot;citationID&quot;:&quot;ykyHWYMK&quot;,&quot;properties&quot;:{&quot;formattedCitation&quot;:&quot;(Lyons et al., 2005)&quot;,&quot;plainCitation&quot;:&quot;(Lyons et al., 2005)&quot;,&quot;dontUpdate&quot;:true,&quot;noteIndex&quot;:0},&quot;citationItems&quot;:[{&quot;id&quot;:2583,&quot;uris&quot;:[&quot;http://zotero.org/users/1954708/items/4UYHUY8A&quot;],&quot;uri&quot;:[&quot;http://zotero.org/users/1954708/items/4UYHUY8A&quot;],&quot;itemData&quot;:{&quot;id&quot;:2583,&quot;type&quot;:&quot;article-journal&quot;,&quot;abstract&quot;:&quot;Abstract: The role of diversity in the maintenance of ecosystems has been studied widely in the past decade. By correlating richness and diversity with basic ecosystem processes, these investigations lend support to the hypothesis that species diversity significantly influences ecosystem functioning and, in turn, provide support for the conservation of biodiversity. Nonetheless, the majority of these investigations demonstrate that conservation of a relatively small number of generally dominant species is sufficient to maintain most processes. Indeed, there is remarkably little evidence to support the contention that less common species, those likely of highest conservation concern, are important in the maintenance of ecosystem functioning. Here we summarize studies, most employing alternative methodological strategies, wherein less common and rare species are demonstrated to make significant contributions to ecosystem functioning. Evidence exists among studies of keystone species, aggregate effects of less common species, and species turnover. Our findings suggest that (1) less common species can make significant ecosystem contributions; (2) further investigation into the effects of rare and less common species on ecosystem maintenance is sorely needed; (3) further investigation should embrace a variety of approaches; and (4) until further research is conducted a prudent conservation approach is warranted wherein the contribution of less common species to ecosystem functioning is assumed.&quot;,&quot;container-title&quot;:&quot;Conservation Biology&quot;,&quot;DOI&quot;:&quot;10.1111/j.1523-1739.2005.00106.x&quot;,&quot;ISSN&quot;:&quot;1523-1739&quot;,&quot;issue&quot;:&quot;4&quot;,&quot;language&quot;:&quot;en&quot;,&quot;note&quot;:&quot;_eprint: https://conbio.onlinelibrary.wiley.com/doi/pdf/10.1111/j.1523-1739.2005.00106.x&quot;,&quot;page&quot;:&quot;1019-1024&quot;,&quot;source&quot;:&quot;Wiley Online Library&quot;,&quot;title&quot;:&quot;Rare Species and Ecosystem Functioning&quot;,&quot;volume&quot;:&quot;19&quot;,&quot;author&quot;:[{&quot;family&quot;:&quot;Lyons&quot;,&quot;given&quot;:&quot;K. G.&quot;},{&quot;family&quot;:&quot;Brigham&quot;,&quot;given&quot;:&quot;C. A.&quot;},{&quot;family&quot;:&quot;Traut&quot;,&quot;given&quot;:&quot;B. H.&quot;},{&quot;family&quot;:&quot;Schwartz&quot;,&quot;given&quot;:&quot;M. W.&quot;}],&quot;issued&quot;:{&quot;date-parts&quot;:[[&quot;2005&quot;]]}}}],&quot;schema&quot;:&quot;https://github.com/citation-style-language/schema/raw/master/csl-citation.json&quot;} RND5AdRs4O3kx"/><text:span text:style-name="T116">.</text:span><text:span text:style-name="T113"> </text:span><text:span text:style-name="T119">Therefore, f</text:span><text:span text:style-name="T112">rom the </text:span><text:span text:style-name="T117">conservational standpoint</text:span><text:span text:style-name="T119"> e</text:span><text:span text:style-name="T110">stimates of</text:span><text:span text:style-name="T109"> shifts in species contribution and </text:span><text:span text:style-name="T111">species turnover rates in abund</text:span><text:span text:style-name="T108">a</text:span><text:span text:style-name="T111">nce change, and replacement of new species</text:span><text:span text:style-name="T109"> </text:span><text:span text:style-name="T121">for different trophic guilds </text:span><text:span text:style-name="T110">along succession </text:span><text:span text:style-name="T118">of</text:span><text:span text:style-name="T110"> s</text:span><text:span text:style-name="T118">an</text:span><text:span text:style-name="T110">d quarries </text:span><text:span text:style-name="T109">are </text:span><text:span text:style-name="T112">needed.</text:span></text:p>
      <text:p text:style-name="P12"/>
      <text:p text:style-name="P16"><text:soft-page-break/><text:span text:style-name="T1">Prze</text:span><text:span text:style-name="T53">dstawianie </text:span><text:span text:style-name="T54">nierekultywowanych </text:span><text:span text:style-name="T55">ż</text:span><text:span text:style-name="T53">wirowni</text:span><text:span text:style-name="T54"> </text:span><text:span text:style-name="T53">jako punktów o wysokiej </text:span><text:span text:style-name="T56">conservational value</text:span><text:span text:style-name="T53"> </text:span><text:span text:style-name="T99">często </text:span><text:span text:style-name="T100">wskazuje na</text:span><text:span text:style-name="T99"> fakt</text:span><text:span text:style-name="T53">, że </text:span><text:span text:style-name="T57">po</text:span><text:span text:style-name="T53"> zakończeni</text:span><text:span text:style-name="T57">u</text:span><text:span text:style-name="T53"> wydobycia </text:span><text:span text:style-name="T58">spontaniczn</text:span><text:span text:style-name="T56">e procesy sukcesyjne </text:span><text:span text:style-name="T53">znacząco wpływa</text:span><text:span text:style-name="T56">ją</text:span><text:span text:style-name="T53"> na zmiany bogactwa i liczebność gatunków </text:span><text:span text:style-name="T59">występujących tam owadów.</text:span><text:span text:style-name="T58"> </text:span><text:span text:style-name="T57">Niedługo po zaprzestaniu wydobycia s</text:span><text:span text:style-name="T2">iedliska </text:span><text:span text:style-name="T3">te </text:span><text:span text:style-name="T2">są często kolonizowane przez wiele grup gatunków, w tym zagrożone oraz rzadko notowane w wielu regionach</text:span><text:span text:style-name="T4"> (Heneberg et al., 2013, 2016; Tropek et al., 2010; Twerd et al., 2019a). </text:span><text:span text:style-name="T3">S</text:span><text:span text:style-name="T5">tąd też w</text:span><text:span text:style-name="T2"> literaturze znaleźć można wiele dowodów na wartość konserwatorską obiektów powydobywczych jako siedlisk </text:span><text:span text:style-name="T5">wielu rzędów pajęczaków </text:span>(Tropek et al., 2010; Tropek and Konvicka, 2008)<text:span text:style-name="T6"> i owadów</text:span><text:span text:style-name="T5"> </text:span><text:span text:style-name="T124">(Br</text:span><text:span text:style-name="T127">ändle et al., 2000; Harabiš, 2016; Lenda et al., 2012; Lönnberg and Jonsell, 2012; Smedt and Poel, 2017; Tichanek and Tropek, 2015)</text:span><text:span text:style-name="T5">, w tym</text:span><text:span text:style-name="T2"> pszczół i innych żądłówek </text:span><text:span text:style-name="T7">(Krauss et al., 2009; Twerd et al., 2019b, 2019a)</text:span><text:span text:style-name="T3">. </text:span><text:span text:style-name="T97">Jednak </text:span><text:span text:style-name="T98">zmiany</text:span><text:span text:style-name="T97"> udziału poszczególnych gatunków w zbiorowisku na późniejszych etapach sukcesji może </text:span><text:span text:style-name="T98">mieć </text:span><text:span text:style-name="T97">wpły</text:span><text:span text:style-name="T98">w</text:span><text:span text:style-name="T97"> na wartość konserwatorską terenów </text:span><text:span text:style-name="T98">powydobywczych</text:span><text:span text:style-name="T97">.</text:span><text:span text:style-name="T21"> </text:span></text:p>
      <text:p text:style-name="P13"/>
      <text:p text:style-name="P17"><text:span text:style-name="T101">Oprócz liczebności i różnorodności gatunkowej ważnym kryterium wartości ekosystemu jest również zmienność czasowa zbiorowisk owadów w </text:span><text:span text:style-name="T102">pr</text:span><text:span text:style-name="T106">z</text:span><text:span text:style-name="T102">ebi</text:span><text:span text:style-name="T106">e</text:span><text:span text:style-name="T102">gu</text:span><text:span text:style-name="T101"> sukcesji. Ogólnie oczekuje się, że bogactwo gatunkowe i różnorodność zbiorowisk owadów będzie wzrastać wraz z wiekiem, ale reakcje poszczególnych gatunków są często bardzo specyficzne. Natomiast dynamika poziomów troficznych (np. </text:span><text:span text:style-name="T102">r</text:span><text:span text:style-name="T101">oślinożerc</text:span><text:span text:style-name="T102">ów</text:span><text:span text:style-name="T101">, drapieżnik</text:span><text:span text:style-name="T102">ów</text:span><text:span text:style-name="T101"> i pasożyt</text:span><text:span text:style-name="T102">ów</text:span><text:span text:style-name="T101">) może wykazywać bardziej </text:span><text:span text:style-name="T102">przewidywalne</text:span><text:span text:style-name="T101"> wzorce (Siemann i in., 1999) i ma duże znaczenie z punktu widzenia całego ekosystemu (Christensen, 1995). Przykładowo w przypadku zapylaczy wykazano, że wiek nie miał wpływu na liczebność gatunków ani różnorodność na </text:span><text:span text:style-name="T102">ugorach</text:span><text:span text:style-name="T101"> (Krauss i in., 2009), ale może nie być tak w przypadku innych </text:span><text:span text:style-name="T102">grup trofizcnych</text:span><text:span text:style-name="T101">, np. </text:span><text:span text:style-name="T102">d</text:span><text:span text:style-name="T101">rapieżników, </text:span><text:span text:style-name="T102">k</text:span><text:span text:style-name="T101">tór</text:span><text:span text:style-name="T102">e</text:span><text:span text:style-name="T101"> </text:span><text:span text:style-name="T102">są </text:span><text:span text:style-name="T101">silnie </text:span><text:span text:style-name="T102">zależne od</text:span><text:span text:style-name="T101"> strukturaln</text:span><text:span text:style-name="T102">ej</text:span><text:span text:style-name="T101"> złożonoś</text:span><text:span text:style-name="T102">ci</text:span><text:span text:style-name="T101"> ekosystemu. Ogólnie rzecz biorąc, </text:span><text:span text:style-name="T103">pro</text:span><text:span text:style-name="T105">p</text:span><text:span text:style-name="T103">orcja</text:span><text:span text:style-name="T101"> roślinożerców w </text:span><text:span text:style-name="T103">zb</text:span><text:span text:style-name="T105">i</text:span><text:span text:style-name="T103">orowi</text:span><text:span text:style-name="T105">s</text:span><text:span text:style-name="T103">ka</text:span><text:span text:style-name="T105">c</text:span><text:span text:style-name="T103">h owadów</text:span><text:span text:style-name="T101"> może się zmniejszyć na korzyść coraz bardziej różnorodnych i liczniejszych drapieżników i pasożytów (Corbet, 1995; Siemann i in., 1999).</text:span></text:p>
      <text:p text:style-name="P17"><text:span text:style-name="T101"/></text:p>
      <text:p text:style-name="P17"><text:span text:style-name="T151">Zgrupowania b</text:span>łonkoskrzydł<text:span text:style-name="T151">ych</text:span> w kopalniach piasku niekoniecznie <text:span text:style-name="T151">zmieniają się zgodnie z</text:span> ogólnymi przewidywaniami klasyczn<text:span text:style-name="T151">ych</text:span> teori sukcesyjn<text:span text:style-name="T151">ych</text:span> <text:span text:style-name="T151">sugerujących</text:span> ciągły wzrost <text:span text:style-name="T151">ich</text:span> różnorodności i liczebności (Brown, 1984; Odum, 1969). Ogólnie przewiduje się, że liczebność i różnorodność <text:span text:style-name="T151">żądłówek</text:span> powinna wzrastać z czasem, a na początkowych etapach sukcesji może być mniej rzadkich gatunków (Corbet, 1995; Gathmann i in., 1994). Jednak pszczoły i osy są dobrymi wskaźnikami ekologicznymi (Odanaka i Rehan, 2019), dlatego ich zbiorowiska dynamicznie reagują nawet na drobne zmiany w środowisku. Powodem tego <text:span text:style-name="T151">są</text:span> ich wysokie wymagania dotyczące gniazdowania i pokarmu (Müller i in., 2006; Ricketts i in., 2008), co skutkuje silnym związkiem z dostępnymi zasobami roślinnymi (Alanen i in., 2011). Dlatego też, wbrew powyższym przewidywaniom, stwierdzono, że wczesne etapy sukcesyjne opuszczonych pól były siedliskiem różnych zbiorowisk <text:span text:style-name="T151">b</text:span>łonkoskrzydłych ze względu na dużą liczebność roślin jednorocznych (Alanen et al., 2011; Parrish and Bazzaz, 1979; Roberts et al., 2017; Tscharntke i in., 2011). <text:span text:style-name="T151">Dotyczy to</text:span> również <text:span text:style-name="T151">rzadkich </text:span>gatunk<text:span text:style-name="T151">ów pszczół i os</text:span>, które dzięki dużej zmienności mikrosiedlisk <text:span text:style-name="T151">akumulaują się w zbiorowisku</text:span> (Tropek i in., 2010). <text:span text:style-name="T151">Jednakże l</text:span>iczebność gatunków owadów błonkoskrzydłych (w tym rzadkich) na ogół zmniejsza się wraz z pokrywą roślinną (Hendrychová i Bogusch, 2016; Rutgers-Kelly i Richards, 2013) i uważa się, że jest to głównie spowodowane zmianami w cechach roślinności, takich jak bogactwo gatunków lub strategie zapylania ( Gathmann i in., 1994; Losapio i in., 2016). Jednak ostatnie obserwacje pokazały, że wyspecjalizowane pszczoły oligolektyczne mogą mieć bardziej złożone odpowiedzi na procesy sukcesyjne (Twerd i in., 2019a). Z drugiej strony przewiduje się, że późne etapy sukcesji będą miały bardziej zróżnicowane zbiorowiska pasożytów i drapieżników (Losapio i in., 2016), co może zwiększyć liczbę rzadkich gatunków w starszych <text:span text:style-name="T152">żwirowniach</text:span>. <text:span text:style-name="T150">Z punktu widzenia konserwatorskiego nie jest to jednak </text:span><text:soft-page-break/><text:span text:style-name="T150">wystarczające aby świadomie podejmować decyzje dotyczące ochrony tych siedlik ze względu na brak badań dotyczących konserwatorskiej późniejszych etapów sukcesji żwirowni.</text:span></text:p>
      <text:p text:style-name="P14"/>
      <text:p text:style-name="P18"><text:span text:style-name="T92">Koncentrując się wyłącznie na liczbach gatunków, w szczególności na surowej liczbie rzadkich gatunków, można przeoczyć ważne aspekty zmian w </text:span><text:span text:style-name="T93">zgrupowaniach owadów</text:span><text:span text:style-name="T92">. Wartość konserwatorska będzie się zasadniczo zmieniać w trakcie sukcesji. Jednak zmiany w liczebności niektórych gatunków utrzymujących się w ciągu sukcesji mogą odzwierciedlać ich ważną wartość ekosystemową (Harvey i in., 2017), </text:span><text:span text:style-name="T93">natomiast uważa się, że</text:span><text:span text:style-name="T92"> rzadkie gatunki mogą mieć niewielki wpływ na funkcjonalną różnorodność w ekosystemach (Jain i in., 2014, ale patrz Lyons i in. al., 2005). Dlatego, z punktu widzenia </text:span><text:span text:style-name="T93">ochrony obszarów powydobywczych</text:span><text:span text:style-name="T92">, potrzebn</text:span><text:span text:style-name="T93">a jest ocena</text:span><text:span text:style-name="T92"> zmian </text:span><text:span text:style-name="T93">sukcesyjnych </text:span><text:span text:style-name="T92">w udziale gatunków </text:span><text:span text:style-name="T93">pospolitych, rzadkich</text:span><text:span text:style-name="T92"> i wskaźnik</text:span><text:span text:style-name="T93">owych, jak również oszacowania prędkości wymiany gatunków zarówno poprzez przybywanie nowych</text:span><text:span text:style-name="T92"> nowych gatunków </text:span><text:span text:style-name="T93">i zmiany liczebnosci gatunków już obecnych</text:span><text:span text:style-name="T92"> </text:span><text:span text:style-name="T93">w zgrupowaniach dla </text:span><text:span text:style-name="T92">różnymi </text:span><text:span text:style-name="T93">grup</text:span><text:span text:style-name="T92"> troficzny.</text:span></text:p>
      <text:p text:style-name="P15"/>
      <text:p text:style-name="P19"><text:span text:style-name="T132">W niniejszej pracy testujemy hipotezę, że </text:span><text:span text:style-name="T137">wartość konserwatorska</text:span><text:span text:style-name="T132"> </text:span><text:span text:style-name="T137">nierekutywowanych żwirowni </text:span><text:span text:style-name="T132">oparta na zmianach zbiorowisk </text:span><text:span text:style-name="T137">grup troficznych </text:span><text:span text:style-name="T132">błonkoskrzydłych w wyniku procesów sukcesyjnych </text:span><text:span text:style-name="T137">zmienia się w trakcie sukcesji:</text:span><text:span text:style-name="T132"> </text:span><text:span text:style-name="T138">(1</text:span><text:span text:style-name="T129">) </text:span><text:span text:style-name="T140">Spodziewamy się </text:span><text:span text:style-name="T141">stał</text:span><text:span text:style-name="T142">ego</text:span><text:span text:style-name="T141"> wzrost</text:span><text:span text:style-name="T140">u</text:span><text:span text:style-name="T141"> liczebności i bogactwa gatunkowego dla połączonych zgrupowań </text:span><text:span text:style-name="T140">żądłówek</text:span><text:span text:style-name="T141">. </text:span><text:span text:style-name="T143">Oczekujemy jednak, że wzorce te zależne są od historii życia żądłówek.</text:span><text:span text:style-name="T132"> </text:span><text:span text:style-name="T129">(2) </text:span><text:span text:style-name="T143">R</text:span><text:span text:style-name="T141">oślinożercy/</text:span><text:span text:style-name="T144">zapylacze</text:span><text:span text:style-name="T141"> będą najbardziej liczne/bogate na początku </text:span><text:span text:style-name="T142">i</text:span><text:span text:style-name="T141">/lub w pośrednim stadium sukcesji. </text:span><text:span text:style-name="T145">Z drugiej strony </text:span><text:span text:style-name="T139">(3) </text:span><text:span text:style-name="T145">zgrupowania d</text:span><text:span text:style-name="T141">rapieżnik</text:span><text:span text:style-name="T145">ów</text:span><text:span text:style-name="T141"> </text:span><text:span text:style-name="T145">i kleptopasożytów </text:span><text:span text:style-name="T140">zmieniać się będą wolniej i będą akumulaować gatunki rzadkie w późniejszych stadiach sukcesji.</text:span><text:span text:style-name="T141"> </text:span><text:span text:style-name="T131">Z</text:span><text:span text:style-name="T146">a z</text:span><text:span text:style-name="T133">miany w b-różnorodności odpowiada</text:span><text:span text:style-name="T134">ć będzie</text:span><text:span text:style-name="T133"> głównie przybywanie nowych gatunków </text:span><text:span text:style-name="T135">(</text:span><text:span text:style-name="T136">spe</text:span><text:span text:style-name="T130">c</text:span><text:span text:style-name="T136">ies turnover</text:span><text:span text:style-name="T135">)</text:span><text:span text:style-name="T133">. </text:span><text:span text:style-name="T129">(4) </text:span><text:span text:style-name="T144">P</text:span><text:span text:style-name="T129">rędkość wymiany gatunków </text:span><text:span text:style-name="T130">różni</text:span><text:span text:style-name="T133">ć</text:span><text:span text:style-name="T130"> się </text:span><text:span text:style-name="T133">będzie dla</text:span><text:span text:style-name="T129"> poszczególnych grup </text:span><text:span text:style-name="T133">troficznych: </text:span><text:span text:style-name="T131">spadać dla roślinożerców/zapylaczy a wzrastać dla pasożytów i drapieżników.</text:span><text:span text:style-name="T133"> </text:span><text:span text:style-name="T129">(5) Grupy, dla których balanced component of </text:span><text:span text:style-name="T147">β</text:span><text:span text:style-name="T129">-diversity zmienia się szybciej będą miały więcej gatunków rzadkich i charakterystycznych dla poszczególnych stadiów. Mniej gatunków natomiast będzie charakteryzowało się ciągłymi zmianami liczności w przebiegu sukcesji.</text:span></text:p>
      <text:p text:style-name="P6"><text:span text:style-name="T129"/></text:p>
      <text:p text:style-name="P7"><text:span text:style-name="T129">Dyskusja</text:span></text:p>
      <text:p text:style-name="P7"><text:span text:style-name="T129"/></text:p>
      <text:p text:style-name="Standard"><text:span text:style-name="T148">Istotne znaczenie ma rozmiar oraz kontekst krajobrazowy żwirowni, co wpływa na imigrację i wymieranie gatunków oraz na ich wymianę </text:span><text:reference-mark-start text:name="ZOTERO_ITEM CSL_CITATION {&quot;citationID&quot;:&quot;6e6CbOrP&quot;,&quot;properties&quot;:{&quot;formattedCitation&quot;:&quot;(Blitzer et al., 2012; Ponisio et al., 2019)&quot;,&quot;plainCitation&quot;:&quot;(Blitzer et al., 2012; Ponisio et al., 2019)&quot;,&quot;noteIndex&quot;:0},&quot;citationItems&quot;:[{&quot;id&quot;:2604,&quot;uris&quot;:[&quot;http://zotero.org/users/1954708/items/3US76DID&quot;],&quot;uri&quot;:[&quot;http://zotero.org/users/1954708/items/3US76DID&quot;],&quot;itemData&quot;:{&quot;id&quot;:2604,&quot;type&quot;:&quot;article-journal&quot;,&quot;abstract&quot;:&quot;Land-use intensification has led to a landscape mosaic that juxtaposes human-managed and natural areas. In such human-dominated and heterogeneous landscapes, spillover across habitat types, especially in systems that differ in resource availability, may be an important ecological process structuring communities. While there is much evidence for spillover from natural habitats to managed areas, little attention has been given to flow in the opposite direction. This paper synthesizes studies published to date from five functionally important trophic groups, herbivores, pathogens, pollinators, predators, and seed dispersers, and discusses evidence for spillover from managed to natural systems in all five groups. For each of the five focal groups, studies in the natural to managed direction are common, often with multiple review articles on each subject which document dozens of examples. In contrast, the number of studies which examine movement in the managed to natural direction is generally less than five studies per trophic group. These findings suggest that spillover in the managed to natural direction has been largely underestimated. As habitat modification continues, resulting in increasingly fragmented landscapes, the likelihood and size of any spillover effect will only increase.&quot;,&quot;container-title&quot;:&quot;Agriculture, Ecosystems &amp; Environment&quot;,&quot;DOI&quot;:&quot;10.1016/j.agee.2011.09.005&quot;,&quot;ISSN&quot;:&quot;0167-8809&quot;,&quot;issue&quot;:&quot;1&quot;,&quot;journalAbbreviation&quot;:&quot;Agriculture, Ecosystems &amp; Environment&quot;,&quot;language&quot;:&quot;en&quot;,&quot;page&quot;:&quot;34-43&quot;,&quot;source&quot;:&quot;ScienceDirect&quot;,&quot;title&quot;:&quot;Spillover of functionally important organisms between managed and natural habitats&quot;,&quot;volume&quot;:&quot;146&quot;,&quot;author&quot;:[{&quot;family&quot;:&quot;Blitzer&quot;,&quot;given&quot;:&quot;Eleanor J.&quot;},{&quot;family&quot;:&quot;Dormann&quot;,&quot;given&quot;:&quot;Carsten F.&quot;},{&quot;family&quot;:&quot;Holzschuh&quot;,&quot;given&quot;:&quot;Andrea&quot;},{&quot;family&quot;:&quot;Klein&quot;,&quot;given&quot;:&quot;Alexandra-Maria&quot;},{&quot;family&quot;:&quot;Rand&quot;,&quot;given&quot;:&quot;Tatyana A.&quot;},{&quot;family&quot;:&quot;Tscharntke&quot;,&quot;given&quot;:&quot;Teja&quot;}],&quot;issued&quot;:{&quot;date-parts&quot;:[[&quot;2012&quot;,1,1]]}}},{&quot;id&quot;:2191,&quot;uris&quot;:[&quot;http://zotero.org/users/1954708/items/4EG654GT&quot;],&quot;uri&quot;:[&quot;http://zotero.org/users/1954708/items/4EG654GT&quot;],&quot;itemData&quot;:{&quot;id&quot;:2191,&quot;type&quot;:&quot;article-journal&quot;,&quot;abstract&quot;:&quot;Species interactions are responsible for many key mechanisms that govern the dynamics of ecological communities. Variation in the way interactions are organized among species results in different network structures, which translates into a community's ability to resist collapse and change. To better understand the factors involved in dictating ongoing dynamics in a community at a given time, we must unravel how interactions affect the assembly process. Here, we build a novel, integrative conceptual model for understanding how ecological communities assemble that combines ecological networks and island biogeography theory, as well as the principles of niche theory. Through our conceptual model, we show how the rate of species turnover and gene flow within communities will influence the structure of ecological networks. We conduct a preliminary test of our predictions using plant-herbivore networks from differently-aged sites in the Hawaiian archipelago. Our approach will allow future modeling and empirical studies to develop a better understanding of the role of the assembly process in shaping patterns of biodiversity.&quot;,&quot;container-title&quot;:&quot;Frontiers in Ecology and Evolution&quot;,&quot;DOI&quot;:&quot;10.3389/fevo.2019.00103&quot;,&quot;ISSN&quot;:&quot;2296-701X&quot;,&quot;journalAbbreviation&quot;:&quot;Front. Ecol. Evol.&quot;,&quot;language&quot;:&quot;English&quot;,&quot;source&quot;:&quot;Frontiers&quot;,&quot;title&quot;:&quot;A Network Perspective for Community Assembly&quot;,&quot;URL&quot;:&quot;https://www.frontiersin.org/articles/10.3389/fevo.2019.00103/full&quot;,&quot;volume&quot;:&quot;7&quot;,&quot;author&quot;:[{&quot;family&quot;:&quot;Ponisio&quot;,&quot;given&quot;:&quot;Lauren C.&quot;},{&quot;family&quot;:&quot;Valdovinos&quot;,&quot;given&quot;:&quot;Fernanda S.&quot;},{&quot;family&quot;:&quot;Allhoff&quot;,&quot;given&quot;:&quot;Korinna T.&quot;},{&quot;family&quot;:&quot;Gaiarsa&quot;,&quot;given&quot;:&quot;Marília P.&quot;},{&quot;family&quot;:&quot;Barner&quot;,&quot;given&quot;:&quot;Allison&quot;},{&quot;family&quot;:&quot;Guimarães&quot;,&quot;given&quot;:&quot;Paulo R. Jr&quot;},{&quot;family&quot;:&quot;Hembry&quot;,&quot;given&quot;:&quot;David H.&quot;},{&quot;family&quot;:&quot;Morrison&quot;,&quot;given&quot;:&quot;Beth&quot;},{&quot;family&quot;:&quot;Gillespie&quot;,&quot;given&quot;:&quot;Rosemary&quot;}],&quot;accessed&quot;:{&quot;date-parts&quot;:[[&quot;2019&quot;,11,19]]},&quot;issued&quot;:{&quot;date-parts&quot;:[[&quot;2019&quot;]]}}}],&quot;schema&quot;:&quot;https://github.com/citation-style-language/schema/raw/master/csl-citation.json&quot;} RNDBCmzk9u3D4"/><text:span text:style-name="T148">(Blitzer et al., 2012; Ponisio et al., 2019)</text:span><text:reference-mark-end text:name="ZOTERO_ITEM CSL_CITATION {&quot;citationID&quot;:&quot;6e6CbOrP&quot;,&quot;properties&quot;:{&quot;formattedCitation&quot;:&quot;(Blitzer et al., 2012; Ponisio et al., 2019)&quot;,&quot;plainCitation&quot;:&quot;(Blitzer et al., 2012; Ponisio et al., 2019)&quot;,&quot;noteIndex&quot;:0},&quot;citationItems&quot;:[{&quot;id&quot;:2604,&quot;uris&quot;:[&quot;http://zotero.org/users/1954708/items/3US76DID&quot;],&quot;uri&quot;:[&quot;http://zotero.org/users/1954708/items/3US76DID&quot;],&quot;itemData&quot;:{&quot;id&quot;:2604,&quot;type&quot;:&quot;article-journal&quot;,&quot;abstract&quot;:&quot;Land-use intensification has led to a landscape mosaic that juxtaposes human-managed and natural areas. In such human-dominated and heterogeneous landscapes, spillover across habitat types, especially in systems that differ in resource availability, may be an important ecological process structuring communities. While there is much evidence for spillover from natural habitats to managed areas, little attention has been given to flow in the opposite direction. This paper synthesizes studies published to date from five functionally important trophic groups, herbivores, pathogens, pollinators, predators, and seed dispersers, and discusses evidence for spillover from managed to natural systems in all five groups. For each of the five focal groups, studies in the natural to managed direction are common, often with multiple review articles on each subject which document dozens of examples. In contrast, the number of studies which examine movement in the managed to natural direction is generally less than five studies per trophic group. These findings suggest that spillover in the managed to natural direction has been largely underestimated. As habitat modification continues, resulting in increasingly fragmented landscapes, the likelihood and size of any spillover effect will only increase.&quot;,&quot;container-title&quot;:&quot;Agriculture, Ecosystems &amp; Environment&quot;,&quot;DOI&quot;:&quot;10.1016/j.agee.2011.09.005&quot;,&quot;ISSN&quot;:&quot;0167-8809&quot;,&quot;issue&quot;:&quot;1&quot;,&quot;journalAbbreviation&quot;:&quot;Agriculture, Ecosystems &amp; Environment&quot;,&quot;language&quot;:&quot;en&quot;,&quot;page&quot;:&quot;34-43&quot;,&quot;source&quot;:&quot;ScienceDirect&quot;,&quot;title&quot;:&quot;Spillover of functionally important organisms between managed and natural habitats&quot;,&quot;volume&quot;:&quot;146&quot;,&quot;author&quot;:[{&quot;family&quot;:&quot;Blitzer&quot;,&quot;given&quot;:&quot;Eleanor J.&quot;},{&quot;family&quot;:&quot;Dormann&quot;,&quot;given&quot;:&quot;Carsten F.&quot;},{&quot;family&quot;:&quot;Holzschuh&quot;,&quot;given&quot;:&quot;Andrea&quot;},{&quot;family&quot;:&quot;Klein&quot;,&quot;given&quot;:&quot;Alexandra-Maria&quot;},{&quot;family&quot;:&quot;Rand&quot;,&quot;given&quot;:&quot;Tatyana A.&quot;},{&quot;family&quot;:&quot;Tscharntke&quot;,&quot;given&quot;:&quot;Teja&quot;}],&quot;issued&quot;:{&quot;date-parts&quot;:[[&quot;2012&quot;,1,1]]}}},{&quot;id&quot;:2191,&quot;uris&quot;:[&quot;http://zotero.org/users/1954708/items/4EG654GT&quot;],&quot;uri&quot;:[&quot;http://zotero.org/users/1954708/items/4EG654GT&quot;],&quot;itemData&quot;:{&quot;id&quot;:2191,&quot;type&quot;:&quot;article-journal&quot;,&quot;abstract&quot;:&quot;Species interactions are responsible for many key mechanisms that govern the dynamics of ecological communities. Variation in the way interactions are organized among species results in different network structures, which translates into a community's ability to resist collapse and change. To better understand the factors involved in dictating ongoing dynamics in a community at a given time, we must unravel how interactions affect the assembly process. Here, we build a novel, integrative conceptual model for understanding how ecological communities assemble that combines ecological networks and island biogeography theory, as well as the principles of niche theory. Through our conceptual model, we show how the rate of species turnover and gene flow within communities will influence the structure of ecological networks. We conduct a preliminary test of our predictions using plant-herbivore networks from differently-aged sites in the Hawaiian archipelago. Our approach will allow future modeling and empirical studies to develop a better understanding of the role of the assembly process in shaping patterns of biodiversity.&quot;,&quot;container-title&quot;:&quot;Frontiers in Ecology and Evolution&quot;,&quot;DOI&quot;:&quot;10.3389/fevo.2019.00103&quot;,&quot;ISSN&quot;:&quot;2296-701X&quot;,&quot;journalAbbreviation&quot;:&quot;Front. Ecol. Evol.&quot;,&quot;language&quot;:&quot;English&quot;,&quot;source&quot;:&quot;Frontiers&quot;,&quot;title&quot;:&quot;A Network Perspective for Community Assembly&quot;,&quot;URL&quot;:&quot;https://www.frontiersin.org/articles/10.3389/fevo.2019.00103/full&quot;,&quot;volume&quot;:&quot;7&quot;,&quot;author&quot;:[{&quot;family&quot;:&quot;Ponisio&quot;,&quot;given&quot;:&quot;Lauren C.&quot;},{&quot;family&quot;:&quot;Valdovinos&quot;,&quot;given&quot;:&quot;Fernanda S.&quot;},{&quot;family&quot;:&quot;Allhoff&quot;,&quot;given&quot;:&quot;Korinna T.&quot;},{&quot;family&quot;:&quot;Gaiarsa&quot;,&quot;given&quot;:&quot;Marília P.&quot;},{&quot;family&quot;:&quot;Barner&quot;,&quot;given&quot;:&quot;Allison&quot;},{&quot;family&quot;:&quot;Guimarães&quot;,&quot;given&quot;:&quot;Paulo R. Jr&quot;},{&quot;family&quot;:&quot;Hembry&quot;,&quot;given&quot;:&quot;David H.&quot;},{&quot;family&quot;:&quot;Morrison&quot;,&quot;given&quot;:&quot;Beth&quot;},{&quot;family&quot;:&quot;Gillespie&quot;,&quot;given&quot;:&quot;Rosemary&quot;}],&quot;accessed&quot;:{&quot;date-parts&quot;:[[&quot;2019&quot;,11,19]]},&quot;issued&quot;:{&quot;date-parts&quot;:[[&quot;2019&quot;]]}}}],&quot;schema&quot;:&quot;https://github.com/citation-style-language/schema/raw/master/csl-citation.json&quot;} RNDBCmzk9u3D4"/><text:span text:style-name="T148">. </text:span><text:span text:style-name="T149">Wymiana gatunków była rzadko badana w obszarach przekształconoych ale przekształcone ekosystemy maja mniejszą beta-różnorodność </text:span><text:reference-mark-start text:name="ZOTERO_ITEM CSL_CITATION {&quot;citationID&quot;:&quot;abEyHa1A&quot;,&quot;properties&quot;:{&quot;formattedCitation&quot;:&quot;(Quintero et al., 2010)&quot;,&quot;plainCitation&quot;:&quot;(Quintero et al., 2010)&quot;,&quot;noteIndex&quot;:0},&quot;citationItems&quot;:[{&quot;id&quot;:2609,&quot;uris&quot;:[&quot;http://zotero.org/users/1954708/items/JM744QH4&quot;],&quot;uri&quot;:[&quot;http://zotero.org/users/1954708/items/JM744QH4&quot;],&quot;itemData&quot;:{&quot;id&quot;:2609,&quot;type&quot;:&quot;article-journal&quot;,&quot;abstract&quot;:&quot;Anthropogenic habitat disturbance can have profound effects on multiple components of forest biotas including pollinator assemblages. We assessed the effect of small-scale disturbance on local richness, abundance, diversity and evenness of insect pollinator fauna; and how habitat disturbance affected species turnover across the landscape and overall diversity along a precipitation gradient in NW Patagonia (Argentina). We evaluated the effect of disturbance on overall pollinator fauna and then separately for bees (i.e. Apoidea) and non-bee pollinators. Locally, disturbed habitats had significantly higher pollinator species richness and abundances than undisturbed habitats for the whole pollinator assemblage, but not for bees or non-bees separately. However, significant differences in species richness between habitats vanished after accounting for differences in abundance between habitat types. At a local scale Shannon–Weaver diversity and evenness did not vary with disturbance. A β diversity index indicated that, across forest types, species turnover was lower between disturbed habitats than between undisturbed habitats. In addition, rarefaction curves showed that disturbed habitats as a whole accumulated fewer species than undisturbed habitats at equivalent sample sizes. We concluded that small patches of disturbed habitat have a negligible effect on local pollinator diversity; however, habitat disturbance reduced β diversity through a homogenization of the pollinator fauna (in particular of bees) across the landscape.&quot;,&quot;container-title&quot;:&quot;Biodiversity and Conservation&quot;,&quot;DOI&quot;:&quot;10.1007/s10531-009-9720-5&quot;,&quot;ISSN&quot;:&quot;1572-9710&quot;,&quot;issue&quot;:&quot;1&quot;,&quot;journalAbbreviation&quot;:&quot;Biodivers Conserv&quot;,&quot;language&quot;:&quot;en&quot;,&quot;page&quot;:&quot;257-274&quot;,&quot;source&quot;:&quot;Springer Link&quot;,&quot;title&quot;:&quot;Effects of anthropogenic habitat disturbance on local pollinator diversity and species turnover across a precipitation gradient&quot;,&quot;volume&quot;:&quot;19&quot;,&quot;author&quot;:[{&quot;family&quot;:&quot;Quintero&quot;,&quot;given&quot;:&quot;Carolina&quot;},{&quot;family&quot;:&quot;Morales&quot;,&quot;given&quot;:&quot;Carolina Laura&quot;},{&quot;family&quot;:&quot;Aizen&quot;,&quot;given&quot;:&quot;Marcelo Adrián&quot;}],&quot;issued&quot;:{&quot;date-parts&quot;:[[&quot;2010&quot;,1,1]]}}}],&quot;schema&quot;:&quot;https://github.com/citation-style-language/schema/raw/master/csl-citation.json&quot;} RNDpCXCHmdHyl"/><text:span text:style-name="T149">(Quintero et al., 2010)</text:span><text:reference-mark-end text:name="ZOTERO_ITEM CSL_CITATION {&quot;citationID&quot;:&quot;abEyHa1A&quot;,&quot;properties&quot;:{&quot;formattedCitation&quot;:&quot;(Quintero et al., 2010)&quot;,&quot;plainCitation&quot;:&quot;(Quintero et al., 2010)&quot;,&quot;noteIndex&quot;:0},&quot;citationItems&quot;:[{&quot;id&quot;:2609,&quot;uris&quot;:[&quot;http://zotero.org/users/1954708/items/JM744QH4&quot;],&quot;uri&quot;:[&quot;http://zotero.org/users/1954708/items/JM744QH4&quot;],&quot;itemData&quot;:{&quot;id&quot;:2609,&quot;type&quot;:&quot;article-journal&quot;,&quot;abstract&quot;:&quot;Anthropogenic habitat disturbance can have profound effects on multiple components of forest biotas including pollinator assemblages. We assessed the effect of small-scale disturbance on local richness, abundance, diversity and evenness of insect pollinator fauna; and how habitat disturbance affected species turnover across the landscape and overall diversity along a precipitation gradient in NW Patagonia (Argentina). We evaluated the effect of disturbance on overall pollinator fauna and then separately for bees (i.e. Apoidea) and non-bee pollinators. Locally, disturbed habitats had significantly higher pollinator species richness and abundances than undisturbed habitats for the whole pollinator assemblage, but not for bees or non-bees separately. However, significant differences in species richness between habitats vanished after accounting for differences in abundance between habitat types. At a local scale Shannon–Weaver diversity and evenness did not vary with disturbance. A β diversity index indicated that, across forest types, species turnover was lower between disturbed habitats than between undisturbed habitats. In addition, rarefaction curves showed that disturbed habitats as a whole accumulated fewer species than undisturbed habitats at equivalent sample sizes. We concluded that small patches of disturbed habitat have a negligible effect on local pollinator diversity; however, habitat disturbance reduced β diversity through a homogenization of the pollinator fauna (in particular of bees) across the landscape.&quot;,&quot;container-title&quot;:&quot;Biodiversity and Conservation&quot;,&quot;DOI&quot;:&quot;10.1007/s10531-009-9720-5&quot;,&quot;ISSN&quot;:&quot;1572-9710&quot;,&quot;issue&quot;:&quot;1&quot;,&quot;journalAbbreviation&quot;:&quot;Biodivers Conserv&quot;,&quot;language&quot;:&quot;en&quot;,&quot;page&quot;:&quot;257-274&quot;,&quot;source&quot;:&quot;Springer Link&quot;,&quot;title&quot;:&quot;Effects of anthropogenic habitat disturbance on local pollinator diversity and species turnover across a precipitation gradient&quot;,&quot;volume&quot;:&quot;19&quot;,&quot;author&quot;:[{&quot;family&quot;:&quot;Quintero&quot;,&quot;given&quot;:&quot;Carolina&quot;},{&quot;family&quot;:&quot;Morales&quot;,&quot;given&quot;:&quot;Carolina Laura&quot;},{&quot;family&quot;:&quot;Aizen&quot;,&quot;given&quot;:&quot;Marcelo Adrián&quot;}],&quot;issued&quot;:{&quot;date-parts&quot;:[[&quot;2010&quot;,1,1]]}}}],&quot;schema&quot;:&quot;https://github.com/citation-style-language/schema/raw/master/csl-citation.json&quot;} RNDpCXCHmdHyl"/><text:span text:style-name="T149">: “Locally, disturbed habitats had significantly higher pollinator species richness and abundances than undisturbed habitats for the whole pollinator assemblage, but not for bees or non-bees separately. However, significant differences in species richness between habitats vanished after accounting for differences in abundance between habitat types.”</text:span></text:p>
      <text:p text:style-name="P5"/>
      <text:section text:style-name="Sect1" text:name="ZOTERO_BIBL {&quot;uncited&quot;:[],&quot;omitted&quot;:[],&quot;custom&quot;:[]} CSL_BIBLIOGRAPHY RNDeTr1PoyLhb">
        <text:p text:style-name="Bibliography_20_1">Alanen, E.-L., Hyvönen, T., Lindgren, S., Härmä, O., Kuussaari, M., 2011. Differential responses of bumblebees and diurnal Lepidoptera to vegetation succession in long-term set-aside. J. Appl. Ecol. 48, 1251–1259. https://doi.org/10.1111/j.1365-2664.2011.02012.x</text:p>
        <text:p text:style-name="Bibliography_20_1">Blitzer, E.J., Dormann, C.F., Holzschuh, A., Klein, A.-M., Rand, T.A., Tscharntke, T., 2012. Spillover of functionally important organisms between managed and natural habitats. Agric. Ecosyst. Environ. 146, 34–43. https://doi.org/10.1016/j.agee.2011.09.005</text:p>
        <text:p text:style-name="Bibliography_20_1"><text:soft-page-break/>Brändle, M., Durka, W., Altmoos, M., 2000. Diversity of surface dwelling beetle assemblages in open-cast lignite mines in Central Germany. Biodivers. Conserv. 9, 1297–1311. https://doi.org/10.1023/A:1008904605567</text:p>
        <text:p text:style-name="Bibliography_20_1">Brown, V.K., 1984. Secondary Succession: Insect-Plant Relationships. BioScience 34, 710–716. https://doi.org/10.2307/1309664</text:p>
        <text:p text:style-name="Bibliography_20_1">Christensen, V., 1995. Ecosystem maturity — towards quantification. Ecol. Model. 77, 3–32. https://doi.org/10.1016/0304-3800(93)E0073-C</text:p>
        <text:p text:style-name="Bibliography_20_1">Corbet, S.A., 1995. Insects, plants and succession: advantages of long-term set-aside. Agric. Ecosyst. Environ. 53, 201–217. https://doi.org/10.1016/0167-8809(94)00581-X</text:p>
        <text:p text:style-name="Bibliography_20_1">Gathmann, A., Greiler, H.-J., Tscharntke, T., 1994. Trap-nesting bees and wasps colonizing set-aside fields: succession and body size, management by cutting and sowing. Oecologia 98, 8–14. https://doi.org/10.1007/BF00326084</text:p>
        <text:p text:style-name="Bibliography_20_1">Harabiš, F., 2016. High diversity of odonates in post-mining areas: Meta-analysis uncovers potential pitfalls associated with the formation and management of valuable habitats. Ecol. Eng. 90, 438–446. https://doi.org/10.1016/j.ecoleng.2016.01.070</text:p>
        <text:p text:style-name="Bibliography_20_1">Harvey, E., Gounand, I., Ward, C.L., Altermatt, F., 2017. Bridging ecology and conservation: from ecological networks to ecosystem function. J. Appl. Ecol. 54, 371–379. https://doi.org/10.1111/1365-2664.12769</text:p>
        <text:p text:style-name="Bibliography_20_1">Hendrychová, M., Bogusch, P., 2016. Combination of reclaimed and unreclaimed sites is the best practice for protection of aculeate Hymenoptera species on brown coal spoil heaps. J. Insect Conserv. 20, 807–820. https://doi.org/10.1007/s10841-016-9912-8</text:p>
        <text:p text:style-name="Bibliography_20_1">Heneberg, P., Bogusch, P., Řehounek, J., 2013. Sandpits provide critical refuge for bees and wasps (Hymenoptera: Apocrita). J. Insect Conserv. 17, 473–490. https://doi.org/10.1007/s10841-012-9529-5</text:p>
        <text:p text:style-name="Bibliography_20_1">Heneberg, P., Hesoun, P., Skuhrovec, J., 2016. Succession of arthropods on xerothermophilous habitats formed by sand quarrying: Epigeic beetles (Coleoptera) and orthopteroids (Orthoptera, Dermaptera and Blattodea). Ecol. Eng. 95, 340–356. https://doi.org/10.1016/j.ecoleng.2016.06.022</text:p>
        <text:p text:style-name="Bibliography_20_1">Jain, M., Flynn, D.F., Prager, C.M., Hart, G.M., DeVan, C.M., Ahrestani, F.S., Palmer, M.I., Bunker, D.E., Knops, J.M., Jouseau, C.F., Naeem, S., 2014. The importance of rare species: a trait-based assessment of rare species contributions to functional diversity and possible ecosystem function in tall-grass prairies. Ecol. Evol. 4, 104–112. https://doi.org/10.1002/ece3.915</text:p>
        <text:p text:style-name="Bibliography_20_1">Krauss, J., Alfert, T., Steffan‐Dewenter, I., 2009. Habitat area but not habitat age determines wild bee richness in limestone quarries. J. Appl. Ecol. 46, 194–202. https://doi.org/10.1111/j.1365-2664.2008.01582.x</text:p>
        <text:p text:style-name="Bibliography_20_1">Lenda, M., Skórka, P., Moroń, D., Rosin, Z.M., Tryjanowski, P., 2012. The importance of the gravel excavation industry for the conservation of grassland butterflies. Biol. Conserv. 148, 180–190. https://doi.org/10.1016/j.biocon.2012.01.014</text:p>
        <text:p text:style-name="Bibliography_20_1">Lönnberg, L., Jonsell, M., 2012. Sand pits as habitats for beetles (Coleoptera): does area affect species number and composition? Biodivers. Conserv. 21, 853–874. https://doi.org/10.1007/s10531-012-0225-2</text:p>
        <text:p text:style-name="Bibliography_20_1">Losapio, G., Gobbi, M., Marano, G., Avesani, D., Boracchi, P., Compostella, C., Pavesi, M., Schöb, C., Seppi, R., Sommaggio, D., Zanetti, A., Caccianiga, M., 2016. Feedback effects between plant and flower-visiting insect communities along a primary succession gradient. Arthropod-Plant Interact. 10, 485–495. https://doi.org/10.1007/s11829-016-9444-x</text:p>
        <text:p text:style-name="Bibliography_20_1">Lyons, K.G., Brigham, C.A., Traut, B.H., Schwartz, M.W., 2005. Rare Species and Ecosystem Functioning. Conserv. Biol. 19, 1019–1024. https://doi.org/10.1111/j.1523-1739.2005.00106.x</text:p>
        <text:p text:style-name="Bibliography_20_1">Müller, A., Diener, S., Schnyder, S., Stutz, K., Sedivy, C., Dorn, S., 2006. Quantitative pollen requirements of solitary bees: Implications for bee conservation and the evolution of bee–flower relationships. Biol. Conserv. 130, 604–615. https://doi.org/10.1016/j.biocon.2006.01.023</text:p>
        <text:p text:style-name="Bibliography_20_1"><text:soft-page-break/>Obrist, M.K., Duelli, P., 2010. Rapid biodiversity assessment of arthropods for monitoring average local species richness and related ecosystem services. Biodivers. Conserv. 19, 2201–2220. https://doi.org/10.1007/s10531-010-9832-y</text:p>
        <text:p text:style-name="Bibliography_20_1">Odanaka, K.A., Rehan, S.M., 2019. Impact indicators: Effects of land use management on functional trait and phylogenetic diversity of wild bees. Agric. Ecosyst. Environ. 286, 106663. https://doi.org/10.1016/j.agee.2019.106663</text:p>
        <text:p text:style-name="Bibliography_20_1">Odum, E.P., 1969. The Strategy of Ecosystem Development. Science 164, 262–270. https://doi.org/10.1126/science.164.3877.262</text:p>
        <text:p text:style-name="Bibliography_20_1">Parrish, J. a. D., Bazzaz, F.A., 1979. Difference in Pollination Niche Relationships in Early and Late Successional Plant Communities. Ecology 60, 597–610. https://doi.org/10.2307/1936080</text:p>
        <text:p text:style-name="Bibliography_20_1">Ponisio, L.C., Valdovinos, F.S., Allhoff, K.T., Gaiarsa, M.P., Barner, A., Guimarães, P.R.J., Hembry, D.H., Morrison, B., Gillespie, R., 2019. A Network Perspective for Community Assembly. Front. Ecol. Evol. 7. https://doi.org/10.3389/fevo.2019.00103</text:p>
        <text:p text:style-name="Bibliography_20_1">Quintero, C., Morales, C.L., Aizen, M.A., 2010. Effects of anthropogenic habitat disturbance on local pollinator diversity and species turnover across a precipitation gradient. Biodivers. Conserv. 19, 257–274. https://doi.org/10.1007/s10531-009-9720-5</text:p>
        <text:p text:style-name="Bibliography_20_1">Ricketts, T.H., Regetz, J., Steffan‐Dewenter, I., Cunningham, S.A., Kremen, C., Bogdanski, A., Gemmill‐Herren, B., Greenleaf, S.S., Klein, A.M., Mayfield, M.M., Morandin, L.A., Ochieng’, A., Viana, B.F., 2008. Landscape effects on crop pollination services: are there general patterns? Ecol. Lett. 11, 499–515. https://doi.org/10.1111/j.1461-0248.2008.01157.x</text:p>
        <text:p text:style-name="Bibliography_20_1">Roberts, H.P., King, D.I., Milam, J., 2017. Factors affecting bee communities in forest openings and adjacent mature forest. For. Ecol. Manag. 394, 111–122. https://doi.org/10.1016/j.foreco.2017.03.027</text:p>
        <text:p text:style-name="Bibliography_20_1">Rutgers-Kelly, A.C., Richards, M.H., 2013. Effect of meadow regeneration on bee (Hymenoptera: Apoidea) abundance and diversity in southern Ontario, Canada. Can. Entomol. 145, 655–667. https://doi.org/10.4039/tce.2013.42</text:p>
        <text:p text:style-name="Bibliography_20_1">Siemann, E., Haarstad, J., Tilman, D., 1999. Dynamics of plant and arthropod diversity during old field succession. Ecography 22, 406–414. https://doi.org/10.1111/j.1600-0587.1999.tb00577.x</text:p>
        <text:p text:style-name="Bibliography_20_1">Smedt, P.D., Poel, S.V. de, 2017. Succession in harvestman (Opiliones) communities within an abandoned sand quarry in Belgium. Belg. J. Zool. 147. https://doi.org/10.26496/bjz.2017.13</text:p>
        <text:p text:style-name="Bibliography_20_1">Tichanek, F., Tropek, R., 2015. Conservation value of post-mining headwaters: drainage channels at a lignite spoil heap harbour threatened stream dragonflies. J. Insect Conserv. 19, 975–985. https://doi.org/10.1007/s10841-015-9814-1</text:p>
        <text:p text:style-name="Bibliography_20_1">Tropek, R., Kadlec, T., Karesova, P., Spitzer, L., Kocarek, P., Malenovsky, I., Banar, P., Tuf, I.H., Hejda, M., Konvicka, M., 2010. Spontaneous succession in limestone quarries as an effective restoration tool for endangered arthropods and plants. J. Appl. Ecol. 47, 139–147. https://doi.org/10.1111/j.1365-2664.2009.01746.x</text:p>
        <text:p text:style-name="Bibliography_20_1">Tropek, R., Konvicka, M., 2008. Can quarries supplement rare xeric habitats in a piedmont region? Spiders of the Blansky les Mts, Czech Republic. Land Degrad. Dev. 19, 104–114. https://doi.org/10.1002/ldr.817</text:p>
        <text:p text:style-name="Bibliography_20_1">Tscharntke, T., Batáry, P., Dormann, C.F., 2011. Set-aside management: How do succession, sowing patterns and landscape context affect biodiversity? Agric. Ecosyst. Environ., Set-aside: conservation value in a changing agricultural landscape 143, 37–44. https://doi.org/10.1016/j.agee.2010.11.025</text:p>
        <text:p text:style-name="Bibliography_20_1">Twerd, L., Banaszak-Cibicka, W., Sandurska, E., 2019a. What features of sand quarries affect their attractiveness for bees? Acta Oecologica 96, 56–64. https://doi.org/10.1016/j.actao.2019.03.005</text:p>
        <text:p text:style-name="Bibliography_20_1">Twerd, L., Sobieraj-Betlińska, A., Banaszak, J., 2019b. Complementary Use of Various Types of Anthropogenic Habitats by Scolia hirta (Hymenoptera: Scoliidae) and Scolia sexmaculata. Environ. Entomol. 48, 1499–1510. https://doi.org/10.1093/ee/nvz132</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11:15:34.955507789</meta:creation-date>
    <dc:date>2020-08-19T16:31:27.644415765</dc:date>
    <meta:editing-duration>PT2H29M15S</meta:editing-duration>
    <meta:editing-cycles>16</meta:editing-cycles>
    <meta:generator>LibreOffice/6.1.6.3$Linux_X86_64 LibreOffice_project/10$Build-3</meta:generator>
    <meta:document-statistic meta:table-count="0" meta:image-count="0" meta:object-count="0" meta:page-count="5" meta:paragraph-count="47" meta:word-count="2639" meta:character-count="20095" meta:non-whitespace-character-count="17534"/>
    <meta:user-defined meta:name="ZOTERO_PREF_1">&lt;data data-version="3" zotero-version="5.0.89"&gt;&lt;session id="tpI37p04"/&gt;&lt;style id="http://www.zotero.org/styles/biological-conservation" hasBibliography="1" bibliographyStyleHasBeenSet="1"/&gt;&lt;prefs&gt;&lt;pref name="fieldType" value="ReferenceMark"/&gt;&lt;pref name="a</meta:user-defined>
    <meta:user-defined meta:name="ZOTERO_PREF_2">utomaticJournalAbbreviations" value="true"/&gt;&lt;/prefs&gt;&lt;/data&gt;</meta:user-defined>
  </office:meta>
</office:document-meta>
</file>